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573cm" fo:padding-top="0cm" fo:padding-bottom="0cm" fo:padding-left="0cm" fo:padding-right="0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7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9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112cm" fo:min-width="2.262cm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1.78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1.786cm"/>
    </style:style>
    <style:style style:name="gr16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034cm" fo:min-width="1.78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1.788cm"/>
    </style:style>
    <style:style style:name="gr18" style:family="graphic" style:parent-style-name="objectwithoutfill">
      <style:graphic-properties svg:stroke-color="#000000" draw:marker-end="Arrowheads_20_1" draw:fill="none" draw:textarea-vertical-align="middle"/>
    </style:style>
    <style:style style:name="gr19" style:family="graphic" style:parent-style-name="objectwithoutfill">
      <style:graphic-properties draw:stroke="dash" draw:stroke-dash="Dot" svg:stroke-color="#000000" draw:marker-end="Arrowheads_20_1" svg:stroke-linecap="butt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svg:stroke-color="#000000" draw:fill="none" draw:textarea-vertical-align="middle"/>
    </style:style>
    <style:style style:name="gr27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8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8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61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6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2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8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solid" draw:fill-color="#0000ff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3" draw:text-style-name="P2" draw:layer="layout" svg:width="10.573cm" svg:height="0.395cm" svg:x="1.202cm" svg:y="1.202cm">
          <draw:text-box>
            <text:p><text:span text:style-name="T2">[Synchronization + Constrained coding (inner code)]</text:span></text:p>
          </draw:text-box>
        </draw:frame>
        <draw:g draw:style-name="gr4">
          <svg:title>TexMaths</svg:title>
          <svg:desc>10§display§\Sigma = \{0,1,2,3\}§svg§600§TRUE§</svg:desc>
          <draw:g>
            <draw:path draw:style-name="gr5" draw:text-style-name="P3" draw:layer="layout" svg:width="0.213cm" svg:height="0.237cm" svg:x="1.393cm" svg:y="1.871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5" draw:text-style-name="P3" draw:layer="layout" svg:width="0.232cm" svg:height="0.082cm" svg:x="1.745cm" svg:y="1.98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5" draw:text-style-name="P3" draw:layer="layout" svg:width="0.124cm" svg:height="0.349cm" svg:x="2.121cm" svg:y="1.847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5" draw:text-style-name="P3" draw:layer="layout" svg:width="0.147cm" svg:height="0.239cm" svg:x="2.285cm" svg:y="1.877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5" draw:text-style-name="P3" draw:layer="layout" svg:width="0.041cm" svg:height="0.104cm" svg:x="2.477cm" svg:y="2.072cm" svg:viewBox="0 0 42 105" svg:d="M42 37c0-23-9-37-23-37-12 0-19 9-19 19 0 9 7 18 19 18 4 0 9-1 12-4 1-1 1-1 2-1 0 2 1 0 1 5 0 26-13 47-24 58-4 4-4 5-4 6 0 2 2 4 4 4 3 0 32-27 32-68z">
              <text:p/>
            </draw:path>
            <draw:path draw:style-name="gr5" draw:text-style-name="P3" draw:layer="layout" svg:width="0.115cm" svg:height="0.231cm" svg:x="2.634cm" svg:y="1.877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5" draw:text-style-name="P3" draw:layer="layout" svg:width="0.04cm" svg:height="0.104cm" svg:x="2.808cm" svg:y="2.072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139cm" svg:height="0.231cm" svg:x="2.952cm" svg:y="1.877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5" draw:text-style-name="P3" draw:layer="layout" svg:width="0.04cm" svg:height="0.104cm" svg:x="3.14cm" svg:y="2.072cm" svg:viewBox="0 0 41 105" svg:d="M41 37c0-23-9-37-22-37-12 0-19 9-19 19 0 9 7 18 19 18 4 0 9-1 12-4 1-1 1-1 2-1 0 2 0 0 0 5 0 26-12 47-23 58-4 4-4 5-4 6 0 2 1 4 3 4 4 0 32-27 32-68z">
              <text:p/>
            </draw:path>
            <draw:path draw:style-name="gr5" draw:text-style-name="P3" draw:layer="layout" svg:width="0.145cm" svg:height="0.239cm" svg:x="3.281cm" svg:y="1.877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5" draw:text-style-name="P3" draw:layer="layout" svg:width="0.124cm" svg:height="0.349cm" svg:x="3.467cm" svg:y="1.847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g draw:style-name="gr4">
          <svg:title>TexMaths</svg:title>
          <svg:desc>10§display§\ell:§svg§600§TRUE§</svg:desc>
          <draw:g>
            <draw:path draw:style-name="gr5" draw:text-style-name="P3" draw:layer="layout" svg:width="0.135cm" svg:height="0.249cm" svg:x="1.394cm" svg:y="2.301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5" draw:text-style-name="P3" draw:layer="layout" svg:width="0.036cm" svg:height="0.149cm" svg:x="1.663cm" svg:y="2.397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6" draw:text-style-name="P2" draw:layer="layout" svg:width="2.576cm" svg:height="0.395cm" svg:x="2.802cm" svg:y="2.202cm">
          <draw:text-box>
            <text:p><text:span text:style-name="T2">constraint length</text:span></text:p>
          </draw:text-box>
        </draw:frame>
        <draw:g draw:style-name="gr4">
          <svg:title>TexMaths</svg:title>
          <svg:desc>10§display§\mathcal{Q} \subset \Sigma^\ell: §svg§600§TRUE§</svg:desc>
          <draw:g>
            <draw:path draw:style-name="gr5" draw:text-style-name="P3" draw:layer="layout" svg:width="0.236cm" svg:height="0.289cm" svg:x="1.394cm" svg:y="2.715cm" svg:viewBox="0 0 237 290" svg:d="M39 237c-7 0-11 0-20 5-2 2-11 7-11 12 0 2 2 2 4 2 23 1 38 4 73 16 24 9 49 18 77 18 41 0 75-36 75-50 0-2-2-3-3-3-4 0-11 3-17 6-8 6-9 8-11 13-4 14-12 15-21 15-23 0-39-6-90-23 61-17 137-77 137-161 0-48-26-87-77-87-72 0-155 74-155 147 0 36 22 64 61 64 36 0 76-23 76-31 0-2-3-2-4-2-5 0-11 3-16 5-14 8-29 8-33 8-31 0-54-23-54-59 0-44 40-112 102-112 44 0 71 35 71 81 0 35-15 75-48 103-23 21-49 33-106 33-3 0-7 0-10 0z">
              <text:p/>
            </draw:path>
            <draw:path draw:style-name="gr5" draw:text-style-name="P3" draw:layer="layout" svg:width="0.213cm" svg:height="0.202cm" svg:x="1.768cm" svg:y="2.773cm" svg:viewBox="0 0 214 203" svg:d="M202 14c6 0 12 0 12-7s-6-7-12-7c-31 0-63 0-94 0-60 0-108 46-108 102s48 101 108 101c31 0 63 0 94 0 6 0 12 0 12-7s-6-7-12-7c-31 0-63 0-94 0-54 0-94-40-94-87s40-88 94-88c31 0 63 0 94 0z">
              <text:p/>
            </draw:path>
            <draw:path draw:style-name="gr5" draw:text-style-name="P3" draw:layer="layout" svg:width="0.213cm" svg:height="0.238cm" svg:x="2.128cm" svg:y="2.723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5" draw:text-style-name="P3" draw:layer="layout" svg:width="0.101cm" svg:height="0.175cm" svg:x="2.368cm" svg:y="2.645cm" svg:viewBox="0 0 102 176" svg:d="M23 139c3 16 11 37 32 37 8 0 16-3 25-9 4-3 17-12 17-15 0-1-2-4-4-4-1 0-1 0-5 3-11 10-22 18-33 18-17 0-17-29-17-34 0-3 0-3 1-8 0-2 0-3 3-6 13-12 60-57 60-100 0-3 0-21-16-21-21 0-37 32-41 39-11 21-17 41-19 53-4 17-4 25-4 37-2 2-16 15-18 17-4 3-4 3-4 5 0 1 2 4 4 4 1 0 8-6 10-8 3-3 6-6 9-8zM41 111c4-25 24-104 44-104 6 0 9 4 9 13 0 3 0 24-21 55-13 17-26 31-32 36z">
              <text:p/>
            </draw:path>
            <draw:path draw:style-name="gr5" draw:text-style-name="P3" draw:layer="layout" svg:width="0.036cm" svg:height="0.151cm" svg:x="2.625cm" svg:y="2.811cm" svg:viewBox="0 0 37 152" svg:d="M37 19c0-10-9-19-19-19-11 0-18 9-18 19s7 19 18 19c10 0 19-9 19-19zM37 133c0-10-9-19-19-19-11 0-18 9-18 19s7 19 18 19c10 0 19-9 19-19z">
              <text:p/>
            </draw:path>
          </draw:g>
        </draw:g>
        <draw:frame draw:style-name="gr7" draw:text-style-name="P2" draw:layer="layout" svg:width="2.148cm" svg:height="0.395cm" svg:x="2.802cm" svg:y="2.603cm">
          <draw:text-box>
            <text:p><text:span text:style-name="T2">valid state set</text:span></text:p>
          </draw:text-box>
        </draw:frame>
        <draw:g draw:style-name="gr4">
          <svg:title>TexMaths</svg:title>
          <svg:desc>10§display§\mathcal{Q}^{\rm R}_{\ell,k}:§svg§600§TRUE§</svg:desc>
          <draw:g>
            <draw:path draw:style-name="gr5" draw:text-style-name="P3" draw:layer="layout" svg:width="0.236cm" svg:height="0.289cm" svg:x="2.591cm" svg:y="3.187cm" svg:viewBox="0 0 237 290" svg:d="M39 237c-7 0-11 0-19 5-3 2-12 8-12 12 0 2 2 2 4 2 23 1 38 4 73 17 24 8 49 17 77 17 41 0 75-36 75-50 0-2-2-3-3-3-4 0-11 3-17 7-8 5-9 7-10 12-5 14-13 15-22 15-23 0-39-6-90-23 61-16 138-77 138-161 0-48-26-87-78-87-72 0-155 74-155 147 0 37 22 65 61 65 36 0 76-23 76-32 0-2-3-2-4-2-5 0-11 4-16 6-14 8-29 9-33 9-31 0-54-25-54-61 0-44 40-112 102-112 44 0 71 35 71 81 0 35-15 75-48 104-23 21-48 32-106 32-3 0-7 0-10 0z">
              <text:p/>
            </draw:path>
            <draw:path draw:style-name="gr5" draw:text-style-name="P3" draw:layer="layout" svg:width="0.185cm" svg:height="0.172cm" svg:x="2.853cm" svg:y="3.122cm" svg:viewBox="0 0 186 173" svg:d="M109 84c22-5 44-19 44-39 0-25-33-45-71-45-27 0-55 0-82 0 0 3 0 6 0 9 2 0 3 0 5 0 19 0 20 2 20 11 0 43 0 85 0 128 0 8-1 11-20 11-2 0-3 0-5 0 0 3 0 6 0 9 12-1 26-1 36-1s24 0 36 1c0-3 0-6 0-9-2 0-3 0-5 0-19 0-20-2-20-11 0-21 0-41 0-61 11 0 22 0 33 0 4 0 17 0 28 10 8 8 8 14 8 31 0 16 0 26 12 35 10 9 25 10 32 10 21 0 26-20 26-27 0-2 0-5-4-5s-4 2-4 5c-2 14-10 20-17 20-14 0-16-15-19-37-3-20-4-23-11-32-2-2-9-9-22-13zM79 80c-11 0-21 0-32 0 0-20 0-41 0-61 0-7 0-9 7-10 2 0 10 0 15 0 24 0 58 0 58 36 0 27-22 35-48 35z">
              <text:p/>
            </draw:path>
            <draw:path draw:style-name="gr5" draw:text-style-name="P3" draw:layer="layout" svg:width="0.101cm" svg:height="0.174cm" svg:x="2.844cm" svg:y="3.348cm" svg:viewBox="0 0 102 175" svg:d="M23 139c3 16 11 36 32 36 8 0 17-3 26-8 4-3 16-12 16-15 0-1-1-5-3-5s-2 0-6 4c-10 9-22 17-33 17-17 0-17-28-17-33 0-3 0-4 1-8 0-3 0-3 3-6 14-13 60-57 60-100 0-4 0-21-16-21-20 0-37 31-41 39-11 20-16 41-19 53-4 16-4 25-4 37-1 2-15 14-18 16-4 4-4 4-4 5 0 2 2 5 4 5s8-6 10-8c3-3 6-6 9-8zM41 111c5-25 24-105 45-105 5 0 8 4 8 13 0 3 0 25-21 55-12 18-26 31-32 37z">
              <text:p/>
            </draw:path>
            <draw:path draw:style-name="gr5" draw:text-style-name="P3" draw:layer="layout" svg:width="0.03cm" svg:height="0.075cm" svg:x="2.983cm" svg:y="3.492cm" svg:viewBox="0 0 31 76" svg:d="M25 24c0 14-3 30-20 45-1 1-1 2-1 3 0 2 2 4 3 4 4 0 24-20 24-49 0-15-5-27-17-27-8 0-14 7-14 14 0 8 6 14 15 14 5 0 9-4 10-4z">
              <text:p/>
            </draw:path>
            <draw:path draw:style-name="gr5" draw:text-style-name="P3" draw:layer="layout" svg:width="0.119cm" svg:height="0.172cm" svg:x="3.057cm" svg:y="3.35cm" svg:viewBox="0 0 120 173" svg:d="M58 7c0-1 1-3 1-4s-1-3-4-3c-5 0-25 2-31 2-2 1-6 1-6 6 0 4 4 4 7 4 11 0 11 1 11 3s0 3-1 6c-11 46-23 92-34 139-1 4-1 3-1 5 0 4 3 8 8 8 7 0 10-5 11-10 1-1 11-45 12-48 18 2 32 7 32 20 0 1 0 3-1 5-1 4-1 5-1 8 0 17 15 25 26 25 24 0 32-37 32-38 0-3-3-2-4-3-4 0-4 1-5 6-3 11-10 28-22 28-7 0-9-6-9-13 0-4 0-4 2-11 0-1 1-5 1-7 0-22-29-26-40-26 7-5 17-13 21-17 12-11 25-23 38-23 3 0 6 1 8 3-10 2-12 10-12 14 0 5 4 9 9 9 7 0 14-5 14-16 0-8-5-17-18-17-14 0-27 10-40 22-10 10-18 17-28 21 8-33 16-65 24-98z">
              <text:p/>
            </draw:path>
            <draw:path draw:style-name="gr5" draw:text-style-name="P3" draw:layer="layout" svg:width="0.036cm" svg:height="0.15cm" svg:x="3.339cm" svg:y="3.284cm" svg:viewBox="0 0 37 151" svg:d="M37 18c0-10-9-18-19-18s-18 8-18 18 8 19 18 19 19-9 19-19zM37 132c0-10-9-18-19-18s-18 8-18 18 8 19 18 19 19-9 19-19z">
              <text:p/>
            </draw:path>
          </draw:g>
        </draw:g>
        <draw:frame draw:style-name="gr8" draw:text-style-name="P2" draw:layer="layout" svg:width="3.198cm" svg:height="0.395cm" svg:x="3.506cm" svg:y="3.104cm">
          <draw:text-box>
            <text:p><text:span text:style-name="T2">maximum run-length</text:span></text:p>
          </draw:text-box>
        </draw:frame>
        <draw:frame draw:style-name="gr9" draw:text-style-name="P2" draw:layer="layout" svg:width="0.612cm" svg:height="0.395cm" svg:x="1.802cm" svg:y="3.102cm">
          <draw:text-box>
            <text:p><text:span text:style-name="T2">(ex)</text:span></text:p>
          </draw:text-box>
        </draw:frame>
        <draw:g draw:style-name="gr4">
          <svg:title>TexMaths</svg:title>
          <svg:desc>10§display§k§svg§600§TRUE§</svg:desc>
          <draw:g>
            <draw:path draw:style-name="gr5" draw:text-style-name="P3" draw:layer="layout" svg:width="0.156cm" svg:height="0.245cm" svg:x="6.825cm" svg:y="3.198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 draw:style-name="gr4">
          <svg:title>TexMaths</svg:title>
          <svg:desc>10§display§\mathcal{Q}^{\rm B}_{\ell,\varepsilon}:§svg§600§TRUE§</svg:desc>
          <draw:g>
            <draw:path draw:style-name="gr5" draw:text-style-name="P3" draw:layer="layout" svg:width="0.236cm" svg:height="0.289cm" svg:x="2.593cm" svg:y="3.691cm" svg:viewBox="0 0 237 290" svg:d="M39 237c-7 0-11 0-19 5-3 2-12 8-12 12 0 2 2 2 4 2 23 1 38 4 73 17 24 8 49 17 77 17 41 0 75-36 75-50 0-2-2-3-3-3-4 0-11 3-17 7-8 5-9 7-10 12-5 14-13 15-22 15-23 0-39-6-90-23 61-16 137-77 137-161 0-48-25-87-77-87-72 0-155 74-155 147 0 37 22 65 61 65 36 0 76-23 76-32 0-2-3-2-4-2-5 0-11 4-16 6-14 8-29 9-33 9-31 0-54-25-54-61 0-44 40-112 102-112 44 0 71 35 71 81 0 35-15 75-48 104-23 21-48 32-106 32-3 0-7 0-10 0z">
              <text:p/>
            </draw:path>
            <draw:path draw:style-name="gr5" draw:text-style-name="P3" draw:layer="layout" svg:width="0.163cm" svg:height="0.167cm" svg:x="2.855cm" svg:y="3.626cm" svg:viewBox="0 0 164 168" svg:d="M0 0c0 3 0 6 0 9 2 0 4 0 6 0 19 0 19 2 19 11 0 43 0 85 0 128 0 8 0 11-19 11-2 0-4 0-6 0 0 3 0 6 0 9 35 0 69 0 104 0s60-22 60-45c0-21-22-40-52-43 24-4 45-19 45-38 0-22-26-42-60-42-32 0-65 0-97 0zM47 77c0-19 0-39 0-58 0-8 0-10 12-10s24 0 36 0c24 0 37 17 37 33 0 17-16 35-45 35-13 0-27 0-40 0zM59 159c-12 0-12-2-12-10 0-22 0-44 0-65 17 0 35 0 52 0 26 0 40 21 40 38 0 19-17 37-44 37-12 0-24 0-36 0z">
              <text:p/>
            </draw:path>
            <draw:path draw:style-name="gr5" draw:text-style-name="P3" draw:layer="layout" svg:width="0.101cm" svg:height="0.174cm" svg:x="2.846cm" svg:y="3.852cm" svg:viewBox="0 0 102 175" svg:d="M23 139c3 16 11 36 32 36 8 0 16-3 25-8 4-3 17-12 17-15 0-1-1-5-4-5-1 0-1 0-5 4-11 9-22 17-33 17-17 0-17-28-17-33 0-3 0-4 1-8 0-3 0-3 3-6 13-13 60-57 60-100 0-4 0-21-16-21-21 0-37 31-41 39-11 20-17 41-19 53-4 16-4 25-4 37-2 2-16 14-18 16-4 4-4 4-4 5 0 2 2 5 4 5s8-6 10-8c3-3 6-6 9-8zM41 111c4-25 24-105 44-105 6 0 9 4 9 13 0 3 0 25-21 55-13 18-26 31-32 37z">
              <text:p/>
            </draw:path>
            <draw:path draw:style-name="gr5" draw:text-style-name="P3" draw:layer="layout" svg:width="0.03cm" svg:height="0.075cm" svg:x="2.984cm" svg:y="3.996cm" svg:viewBox="0 0 31 76" svg:d="M24 24c0 14-2 30-19 45-1 1-2 2-2 3 0 2 2 4 4 4 3 0 24-20 24-49 0-15-6-27-17-27-8 0-14 7-14 14 0 8 6 14 14 14 6 0 7-3 10-4z">
              <text:p/>
            </draw:path>
            <draw:path draw:style-name="gr5" draw:text-style-name="P3" draw:layer="layout" svg:width="0.106cm" svg:height="0.114cm" svg:x="3.051cm" svg:y="3.914cm" svg:viewBox="0 0 107 115" svg:d="M30 56c9 3 16 3 23 3 8 0 23 0 23-9 0-6-10-7-20-7-4 0-14 0-26 5-6-3-9-8-9-13 0-13 23-22 48-22 4 0 15 0 26 7 1 1 3 2 5 2 3 0 7-3 7-8 0-4-8-8-12-10-11-4-19-4-23-4-30 0-60 15-60 35 0 10 10 16 10 17-9 5-22 16-22 31 0 18 18 32 45 32 38 0 51-22 51-26 0-1-2-3-3-3-2 0-3 1-3 2-7 10-15 14-41 14-6 0-17 0-26-4-10-3-14-10-14-16s4-18 21-26zM40 51c3 0 8-1 15-1 6 0 7 0 12 1-4 1-4 1-14 1-3 0-8 0-13-1z">
              <text:p/>
            </draw:path>
            <draw:path draw:style-name="gr5" draw:text-style-name="P3" draw:layer="layout" svg:width="0.036cm" svg:height="0.15cm" svg:x="3.318cm" svg:y="3.788cm" svg:viewBox="0 0 37 151" svg:d="M37 18c0-10-9-18-19-18s-18 8-18 18 8 19 18 19 19-9 19-19zM37 132c0-10-9-18-19-18s-18 8-18 18 8 19 18 19 19-9 19-19z">
              <text:p/>
            </draw:path>
          </draw:g>
        </draw:g>
        <draw:frame draw:style-name="gr10" draw:text-style-name="P2" draw:layer="layout" svg:width="2.555cm" svg:height="0.395cm" svg:x="3.506cm" svg:y="3.605cm">
          <draw:text-box>
            <text:p><text:span text:style-name="T2">local <text:s text:c="2"/>-balanced</text:span></text:p>
          </draw:text-box>
        </draw:frame>
        <draw:g draw:style-name="gr4">
          <svg:title>TexMaths</svg:title>
          <svg:desc>10§display§\mathcal{Q}^{\rm M}_{\ell}:§svg§600§TRUE§</svg:desc>
          <draw:g>
            <draw:path draw:style-name="gr5" draw:text-style-name="P3" draw:layer="layout" svg:width="0.236cm" svg:height="0.289cm" svg:x="2.596cm" svg:y="4.194cm" svg:viewBox="0 0 237 290" svg:d="M39 237c-7 0-11 0-20 5-3 2-11 7-11 11 0 3 2 3 4 3 23 1 37 4 73 16 24 9 49 18 76 18 42 0 76-36 76-51 0-1-2-2-4-2-3 0-10 2-16 6-8 5-9 8-11 12-5 15-12 16-21 16-24 0-39-6-90-23 61-17 137-77 137-162 0-47-26-86-77-86-72 0-155 73-155 146 0 38 22 65 61 65 36 0 76-23 76-31 0-2-3-2-4-2-5 0-11 3-16 6-15 8-29 8-33 8-31 0-54-24-54-60 0-44 40-113 102-113 44 0 71 36 71 82 0 35-15 75-48 103-23 21-49 33-106 33-3 0-7 0-10 0z">
              <text:p/>
            </draw:path>
            <draw:path draw:style-name="gr5" draw:text-style-name="P3" draw:layer="layout" svg:width="0.221cm" svg:height="0.167cm" svg:x="2.858cm" svg:y="4.129cm" svg:viewBox="0 0 222 168" svg:d="M53 5c-3-5-5-5-10-5-14 0-29 0-43 0 0 3 0 6 0 9 2 0 4 0 6 0 19 0 20 2 20 11 0 40 0 80 0 121 0 7 0 18-26 18 0 3 0 6 0 9 10-1 20-1 30-1s20 0 30 1c0-3 0-6 0-9-25 0-25-11-25-18 0-43 0-86 0-129 21 50 43 100 64 150 1 3 2 6 6 6 2 0 4-1 6-6 21-51 43-102 65-153 0 46 0 92 0 139 0 8 0 11-19 11-2 0-4 0-6 0 0 3 0 6 0 9 12-1 24-1 35-1 10 0 24 0 36 1 0-3 0-6 0-9-2 0-4 0-6 0-19 0-19-3-19-11 0-43 0-85 0-128 0-8 0-11 19-11 2 0 4 0 6 0 0-3 0-6 0-9-15 0-29 0-43 0-5 0-7 0-9 5-20 46-40 92-59 139-19-47-39-93-58-139z">
              <text:p/>
            </draw:path>
            <draw:path draw:style-name="gr5" draw:text-style-name="P3" draw:layer="layout" svg:width="0.101cm" svg:height="0.175cm" svg:x="2.849cm" svg:y="4.354cm" svg:viewBox="0 0 102 176" svg:d="M23 139c3 16 11 37 32 37 8 0 16-3 25-9 4-2 17-11 17-14 0-2-2-5-4-5-1 0-1 0-5 4-11 9-22 17-33 17-17 0-17-29-17-33 0-3 0-4 1-9 0-2 0-3 3-5 13-13 60-58 60-100 0-4 0-22-16-22-21 0-37 32-41 39-11 21-17 41-19 54-4 16-4 25-4 37-2 1-16 14-18 16-4 3-4 3-4 5s2 4 4 4 8-6 10-7c3-3 6-6 9-9zM41 111c4-25 24-104 44-104 6 0 9 4 9 13 0 3 0 25-21 55-13 18-26 31-32 36z">
              <text:p/>
            </draw:path>
            <draw:path draw:style-name="gr5" draw:text-style-name="P3" draw:layer="layout" svg:width="0.036cm" svg:height="0.15cm" svg:x="3.24cm" svg:y="4.29cm" svg:viewBox="0 0 37 151" svg:d="M37 19c0-10-9-19-19-19-11 0-18 9-18 19s7 18 18 18c10 0 19-8 19-18zM37 133c0-10-9-19-19-19-11 0-18 9-18 19s7 18 18 18c10 0 19-8 19-18z">
              <text:p/>
            </draw:path>
          </draw:g>
        </draw:g>
        <draw:frame draw:style-name="gr11" draw:text-style-name="P2" draw:layer="layout" svg:width="1.289cm" svg:height="0.395cm" svg:x="3.506cm" svg:y="4.106cm">
          <draw:text-box>
            <text:p><text:span text:style-name="T2">motif (?)</text:span></text:p>
          </draw:text-box>
        </draw:frame>
        <draw:g draw:style-name="gr4">
          <svg:title>TexMaths</svg:title>
          <svg:desc>10§display§\mathcal{Q} = 
\mathcal{Q}^{\rm R}_{\ell,k} \cap
\mathcal{Q}^{\rm B}_{\ell,\varepsilon} \cap
\mathcal{Q}^{\rm M}_{\ell} \cap 
\mathcal{Q}^{\rm S}_{\ell} \cap \cdots§svg§600§TRUE§</svg:desc>
          <draw:g>
            <draw:path draw:style-name="gr5" draw:text-style-name="P3" draw:layer="layout" svg:width="0.236cm" svg:height="0.289cm" svg:x="2.591cm" svg:y="5.301cm" svg:viewBox="0 0 237 290" svg:d="M39 238c-7 0-11 0-19 4-3 2-12 7-12 12 0 2 2 2 4 2 23 1 38 4 73 17 24 8 49 17 77 17 41 0 75-36 75-50 0-1-1-2-3-2-4 0-11 2-17 6-8 5-8 7-10 12-5 14-12 15-22 15-23 0-39-6-90-23 61-16 138-77 138-161 0-48-26-87-78-87-71 0-155 74-155 147 0 37 22 65 61 65 36 0 76-23 76-32 0-2-3-2-4-2-5 0-11 4-16 6-14 8-29 9-32 9-32 0-55-25-55-61 0-44 40-112 102-112 44 0 71 35 71 81 0 35-14 75-48 104-23 21-48 33-106 33-3 0-7 0-10 0z">
              <text:p/>
            </draw:path>
            <draw:path draw:style-name="gr5" draw:text-style-name="P3" draw:layer="layout" svg:width="0.232cm" svg:height="0.081cm" svg:x="2.956cm" svg:y="5.4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236cm" svg:height="0.289cm" svg:x="3.347cm" svg:y="5.301cm" svg:viewBox="0 0 237 290" svg:d="M38 238c-6 0-10 0-19 4-3 2-11 7-11 12 0 2 2 2 3 2 24 1 38 4 73 17 25 8 50 17 77 17 41 0 76-36 76-50 0-1-2-2-4-2-3 0-11 2-16 6-8 5-9 7-11 12-5 14-12 15-21 15-24 0-39-6-90-23 61-16 137-77 137-161 0-48-26-87-77-87-72 0-155 74-155 147 0 37 22 65 61 65 35 0 75-23 75-32 0-2-2-2-3-2-5 0-11 4-16 6-15 8-29 9-33 9-32 0-54-25-54-61 0-44 39-112 101-112 45 0 71 35 71 81 0 35-14 75-47 104-23 21-49 33-106 33-4 0-7 0-11 0z">
              <text:p/>
            </draw:path>
            <draw:path draw:style-name="gr5" draw:text-style-name="P3" draw:layer="layout" svg:width="0.186cm" svg:height="0.172cm" svg:x="3.608cm" svg:y="5.236cm" svg:viewBox="0 0 187 173" svg:d="M109 84c23-5 45-20 45-39 0-25-33-45-71-45-28 0-55 0-83 0 0 3 0 6 0 9 2 0 4 0 6 0 19 0 20 2 20 11 0 43 0 85 0 128 0 8-1 11-20 11-2 0-4 0-6 0 0 3 0 6 0 9 12-1 27-1 37-1s24 0 36 1c0-3 0-6 0-9-2 0-4 0-6 0-19 0-19-2-19-11 0-21 0-41 0-61 11 0 22 0 33 0 4 0 17 0 28 10 8 8 8 14 8 31 0 16 0 26 12 35 10 9 25 10 32 10 20 0 26-20 26-28 0-1 0-4-4-4s-4 2-4 4c-2 15-10 21-17 21-14 0-16-15-19-37-3-20-4-24-11-32-2-2-9-9-23-13zM80 80c-11 0-21 0-32 0 0-20 0-41 0-61 0-7 0-9 7-10 2 0 10 0 15 0 24 0 57 0 57 36 0 27-21 35-47 35z">
              <text:p/>
            </draw:path>
            <draw:path draw:style-name="gr5" draw:text-style-name="P3" draw:layer="layout" svg:width="0.101cm" svg:height="0.174cm" svg:x="3.6cm" svg:y="5.462cm" svg:viewBox="0 0 102 175" svg:d="M23 139c3 16 11 36 32 36 8 0 16-3 25-8 4-3 17-12 17-15 0-1-1-5-4-5-1 0-1 0-5 4-11 9-22 17-33 17-17 0-17-28-17-33 0-3 0-4 1-8 0-3 0-3 3-6 13-13 60-57 60-100 0-4 0-21-16-21-21 0-37 31-41 39-11 20-17 41-19 53-4 16-4 25-4 37-2 2-16 14-18 16-4 4-4 4-4 5 0 2 2 5 4 5s8-6 10-8c3-3 6-6 9-8zM41 111c4-25 24-105 44-105 6 0 9 4 9 13 0 3 0 25-21 55-13 18-26 31-32 37z">
              <text:p/>
            </draw:path>
            <draw:path draw:style-name="gr5" draw:text-style-name="P3" draw:layer="layout" svg:width="0.03cm" svg:height="0.075cm" svg:x="3.739cm" svg:y="5.606cm" svg:viewBox="0 0 31 76" svg:d="M24 24c0 14-2 30-19 45-1 1-1 2-1 3 0 2 2 4 3 4 3 0 24-20 24-49 0-15-6-27-17-27-8 0-14 7-14 14 0 8 6 14 14 14 6 0 7-3 10-4z">
              <text:p/>
            </draw:path>
            <draw:path draw:style-name="gr5" draw:text-style-name="P3" draw:layer="layout" svg:width="0.12cm" svg:height="0.172cm" svg:x="3.813cm" svg:y="5.464cm" svg:viewBox="0 0 121 173" svg:d="M59 7c0-1 1-3 1-4s-1-3-4-3c-5 0-25 2-31 2-2 1-6 1-6 6 0 4 4 4 7 4 11 0 11 1 11 3s0 3-1 6c-11 46-23 92-34 139-2 4-1 3-2 5 0 4 3 8 9 8s10-5 11-10c1-1 11-45 12-48 18 2 32 7 32 20 0 1 0 2-1 5-1 4-1 5-1 8 0 17 14 25 26 25 24 0 32-37 32-38 0-3-3-2-4-3-4 0-4 1-5 6-3 11-10 28-22 28-7 0-9-6-9-13 0-4 0-4 2-11 0-1 1-5 1-7 0-22-29-26-40-26 7-5 16-13 21-17 12-11 25-23 38-23 3 0 6 1 8 3-10 2-12 10-12 14 0 5 4 9 9 9 7 0 14-5 14-16 0-8-5-17-18-17-14 0-27 10-40 22-10 10-18 17-28 21 8-33 16-65 24-98z">
              <text:p/>
            </draw:path>
            <draw:path draw:style-name="gr5" draw:text-style-name="P3" draw:layer="layout" svg:width="0.195cm" svg:height="0.216cm" svg:x="4.065cm" svg:y="5.339cm" svg:viewBox="0 0 196 217" svg:d="M196 76c0-53-54-76-98-76-46 0-98 24-98 76 0 43 0 86 0 129 0 6 0 12 7 12s7-6 7-12c0-43 0-85 0-127 0-53 58-64 84-64 16 0 38 3 57 15 27 17 27 40 27 49 0 42 0 84 0 127 0 6 0 12 7 12s7-6 7-12c0-43 0-86 0-129z">
              <text:p/>
            </draw:path>
            <draw:path draw:style-name="gr5" draw:text-style-name="P3" draw:layer="layout" svg:width="0.236cm" svg:height="0.289cm" svg:x="4.398cm" svg:y="5.301cm" svg:viewBox="0 0 237 290" svg:d="M39 238c-7 0-11 0-20 4-2 2-11 7-11 12 0 2 2 2 4 2 23 1 38 4 73 17 24 8 49 17 77 17 41 0 75-36 75-50 0-1-2-2-3-2-4 0-11 2-17 6-8 5-9 7-10 12-5 14-13 15-22 15-23 0-39-6-90-23 61-16 138-77 138-161 0-48-26-87-78-87-72 0-155 74-155 147 0 37 22 65 61 65 36 0 76-23 76-32 0-2-3-2-4-2-5 0-11 4-16 6-14 8-29 9-33 9-31 0-54-25-54-61 0-44 40-112 102-112 44 0 71 35 71 81 0 35-15 75-48 104-23 21-49 33-106 33-3 0-7 0-10 0z">
              <text:p/>
            </draw:path>
            <draw:path draw:style-name="gr5" draw:text-style-name="P3" draw:layer="layout" svg:width="0.163cm" svg:height="0.167cm" svg:x="4.66cm" svg:y="5.236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4 0-65 17 0 35 0 52 0 26 0 40 21 40 38 0 19-16 37-43 37-12 0-25 0-37 0z">
              <text:p/>
            </draw:path>
            <draw:path draw:style-name="gr5" draw:text-style-name="P3" draw:layer="layout" svg:width="0.101cm" svg:height="0.174cm" svg:x="4.651cm" svg:y="5.462cm" svg:viewBox="0 0 102 175" svg:d="M24 139c2 16 10 36 31 36 8 0 17-3 26-8 4-3 17-12 17-15 0-1-2-5-4-5s-2 0-6 4c-10 9-22 17-33 17-16 0-16-28-16-33 0-3 0-4 0-8 0-3 0-3 3-6 14-13 60-57 60-100 0-4 0-21-16-21-20 0-37 31-41 39-11 20-16 41-19 53-4 16-4 25-4 37-1 2-15 14-18 16-4 4-4 4-4 5 0 2 2 5 4 5s8-6 10-8c3-3 7-6 10-8zM41 111c5-25 24-105 45-105 5 0 8 4 8 13 0 3 0 25-21 55-12 18-26 31-32 37z">
              <text:p/>
            </draw:path>
            <draw:path draw:style-name="gr5" draw:text-style-name="P3" draw:layer="layout" svg:width="0.031cm" svg:height="0.075cm" svg:x="4.79cm" svg:y="5.606cm" svg:viewBox="0 0 32 76" svg:d="M25 24c0 14-3 30-19 45-1 1-2 2-2 3 0 2 2 4 3 4 4 0 25-20 25-49 0-15-6-27-18-27-8 0-14 7-14 14 0 8 6 14 15 14 6 0 7-3 10-4z">
              <text:p/>
            </draw:path>
            <draw:path draw:style-name="gr5" draw:text-style-name="P3" draw:layer="layout" svg:width="0.106cm" svg:height="0.114cm" svg:x="4.858cm" svg:y="5.524cm" svg:viewBox="0 0 107 115" svg:d="M29 56c10 3 17 3 24 3 8 0 22 0 22-9 0-6-9-7-20-7-3 0-14 0-26 5-5-3-9-8-9-13 0-13 24-22 49-22 4 0 14 0 25 7 2 1 3 2 5 2 4 0 8-3 8-8s-8-8-13-10c-10-4-19-4-23-4-30 0-59 15-59 35 0 10 9 16 9 17-9 5-21 16-21 31 0 18 18 32 45 32 37 0 51-22 51-26 0-1-2-3-4-3-1 0-2 1-3 2-6 10-14 14-40 14-6 0-18 0-27-4-10-3-14-10-14-16s4-18 21-26zM40 51c3 0 8-1 15-1 5 0 7 0 12 1-4 1-5 1-14 1-4 0-9 0-13-1z">
              <text:p/>
            </draw:path>
            <draw:path draw:style-name="gr5" draw:text-style-name="P3" draw:layer="layout" svg:width="0.194cm" svg:height="0.216cm" svg:x="5.093cm" svg:y="5.339cm" svg:viewBox="0 0 195 217" svg:d="M195 76c0-53-53-76-97-76-46 0-98 24-98 76 0 43 0 86 0 129 0 6 0 12 7 12s7-6 7-12c0-43 0-85 0-127 0-53 57-64 84-64 16 0 38 3 56 15 27 17 27 40 27 49 0 42 0 84 0 127 0 6 0 12 7 12s7-6 7-12c0-43 0-86 0-129z">
              <text:p/>
            </draw:path>
            <draw:path draw:style-name="gr5" draw:text-style-name="P3" draw:layer="layout" svg:width="0.236cm" svg:height="0.289cm" svg:x="5.426cm" svg:y="5.301cm" svg:viewBox="0 0 237 290" svg:d="M38 238c-6 0-10 0-19 4-3 2-11 7-11 12 0 2 2 2 3 2 24 1 38 4 73 17 25 8 50 17 77 17 42 0 76-36 76-50 0-1-2-2-4-2-3 0-10 2-16 6-8 5-9 7-11 12-5 14-12 15-21 15-24 0-39-6-90-23 61-16 137-77 137-161 0-48-26-87-77-87-72 0-155 74-155 147 0 37 22 65 61 65 35 0 75-23 75-32 0-2-2-2-3-2-5 0-11 4-16 6-15 8-29 9-33 9-32 0-54-25-54-61 0-44 39-112 102-112 44 0 71 35 71 81 0 35-15 75-48 104-23 21-49 33-106 33-4 0-7 0-11 0z">
              <text:p/>
            </draw:path>
            <draw:path draw:style-name="gr5" draw:text-style-name="P3" draw:layer="layout" svg:width="0.221cm" svg:height="0.167cm" svg:x="5.688cm" svg:y="5.236cm" svg:viewBox="0 0 222 168" svg:d="M53 6c-3-6-4-6-10-6-14 0-29 0-43 0 0 3 0 6 0 9 2 0 4 0 6 0 19 0 20 2 20 11 0 40 0 80 0 121 0 7 0 18-26 18 0 3 0 6 0 9 10-1 20-1 30-1s20 0 30 1c0-3 0-6 0-9-25 0-25-11-25-18 0-43 0-86 0-129 21 50 43 100 64 150 1 3 3 6 6 6 2 0 4-1 6-5 22-52 43-103 65-154 0 46 0 92 0 139 0 8 0 11-19 11-2 0-4 0-6 0 0 3 0 6 0 9 12-1 26-1 36-1s24 0 35 1c0-3 0-6 0-9-2 0-3 0-5 0-19 0-20-2-20-11 0-43 0-85 0-128 0-8 1-11 20-11 2 0 3 0 5 0 0-3 0-6 0-9-14 0-28 0-42 0-5 0-8 0-9 5-20 46-40 92-60 139-19-46-39-92-58-138z">
              <text:p/>
            </draw:path>
            <draw:path draw:style-name="gr5" draw:text-style-name="P3" draw:layer="layout" svg:width="0.101cm" svg:height="0.174cm" svg:x="5.679cm" svg:y="5.462cm" svg:viewBox="0 0 102 175" svg:d="M23 139c3 16 11 36 32 36 8 0 17-3 25-8 5-3 17-12 17-15 0-1-1-5-4-5-1 0-1 0-5 4-11 9-22 17-33 17-17 0-17-28-17-33 0-3 0-4 1-8 0-3 0-3 3-6 14-13 60-57 60-100 0-4 0-21-16-21-21 0-37 31-41 39-11 20-17 41-19 53-4 16-4 25-4 37-2 2-16 14-18 16-4 4-4 4-4 5 0 2 2 5 4 5s8-6 10-8c3-3 6-6 9-8zM41 111c4-25 24-105 45-105 5 0 8 4 8 13 0 3 0 25-21 55-13 18-26 31-32 37z">
              <text:p/>
            </draw:path>
            <draw:path draw:style-name="gr5" draw:text-style-name="P3" draw:layer="layout" svg:width="0.194cm" svg:height="0.216cm" svg:x="6.041cm" svg:y="5.339cm" svg:viewBox="0 0 195 217" svg:d="M195 76c0-53-54-76-97-76-46 0-98 24-98 76 0 43 0 86 0 129 0 6 0 12 7 12s7-6 7-12c0-43 0-85 0-127 0-53 57-64 84-64 15 0 37 3 56 15 27 17 27 40 27 49 0 42 0 84 0 127 0 6 0 12 7 12s7-6 7-12c0-43 0-86 0-129z">
              <text:p/>
            </draw:path>
            <draw:path draw:style-name="gr5" draw:text-style-name="P3" draw:layer="layout" svg:width="0.235cm" svg:height="0.289cm" svg:x="6.374cm" svg:y="5.301cm" svg:viewBox="0 0 236 290" svg:d="M38 238c-6 0-10 0-19 4-3 2-11 7-11 12 0 2 1 2 3 2 24 1 38 4 73 17 24 8 49 17 77 17 41 0 75-36 75-50 0-1-1-2-3-2-3 0-11 2-16 6-8 5-9 7-11 12-5 14-12 15-22 15-23 0-39-6-89-23 61-16 137-77 137-161 0-48-26-87-78-87-71 0-154 74-154 147 0 37 22 65 61 65 35 0 75-23 75-32 0-2-2-2-4-2-5 0-11 4-15 6-15 8-30 9-33 9-32 0-55-25-55-61 0-44 40-112 102-112 45 0 71 35 71 81 0 35-14 75-48 104-22 21-48 33-106 33-3 0-7 0-10 0z">
              <text:p/>
            </draw:path>
            <draw:path draw:style-name="gr5" draw:text-style-name="P3" draw:layer="layout" svg:width="0.12cm" svg:height="0.177cm" svg:x="6.638cm" svg:y="5.231cm" svg:viewBox="0 0 121 178" svg:d="M44 70c-22-4-28-20-28-30 0-16 15-32 37-32 33 0 48 22 52 48 0 4 0 5 4 5s4-2 4-7c0-16 0-31 0-47 0-5 0-7-3-7-2 0-3 1-4 4-3 4-6 9-9 13-17-16-37-17-44-17-31 0-53 22-53 47 0 14 6 24 15 33 10 9 18 11 45 17 22 5 27 6 34 13 6 5 11 13 11 24 0 17-14 35-38 35s-57-9-59-47c0-3 0-5-4-5s-4 2-4 7c0 15 0 31 0 47 0 5 0 7 3 7 2 0 3-1 4-3 3-3 8-11 9-14 16 13 35 17 51 17 32 0 54-25 54-51 0-22-16-43-41-48-12-3-24-6-36-9z">
              <text:p/>
            </draw:path>
            <draw:path draw:style-name="gr5" draw:text-style-name="P3" draw:layer="layout" svg:width="0.102cm" svg:height="0.174cm" svg:x="6.626cm" svg:y="5.462cm" svg:viewBox="0 0 103 175" svg:d="M24 139c3 16 11 36 32 36 7 0 16-3 25-8 4-3 17-12 17-15 0-1-2-5-4-5-1 0-2 0-5 4-11 9-22 17-33 17-17 0-17-28-17-33 0-3 0-4 1-8 0-3 0-3 3-6 13-13 60-57 60-100 0-4 0-21-16-21-21 0-37 31-41 39-11 20-17 41-19 53-4 16-4 25-4 37-2 2-16 14-18 16-4 4-5 4-5 5 0 2 3 5 5 5 1 0 8-6 10-8 3-3 6-6 9-8zM42 111c4-25 24-105 44-105 6 0 9 4 9 13 0 3 0 25-21 55-13 18-26 31-32 37z">
              <text:p/>
            </draw:path>
            <draw:path draw:style-name="gr5" draw:text-style-name="P3" draw:layer="layout" svg:width="0.194cm" svg:height="0.216cm" svg:x="6.891cm" svg:y="5.339cm" svg:viewBox="0 0 195 217" svg:d="M195 76c0-53-53-76-97-76-46 0-98 24-98 76 0 43 0 86 0 129 0 6 0 12 7 12s7-6 7-12c0-43 0-85 0-127 0-53 57-64 84-64 15 0 38 3 56 15 27 17 27 40 27 49 0 42 0 84 0 127 0 6 0 12 7 12s7-6 7-12c0-43 0-86 0-129z">
              <text:p/>
            </draw:path>
            <draw:path draw:style-name="gr5" draw:text-style-name="P3" draw:layer="layout" svg:width="0.036cm" svg:height="0.037cm" svg:x="7.214cm" svg:y="5.442cm" svg:viewBox="0 0 37 38" svg:d="M37 19c0-10-8-19-18-19s-19 9-19 19 9 19 19 19 18-9 18-19z">
              <text:p/>
            </draw:path>
            <draw:path draw:style-name="gr5" draw:text-style-name="P3" draw:layer="layout" svg:width="0.037cm" svg:height="0.037cm" svg:x="7.37cm" svg:y="5.442cm" svg:viewBox="0 0 38 38" svg:d="M38 19c0-10-9-19-19-19s-19 9-19 19 9 19 19 19 19-9 19-19z">
              <text:p/>
            </draw:path>
            <draw:path draw:style-name="gr5" draw:text-style-name="P3" draw:layer="layout" svg:width="0.036cm" svg:height="0.037cm" svg:x="7.527cm" svg:y="5.442cm" svg:viewBox="0 0 37 38" svg:d="M37 19c0-10-9-19-19-19s-18 9-18 19 8 19 18 19 19-9 19-19z">
              <text:p/>
            </draw:path>
          </draw:g>
        </draw:g>
        <draw:g draw:style-name="gr4">
          <svg:title>TexMaths</svg:title>
          <svg:desc>10§display§q_0 q_1 \dots q_{\ell-2} q_{\ell-1}§svg§600§TRUE§</svg:desc>
          <draw:g>
            <draw:path draw:style-name="gr5" draw:text-style-name="P3" draw:layer="layout" svg:width="0.144cm" svg:height="0.221cm" svg:x="7.986cm" svg:y="2.74cm" svg:viewBox="0 0 145 222" svg:d="M145 4c0-1-1-3-4-3s-17 14-23 24c-8-19-22-25-33-25-42 0-85 52-85 103 0 33 21 55 47 55 15 0 28-9 41-21-3 12-15 59-16 62-3 10-5 12-25 12-5 0-8 0-8 7 1 1 0 4 4 4 12 0 24-1 36-1s24 1 36 1c2 0 6 0 6-7 0-4-3-4-9-4-17 0-17-2-17-6 0-2 1-4 1-7 16-65 33-129 49-194zM48 150c-21 0-23-26-23-32 0-17 10-55 16-70 11-25 29-40 44-40 23 0 28 28 28 31 0 2-20 78-21 80-5 9-25 31-44 31z">
              <text:p/>
            </draw:path>
            <draw:path draw:style-name="gr5" draw:text-style-name="P3" draw:layer="layout" svg:width="0.113cm" svg:height="0.165cm" svg:x="8.142cm" svg:y="2.785cm" svg:viewBox="0 0 114 166" svg:d="M114 84c0-27-3-46-15-63-7-11-22-21-42-21-57 0-57 66-57 84 0 17 0 82 57 82s57-64 57-82zM57 159c-11 0-26-6-31-26-4-14-4-34-4-52s0-36 4-50c5-19 21-24 31-24 13 0 26 8 30 22 4 13 5 31 5 52 0 18 0 36-4 51-5 22-21 27-31 27z">
              <text:p/>
            </draw:path>
            <draw:path draw:style-name="gr5" draw:text-style-name="P3" draw:layer="layout" svg:width="0.143cm" svg:height="0.221cm" svg:x="8.301cm" svg:y="2.74cm" svg:viewBox="0 0 144 222" svg:d="M144 4c0-1-1-3-3-3-4 0-18 14-24 24-8-19-21-25-33-25-41 0-84 52-84 103 0 33 20 55 46 55 15 0 29-9 41-21-3 12-14 59-15 62-3 10-6 12-26 12-4 0-8 0-8 7 2 1 0 4 5 4 11 0 23-1 35-1s25 1 36 1c2 0 6 0 6-7 0-4-3-4-9-4-17 0-17-2-17-6 0-2 1-4 2-7 16-65 32-129 48-194zM47 150c-21 0-22-26-22-32 0-17 10-55 16-70 11-25 29-40 43-40 23 0 28 28 28 31 0 2-19 78-20 80-6 9-25 31-45 31z">
              <text:p/>
            </draw:path>
            <draw:path draw:style-name="gr5" draw:text-style-name="P3" draw:layer="layout" svg:width="0.089cm" svg:height="0.16cm" svg:x="8.47cm" svg:y="2.785cm" svg:viewBox="0 0 90 161" svg:d="M56 7c0-7-1-7-8-7-15 15-38 15-48 15 0 3 0 6 0 9 6 0 22 0 36-7 0 41 0 83 0 124 0 8 0 12-25 12-3 0-6 0-9 0 0 3 0 6 0 8 4 0 35-1 44-1 7 0 38 1 44 1 0-2 0-5 0-8-3 0-7 0-10 0-24 0-24-4-24-12 0-44 0-89 0-134z">
              <text:p/>
            </draw:path>
            <draw:path draw:style-name="gr5" draw:text-style-name="P3" draw:layer="layout" svg:width="0.036cm" svg:height="0.036cm" svg:x="8.69cm" svg:y="2.857cm" svg:viewBox="0 0 37 37" svg:d="M37 18c0-10-9-18-19-18-11 0-18 7-18 18 0 10 7 19 18 19 10 0 19-8 19-19z">
              <text:p/>
            </draw:path>
            <draw:path draw:style-name="gr5" draw:text-style-name="P3" draw:layer="layout" svg:width="0.036cm" svg:height="0.036cm" svg:x="8.846cm" svg:y="2.857cm" svg:viewBox="0 0 37 37" svg:d="M37 18c0-10-8-18-18-18-11 0-19 7-19 18 0 10 8 19 19 19 10 0 18-8 18-19z">
              <text:p/>
            </draw:path>
            <draw:path draw:style-name="gr5" draw:text-style-name="P3" draw:layer="layout" svg:width="0.036cm" svg:height="0.036cm" svg:x="9.002cm" svg:y="2.857cm" svg:viewBox="0 0 37 37" svg:d="M37 18c0-10-8-18-18-18-11 0-19 7-19 18 0 10 8 19 19 19 10 0 18-8 18-19z">
              <text:p/>
            </draw:path>
            <draw:path draw:style-name="gr5" draw:text-style-name="P3" draw:layer="layout" svg:width="0.144cm" svg:height="0.221cm" svg:x="9.142cm" svg:y="2.74cm" svg:viewBox="0 0 145 222" svg:d="M145 4c0-1-1-3-4-3-4 0-18 14-24 24-7-19-21-25-32-25-42 0-85 52-85 103 0 33 21 55 46 55 15 0 29-9 42-21-3 12-15 59-16 62-3 10-6 12-25 12-5 0-8 0-8 7 1 1 0 4 4 4 11 0 24-1 35-1 12 0 25 1 37 1 1 0 6 0 6-7 0-4-4-4-9-4-17 0-17-2-17-6 0-2 1-4 1-7 16-65 33-129 49-194zM47 150c-21 0-22-26-22-32 0-17 10-55 16-70 11-25 29-40 44-40 22 0 27 28 27 31 0 2-19 78-20 80-5 9-25 31-45 31z">
              <text:p/>
            </draw:path>
            <draw:path draw:style-name="gr5" draw:text-style-name="P3" draw:layer="layout" svg:width="0.102cm" svg:height="0.173cm" svg:x="9.289cm" svg:y="2.775cm" svg:viewBox="0 0 103 174" svg:d="M24 138c2 16 11 36 31 36 8 0 17-3 26-8 4-3 17-12 17-15 0-1-2-5-4-5-1 0-2 0-5 4-11 9-22 17-33 17-17 0-17-28-17-33 0-3 0-4 1-8 0-2 0-2 3-5 13-13 60-57 60-100 0-3 0-21-17-21-20 0-36 32-40 39-11 21-17 41-20 53-3 16-3 25-3 36-2 2-16 14-18 16-4 4-5 4-5 5 0 2 3 5 5 5 1 0 8-6 10-8 3-2 6-5 9-8zM42 111c4-25 24-104 44-104 6 0 9 4 9 13 0 2 0 24-21 54-13 18-26 31-32 37z">
              <text:p/>
            </draw:path>
            <draw:path draw:style-name="gr5" draw:text-style-name="P3" draw:layer="layout" svg:width="0.165cm" svg:height="0.011cm" svg:x="9.428cm" svg:y="2.879cm" svg:viewBox="0 0 166 12" svg:d="M156 12c4 0 10 0 10-6s-6-6-10-6c-49 0-97 0-146 0-4 0-10 0-10 6s6 6 10 6c49 0 97 0 146 0z">
              <text:p/>
            </draw:path>
            <draw:path draw:style-name="gr5" draw:text-style-name="P3" draw:layer="layout" svg:width="0.108cm" svg:height="0.16cm" svg:x="9.636cm" svg:y="2.785cm" svg:viewBox="0 0 109 161" svg:d="M109 118c-3 0-5 0-8 0-1 5-3 19-7 21-2 2-21 2-24 2-15 0-30 0-45 0 26-22 34-29 49-41 18-14 35-29 35-53 0-29-26-47-57-47s-52 21-52 44c0 12 11 13 13 13 6 0 13-4 13-13 0-4-1-13-14-13 8-17 24-22 36-22 24 0 37 19 37 38 0 22-15 39-23 48-20 19-39 38-59 57-3 2-3 3-3 9 34 0 68 0 102 0 2-14 5-29 7-43z">
              <text:p/>
            </draw:path>
            <draw:path draw:style-name="gr5" draw:text-style-name="P3" draw:layer="layout" svg:width="0.143cm" svg:height="0.221cm" svg:x="9.793cm" svg:y="2.74cm" svg:viewBox="0 0 144 222" svg:d="M144 4c0-1-1-3-3-3-4 0-18 14-24 24-8-19-22-25-33-25-41 0-84 52-84 103 0 33 20 55 46 55 15 0 29-9 41-21-3 12-14 59-15 62-3 10-6 12-26 12-4 0-8 0-8 7 2 1 0 4 5 4 11 0 23-1 35-1s24 1 36 1c2 0 6 0 6-7 0-4-3-4-9-4-17 0-17-2-17-6 0-2 1-4 2-7 16-65 32-129 48-194zM47 150c-21 0-23-26-23-32 0-17 11-55 17-70 11-25 29-40 43-40 23 0 28 28 28 31 0 2-19 78-20 80-6 9-25 31-45 31z">
              <text:p/>
            </draw:path>
            <draw:path draw:style-name="gr5" draw:text-style-name="P3" draw:layer="layout" svg:width="0.101cm" svg:height="0.173cm" svg:x="9.941cm" svg:y="2.775cm" svg:viewBox="0 0 102 174" svg:d="M24 138c2 16 10 36 31 36 8 0 17-3 26-8 4-3 17-12 17-15 0-1-2-5-4-5s-2 0-6 4c-10 9-22 17-33 17-16 0-16-28-16-33 0-3 0-4 0-8 0-2 0-2 3-5 14-13 60-57 60-100 0-3 0-21-16-21-20 0-37 32-41 39-11 21-16 41-19 53-4 16-4 25-4 36-1 2-15 14-18 16-4 4-4 4-4 5 0 2 2 5 4 5s9-6 10-8c3-2 7-5 10-8zM41 111c5-25 24-104 45-104 5 0 8 4 8 13 0 2 0 24-21 54-12 18-26 31-32 37z">
              <text:p/>
            </draw:path>
            <draw:path draw:style-name="gr5" draw:text-style-name="P3" draw:layer="layout" svg:width="0.166cm" svg:height="0.011cm" svg:x="10.079cm" svg:y="2.879cm" svg:viewBox="0 0 167 12" svg:d="M157 12c4 0 10 0 10-6s-6-6-10-6c-49 0-98 0-147 0-4 0-10 0-10 6s6 6 10 6c49 0 98 0 147 0z">
              <text:p/>
            </draw:path>
            <draw:path draw:style-name="gr5" draw:text-style-name="P3" draw:layer="layout" svg:width="0.089cm" svg:height="0.16cm" svg:x="10.299cm" svg:y="2.785cm" svg:viewBox="0 0 90 161" svg:d="M56 7c0-7-1-7-8-7-15 15-38 15-48 15 0 3 0 6 0 9 6 0 22 0 36-7 0 41 0 83 0 124 0 8 0 12-25 12-3 0-6 0-9 0 0 3 0 6 0 8 4 0 35-1 44-1 7 0 38 1 44 1 0-2 0-5 0-8-3 0-7 0-10 0-24 0-24-4-24-12 0-44 0-89 0-134z">
              <text:p/>
            </draw:path>
          </draw:g>
        </draw:g>
        <draw:custom-shape draw:style-name="gr12" draw:text-style-name="P4" draw:layer="layout" svg:width="2.8cm" svg:height="0.4cm" svg:x="7.8cm" svg:y="2.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svg:title>TexMaths</svg:title>
          <svg:desc>10§display§q_1 q_2 \dots q_{\ell-1} \textcolor{red}{0}§svg§600§TRUE§</svg:desc>
          <draw:g>
            <draw:path draw:style-name="gr5" draw:text-style-name="P3" draw:layer="layout" svg:width="0.144cm" svg:height="0.221cm" svg:x="12.047cm" svg:y="2.738cm" svg:viewBox="0 0 145 222" svg:d="M145 4c0-1-1-3-4-3-4 0-18 14-24 24-7-19-21-25-32-25-42 0-85 52-85 103 0 34 21 55 46 55 15 0 29-8 42-20-3 12-15 58-16 62-3 9-6 11-25 11-5 0-8 0-8 7 0 1 0 4 4 4 11 0 24-1 35-1 12 0 25 1 37 1 1 0 6 0 6-7 0-4-4-4-9-4-17 0-17-2-17-5s1-5 1-8c16-64 33-129 49-194zM47 151c-21 0-22-27-22-33 0-16 10-55 16-69 11-26 29-41 44-41 23 0 27 28 27 31 0 2-19 79-20 80-5 10-25 32-45 32z">
              <text:p/>
            </draw:path>
            <draw:path draw:style-name="gr5" draw:text-style-name="P3" draw:layer="layout" svg:width="0.088cm" svg:height="0.161cm" svg:x="12.217cm" svg:y="2.783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5" draw:text-style-name="P3" draw:layer="layout" svg:width="0.144cm" svg:height="0.221cm" svg:x="12.361cm" svg:y="2.738cm" svg:viewBox="0 0 145 222" svg:d="M145 4c0-1-1-3-3-3-4 0-18 14-24 24-8-19-22-25-33-25-41 0-85 52-85 103 0 34 21 55 47 55 15 0 29-8 41-20-3 12-14 58-16 62-2 9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5" draw:text-style-name="P3" draw:layer="layout" svg:width="0.107cm" svg:height="0.161cm" svg:x="12.52cm" svg:y="2.783cm" svg:viewBox="0 0 108 162" svg:d="M108 118c-3 0-5 0-8 0-1 5-3 20-6 22-2 2-21 2-25 2-15 0-30 0-45 0 26-23 34-30 49-41 18-15 35-30 35-53 0-30-26-48-57-48s-51 21-51 44c0 12 10 13 13 13 6 0 13-4 13-12 0-5-2-13-15-13 8-18 25-23 36-23 25 0 38 19 38 39 0 21-16 38-24 47-20 19-39 38-59 57-2 2-2 3-2 10 34 0 67 0 101 0 2-14 5-29 7-44z">
              <text:p/>
            </draw:path>
            <draw:path draw:style-name="gr5" draw:text-style-name="P3" draw:layer="layout" svg:width="0.036cm" svg:height="0.036cm" svg:x="12.751cm" svg:y="2.855cm" svg:viewBox="0 0 37 37" svg:d="M37 19c0-11-9-19-19-19s-18 8-18 19c0 10 8 18 18 18s19-8 19-18z">
              <text:p/>
            </draw:path>
            <draw:path draw:style-name="gr5" draw:text-style-name="P3" draw:layer="layout" svg:width="0.036cm" svg:height="0.036cm" svg:x="12.907cm" svg:y="2.855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13.062cm" svg:y="2.855cm" svg:viewBox="0 0 37 37" svg:d="M37 19c0-11-9-19-19-19-11 0-18 8-18 19 0 10 7 18 18 18 10 0 19-8 19-18z">
              <text:p/>
            </draw:path>
            <draw:path draw:style-name="gr5" draw:text-style-name="P3" draw:layer="layout" svg:width="0.144cm" svg:height="0.221cm" svg:x="13.202cm" svg:y="2.738cm" svg:viewBox="0 0 145 222" svg:d="M145 4c0-1-1-3-4-3-4 0-18 14-24 24-8-19-21-25-32-25-42 0-85 52-85 103 0 34 21 55 46 55 15 0 29-8 42-20-3 12-15 58-16 62-3 9-6 11-25 11-5 0-9 0-9 7 0 1 0 4 5 4 11 0 24-1 35-1 12 0 25 1 36 1 2 0 7 0 7-7 0-4-4-4-9-4-17 0-17-2-17-5s0-5 1-8c16-64 33-129 49-194zM47 151c-21 0-22-27-22-33 0-16 10-55 16-69 11-26 29-41 44-41 22 0 27 28 27 31 0 2-19 79-20 80-5 10-25 32-45 32z">
              <text:p/>
            </draw:path>
            <draw:path draw:style-name="gr5" draw:text-style-name="P3" draw:layer="layout" svg:width="0.102cm" svg:height="0.174cm" svg:x="13.35cm" svg:y="2.773cm" svg:viewBox="0 0 103 175" svg:d="M24 139c2 15 10 36 31 36 8 0 17-4 26-9 4-3 17-12 17-15 0 0-2-3-4-3-1 0-2 0-5 3-11 9-22 17-33 17-17 0-17-28-17-33 0-3 0-3 0-8 1-2 1-3 4-6 13-12 60-57 60-100 0-3 0-21-17-21-20 0-37 32-40 39-11 21-17 41-20 53-3 17-3 25-3 37-2 2-16 14-19 16-3 4-4 4-4 6 0 0 2 3 4 3s9-5 11-7c3-3 6-6 9-8zM42 111c4-25 23-104 44-104 6 0 9 4 9 13 0 3 0 24-21 55-13 17-27 30-32 36z">
              <text:p/>
            </draw:path>
            <draw:path draw:style-name="gr5" draw:text-style-name="P3" draw:layer="layout" svg:width="0.165cm" svg:height="0.011cm" svg:x="13.489cm" svg:y="2.877cm" svg:viewBox="0 0 166 12" svg:d="M156 12c4 0 10 0 10-6s-6-6-10-6c-49 0-97 0-146 0-4 0-10 0-10 6s5 6 10 6c49 0 97 0 146 0z">
              <text:p/>
            </draw:path>
            <draw:path draw:style-name="gr5" draw:text-style-name="P3" draw:layer="layout" svg:width="0.088cm" svg:height="0.161cm" svg:x="13.709cm" svg:y="2.783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13" draw:text-style-name="P5" draw:layer="layout" svg:width="0.147cm" svg:height="0.239cm" svg:x="13.853cm" svg:y="2.66cm" svg:viewBox="0 0 148 240" svg:d="M148 121c0-28-2-56-14-82-16-33-45-39-60-39-21 0-47 9-61 42-11 24-13 51-13 79 0 26 2 57 16 83 15 29 41 36 58 36 19 0 46-8 61-41 11-24 13-50 13-78zM74 232c-14 0-35-9-41-42-4-21-4-52-4-73 0-22 0-46 3-64 7-42 33-45 42-45 11 0 35 6 41 41 4 19 4 46 4 68 0 26 0 49-4 71-5 34-25 44-41 44z">
              <text:p/>
            </draw:path>
          </draw:g>
        </draw:g>
        <draw:custom-shape draw:style-name="gr14" draw:text-style-name="P4" draw:layer="layout" svg:width="2.401cm" svg:height="0.4cm" svg:x="11.8cm" svg:y="2.6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svg:title>TexMaths</svg:title>
          <svg:desc>10§display§q_1 q_2 \dots q_{\ell-1} \textcolor{red}{1}§svg§600§TRUE§</svg:desc>
          <draw:g>
            <draw:path draw:style-name="gr5" draw:text-style-name="P3" draw:layer="layout" svg:width="0.144cm" svg:height="0.221cm" svg:x="12.049cm" svg:y="3.34cm" svg:viewBox="0 0 145 222" svg:d="M145 4c0-1-1-3-4-3-4 0-18 14-24 24-7-19-21-25-32-25-42 0-85 52-85 103 0 34 21 55 46 55 15 0 29-8 42-20-3 12-15 58-16 62-3 9-6 11-25 11-5 0-8 0-8 7 0 1 0 4 4 4 11 0 24-1 35-1 12 0 25 1 36 1 2 0 7 0 7-7 0-4-4-4-9-4-17 0-17-2-17-5s1-5 1-8c16-64 33-129 49-194zM47 151c-21 0-22-27-22-33 0-16 10-55 16-69 11-26 29-41 44-41 22 0 27 28 27 31 0 2-19 79-20 80-5 10-25 32-45 32z">
              <text:p/>
            </draw:path>
            <draw:path draw:style-name="gr5" draw:text-style-name="P3" draw:layer="layout" svg:width="0.088cm" svg:height="0.161cm" svg:x="12.219cm" svg:y="3.385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5" draw:text-style-name="P3" draw:layer="layout" svg:width="0.144cm" svg:height="0.221cm" svg:x="12.363cm" svg:y="3.34cm" svg:viewBox="0 0 145 222" svg:d="M145 4c0-1-1-3-3-3-4 0-18 14-24 24-8-19-22-25-33-25-41 0-85 52-85 103 0 34 21 55 47 55 15 0 28-8 41-20-3 12-15 58-16 62-2 9-5 11-25 11-5 0-8 0-8 7 0 1 0 4 5 4 11 0 23-1 35-1s24 1 36 1c2 0 6 0 6-7 0-4-3-4-9-4-17 0-17-2-17-5s1-5 2-8c16-64 32-129 48-194zM48 151c-21 0-23-27-23-33 0-16 10-55 16-69 11-26 30-41 44-41 23 0 28 28 28 31 0 2-20 79-21 80-5 10-25 32-44 32z">
              <text:p/>
            </draw:path>
            <draw:path draw:style-name="gr5" draw:text-style-name="P3" draw:layer="layout" svg:width="0.107cm" svg:height="0.161cm" svg:x="12.522cm" svg:y="3.385cm" svg:viewBox="0 0 108 162" svg:d="M108 118c-3 0-5 0-8 0-1 5-3 20-7 22-1 2-20 2-24 2-15 0-30 0-45 0 26-23 34-30 49-41 18-15 35-30 35-53 0-30-26-48-57-48s-51 21-51 44c0 12 10 13 13 13 5 0 13-4 13-12 0-5-2-13-15-13 8-18 24-23 36-23 25 0 37 19 37 39 0 21-15 38-23 47-20 19-39 38-59 57-2 2-2 3-2 10 34 0 67 0 101 0 2-14 5-29 7-44z">
              <text:p/>
            </draw:path>
            <draw:path draw:style-name="gr5" draw:text-style-name="P3" draw:layer="layout" svg:width="0.037cm" svg:height="0.036cm" svg:x="12.752cm" svg:y="3.457cm" svg:viewBox="0 0 38 37" svg:d="M38 19c0-11-9-19-19-19s-19 8-19 19c0 10 9 18 19 18s19-8 19-18z">
              <text:p/>
            </draw:path>
            <draw:path draw:style-name="gr5" draw:text-style-name="P3" draw:layer="layout" svg:width="0.037cm" svg:height="0.036cm" svg:x="12.908cm" svg:y="3.457cm" svg:viewBox="0 0 38 37" svg:d="M38 19c0-11-9-19-19-19s-19 8-19 19c0 10 9 18 19 18s19-8 19-18z">
              <text:p/>
            </draw:path>
            <draw:path draw:style-name="gr5" draw:text-style-name="P3" draw:layer="layout" svg:width="0.036cm" svg:height="0.036cm" svg:x="13.064cm" svg:y="3.457cm" svg:viewBox="0 0 37 37" svg:d="M37 19c0-11-9-19-19-19s-18 8-18 19c0 10 8 18 18 18s19-8 19-18z">
              <text:p/>
            </draw:path>
            <draw:path draw:style-name="gr5" draw:text-style-name="P3" draw:layer="layout" svg:width="0.144cm" svg:height="0.221cm" svg:x="13.203cm" svg:y="3.34cm" svg:viewBox="0 0 145 222" svg:d="M145 4c0-1-1-3-3-3-4 0-18 14-24 24-8-19-22-25-33-25-41 0-85 52-85 103 0 34 21 55 47 55 15 0 29-8 41-20-3 12-14 58-16 62-2 9-5 11-25 11-4 0-8 0-8 7 0 1 0 4 5 4 11 0 23-1 35-1s24 1 36 1c2 0 6 0 6-7 0-4-3-4-9-4-17 0-17-2-17-5s1-5 2-8c16-64 32-129 48-194zM48 151c-21 0-23-27-23-33 0-16 11-55 17-69 10-26 29-41 43-41 23 0 28 28 28 31 0 2-19 79-20 80-6 10-25 32-45 32z">
              <text:p/>
            </draw:path>
            <draw:path draw:style-name="gr5" draw:text-style-name="P3" draw:layer="layout" svg:width="0.101cm" svg:height="0.174cm" svg:x="13.352cm" svg:y="3.375cm" svg:viewBox="0 0 102 175" svg:d="M23 139c3 15 11 36 32 36 8 0 17-4 26-9 4-3 16-12 16-15 0 0-1-3-3-3s-2 0-6 3c-10 9-22 17-33 17-17 0-17-28-17-33 0-3 0-3 1-8 0-2 0-3 3-6 14-12 60-57 60-100 0-3 0-21-16-21-20 0-37 32-41 39-11 21-16 41-19 53-4 17-4 25-4 37-1 2-15 14-18 16-4 4-4 4-4 6 0 0 2 3 4 3s8-5 10-7c3-3 6-6 9-8zM41 111c5-25 24-104 45-104 5 0 8 4 8 13 0 3 0 24-21 55-12 17-26 30-32 36z">
              <text:p/>
            </draw:path>
            <draw:path draw:style-name="gr5" draw:text-style-name="P3" draw:layer="layout" svg:width="0.166cm" svg:height="0.011cm" svg:x="13.49cm" svg:y="3.479cm" svg:viewBox="0 0 167 12" svg:d="M157 12c4 0 10 0 10-6s-6-6-10-6c-49 0-98 0-147 0-4 0-10 0-10 6s6 6 10 6c49 0 98 0 147 0z">
              <text:p/>
            </draw:path>
            <draw:path draw:style-name="gr5" draw:text-style-name="P3" draw:layer="layout" svg:width="0.089cm" svg:height="0.161cm" svg:x="13.71cm" svg:y="3.385cm" svg:viewBox="0 0 90 162" svg:d="M56 7c0-7-1-7-8-7-15 15-38 16-48 16 0 3 0 5 0 8 6 0 22 0 36-6 0 41 0 83 0 125 0 7 0 10-25 10-3 0-6 0-9 0 0 3 0 6 0 9 4-1 34-1 44-1 7 0 38 0 44 1 0-3 0-6 0-9-3 0-7 0-10 0-24 0-24-3-24-10 0-46 0-91 0-136z">
              <text:p/>
            </draw:path>
            <draw:path draw:style-name="gr13" draw:text-style-name="P5" draw:layer="layout" svg:width="0.115cm" svg:height="0.231cm" svg:x="13.872cm" svg:y="3.262cm" svg:viewBox="0 0 116 232" svg:d="M72 9c0-8 0-9-8-9-22 22-53 22-64 22 0 4 0 7 0 11 7 0 28 0 46-9 0 60 0 120 0 180 0 13-1 17-33 17-4 0-7 0-11 0 0 4 0 8 0 11 13-1 43-1 57-1s45 0 57 1c0-3 0-7 0-11-4 0-7 0-11 0-32 0-33-4-33-17 0-65 0-130 0-195z">
              <text:p/>
            </draw:path>
          </draw:g>
        </draw:g>
        <draw:custom-shape draw:style-name="gr15" draw:text-style-name="P4" draw:layer="layout" svg:width="2.402cm" svg:height="0.4cm" svg:x="11.8cm" svg:y="3.2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svg:title>TexMaths</svg:title>
          <svg:desc>10§display§q_1 q_2 \dots q_{\ell-1} \textcolor{red}{2}§svg§600§TRUE§</svg:desc>
          <draw:g>
            <draw:path draw:style-name="gr5" draw:text-style-name="P3" draw:layer="layout" svg:width="0.144cm" svg:height="0.221cm" svg:x="12.05cm" svg:y="3.941cm" svg:viewBox="0 0 145 222" svg:d="M145 4c0-1-1-3-4-3-4 0-18 14-24 24-7-19-21-25-32-25-42 0-85 52-85 103 0 34 21 55 46 55 15 0 29-8 42-20-3 12-15 58-16 62-3 9-6 11-25 11-5 0-8 0-8 7 0 1 0 4 4 4 11 0 24-1 35-1 12 0 25 1 37 1 1 0 6 0 6-7 0-4-4-4-9-4-17 0-17-2-17-5s1-5 1-8c16-64 33-129 49-194zM47 151c-21 0-22-27-22-33 0-16 10-55 16-69 11-26 29-41 44-41 22 0 27 28 27 31 0 2-19 79-20 80-5 10-25 32-45 32z">
              <text:p/>
            </draw:path>
            <draw:path draw:style-name="gr5" draw:text-style-name="P3" draw:layer="layout" svg:width="0.088cm" svg:height="0.161cm" svg:x="12.22cm" svg:y="3.986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5" draw:text-style-name="P3" draw:layer="layout" svg:width="0.144cm" svg:height="0.221cm" svg:x="12.364cm" svg:y="3.941cm" svg:viewBox="0 0 145 222" svg:d="M145 4c0-1-1-3-3-3-4 0-18 14-24 24-8-19-22-25-33-25-41 0-85 52-85 103 0 34 21 55 47 55 15 0 29-8 41-20-3 12-15 58-16 62-2 9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5" draw:text-style-name="P3" draw:layer="layout" svg:width="0.107cm" svg:height="0.161cm" svg:x="12.523cm" svg:y="3.986cm" svg:viewBox="0 0 108 162" svg:d="M108 118c-3 0-5 0-8 0-1 5-3 20-6 22-2 2-21 2-25 2-15 0-30 0-45 0 26-23 34-30 49-41 18-15 35-30 35-53 0-30-26-48-57-48s-51 21-51 44c0 12 10 13 13 13 6 0 13-4 13-12 0-5-2-13-15-13 8-18 25-23 36-23 25 0 38 19 38 39 0 21-16 38-24 47-20 19-39 38-59 57-2 2-2 3-2 10 34 0 67 0 101 0 2-14 5-29 7-44z">
              <text:p/>
            </draw:path>
            <draw:path draw:style-name="gr5" draw:text-style-name="P3" draw:layer="layout" svg:width="0.036cm" svg:height="0.036cm" svg:x="12.754cm" svg:y="4.058cm" svg:viewBox="0 0 37 37" svg:d="M37 19c0-11-9-19-19-19s-18 8-18 19c0 10 8 18 18 18s19-8 19-18z">
              <text:p/>
            </draw:path>
            <draw:path draw:style-name="gr5" draw:text-style-name="P3" draw:layer="layout" svg:width="0.036cm" svg:height="0.036cm" svg:x="12.91cm" svg:y="4.058cm" svg:viewBox="0 0 37 37" svg:d="M37 19c0-11-9-19-19-19s-18 8-18 19c0 10 8 18 18 18s19-8 19-18z">
              <text:p/>
            </draw:path>
            <draw:path draw:style-name="gr5" draw:text-style-name="P3" draw:layer="layout" svg:width="0.036cm" svg:height="0.036cm" svg:x="13.065cm" svg:y="4.058cm" svg:viewBox="0 0 37 37" svg:d="M37 19c0-11-9-19-19-19-11 0-18 8-18 19 0 10 7 18 18 18 10 0 19-8 19-18z">
              <text:p/>
            </draw:path>
            <draw:path draw:style-name="gr5" draw:text-style-name="P3" draw:layer="layout" svg:width="0.143cm" svg:height="0.221cm" svg:x="13.205cm" svg:y="3.941cm" svg:viewBox="0 0 144 222" svg:d="M144 4c0-1-1-3-3-3-4 0-18 14-24 24-8-19-21-25-33-25-41 0-84 52-84 103 0 34 20 55 46 55 15 0 29-8 42-20-4 12-15 58-16 62-3 9-6 11-26 11-4 0-8 0-8 7 0 1 0 4 5 4 11 0 24-1 35-1 12 0 25 1 36 1 2 0 7 0 7-7 0-4-4-4-10-4-16 0-16-2-16-5s0-5 1-8c16-64 32-129 48-194zM47 151c-21 0-22-27-22-33 0-16 10-55 16-69 11-26 29-41 43-41 23 0 28 28 28 31 0 2-19 79-20 80-5 10-25 32-45 32z">
              <text:p/>
            </draw:path>
            <draw:path draw:style-name="gr5" draw:text-style-name="P3" draw:layer="layout" svg:width="0.101cm" svg:height="0.174cm" svg:x="13.353cm" svg:y="3.976cm" svg:viewBox="0 0 102 175" svg:d="M24 139c2 15 10 36 31 36 8 0 17-4 26-9 4-3 17-12 17-15 0-1-2-3-4-3-1 0-2 0-6 3-10 9-21 17-32 17-17 0-17-28-17-33 0-3 0-3 0-8 1-2 1-3 3-6 14-12 60-57 60-100 0-3 0-21-16-21-20 0-37 32-41 39-10 21-16 41-19 53-3 17-3 25-3 37-2 2-16 14-19 16-4 4-4 4-4 6 0 0 2 3 4 3s9-5 10-7c3-3 7-6 10-8zM42 111c4-25 23-104 44-104 6 0 9 4 9 13 0 3 0 24-22 55-12 17-26 30-31 36z">
              <text:p/>
            </draw:path>
            <draw:path draw:style-name="gr5" draw:text-style-name="P3" draw:layer="layout" svg:width="0.165cm" svg:height="0.011cm" svg:x="13.492cm" svg:y="4.08cm" svg:viewBox="0 0 166 12" svg:d="M156 12c4 0 10 0 10-6s-6-6-10-6c-49 0-97 0-146 0-4 0-10 0-10 6s5 6 10 6c49 0 97 0 146 0z">
              <text:p/>
            </draw:path>
            <draw:path draw:style-name="gr5" draw:text-style-name="P3" draw:layer="layout" svg:width="0.089cm" svg:height="0.161cm" svg:x="13.711cm" svg:y="3.986cm" svg:viewBox="0 0 90 162" svg:d="M56 7c0-7 0-7-7-7-16 15-38 16-49 16 0 3 0 5 0 8 6 0 23 0 36-6 0 41 0 83 0 125 0 7 0 10-24 10-3 0-7 0-10 0 0 3 0 6 0 9 5-1 35-1 44-1 8 0 39 0 44 1 0-3 0-6 0-9-3 0-6 0-9 0-25 0-25-3-25-10 0-46 0-91 0-136z">
              <text:p/>
            </draw:path>
            <draw:path draw:style-name="gr13" draw:text-style-name="P5" draw:layer="layout" svg:width="0.139cm" svg:height="0.231cm" svg:x="13.86cm" svg:y="3.863cm" svg:viewBox="0 0 140 232" svg:d="M27 205c12-12 25-24 37-36 55-47 76-66 76-101 0-40-32-68-74-68-40 0-66 32-66 63 0 20 17 20 18 20 6 0 19-4 19-19 0-9-7-18-19-18-3 0-3 0-4 1 8-23 27-36 47-36 32 0 47 28 47 57 0 28-18 56-37 77-22 24-45 49-67 74-4 4-4 5-4 13 43 0 87 0 130 0 3-20 7-40 10-61-3 0-6 0-9 0-2 11-4 26-8 31-2 3-25 3-33 3-21 0-42 0-63 0z">
              <text:p/>
            </draw:path>
          </draw:g>
        </draw:g>
        <draw:custom-shape draw:style-name="gr16" draw:text-style-name="P4" draw:layer="layout" svg:width="2.403cm" svg:height="0.4cm" svg:x="11.8cm" svg:y="3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svg:title>TexMaths</svg:title>
          <svg:desc>10§display§q_1 q_2 \dots q_{\ell-1} \textcolor{red}{3}§svg§600§TRUE§</svg:desc>
          <draw:g>
            <draw:path draw:style-name="gr5" draw:text-style-name="P3" draw:layer="layout" svg:width="0.144cm" svg:height="0.221cm" svg:x="12.051cm" svg:y="4.542cm" svg:viewBox="0 0 145 222" svg:d="M145 4c0-1-1-3-4-3-4 0-18 14-24 24-7-19-21-25-32-25-42 0-85 52-85 103 0 34 21 55 46 55 15 0 29-8 42-20-3 12-15 58-16 62-3 9-6 11-25 11-5 0-8 0-8 7 0 1 0 4 4 4 11 0 24-1 35-1 12 0 25 1 37 1 1 0 6 0 6-7 0-4-4-4-9-4-17 0-17-2-17-5s1-5 1-8c16-64 33-129 49-194zM47 151c-21 0-22-27-22-33 0-16 10-55 16-69 11-26 29-41 44-41 23 0 27 28 27 31 0 2-19 79-20 80-5 10-25 32-45 32z">
              <text:p/>
            </draw:path>
            <draw:path draw:style-name="gr5" draw:text-style-name="P3" draw:layer="layout" svg:width="0.088cm" svg:height="0.161cm" svg:x="12.221cm" svg:y="4.587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5" draw:text-style-name="P3" draw:layer="layout" svg:width="0.144cm" svg:height="0.221cm" svg:x="12.365cm" svg:y="4.542cm" svg:viewBox="0 0 145 222" svg:d="M145 4c0-1-1-3-3-3-4 0-18 14-24 24-8-19-22-25-33-25-41 0-85 52-85 103 0 34 21 55 47 55 15 0 29-8 41-20-3 12-14 58-16 62-2 9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5" draw:text-style-name="P3" draw:layer="layout" svg:width="0.107cm" svg:height="0.161cm" svg:x="12.524cm" svg:y="4.587cm" svg:viewBox="0 0 108 162" svg:d="M108 118c-3 0-5 0-8 0-1 5-3 20-6 22-2 2-21 2-25 2-15 0-30 0-45 0 26-23 34-30 49-41 18-15 35-30 35-53 0-30-26-48-57-48s-51 21-51 44c0 12 10 13 13 13 6 0 13-4 13-12 0-5-2-13-15-13 8-18 25-23 36-23 25 0 38 19 38 39 0 21-16 38-24 47-20 19-39 38-59 57-2 2-2 3-2 10 34 0 67 0 101 0 2-14 5-29 7-44z">
              <text:p/>
            </draw:path>
            <draw:path draw:style-name="gr5" draw:text-style-name="P3" draw:layer="layout" svg:width="0.036cm" svg:height="0.036cm" svg:x="12.755cm" svg:y="4.659cm" svg:viewBox="0 0 37 37" svg:d="M37 19c0-11-9-19-19-19s-18 8-18 19c0 10 8 18 18 18s19-8 19-18z">
              <text:p/>
            </draw:path>
            <draw:path draw:style-name="gr5" draw:text-style-name="P3" draw:layer="layout" svg:width="0.036cm" svg:height="0.036cm" svg:x="12.911cm" svg:y="4.659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13.066cm" svg:y="4.659cm" svg:viewBox="0 0 37 37" svg:d="M37 19c0-11-8-19-18-19-11 0-19 8-19 19 0 10 8 18 19 18 10 0 18-8 18-18z">
              <text:p/>
            </draw:path>
            <draw:path draw:style-name="gr5" draw:text-style-name="P3" draw:layer="layout" svg:width="0.144cm" svg:height="0.221cm" svg:x="13.206cm" svg:y="4.542cm" svg:viewBox="0 0 145 222" svg:d="M145 4c0-1-1-3-4-3-4 0-18 14-24 24-8-19-21-25-32-25-42 0-85 52-85 103 0 34 21 55 46 55 15 0 29-8 42-20-3 12-15 58-16 62-3 9-6 11-25 11-5 0-8 0-8 7 0 1 0 4 4 4 11 0 24-1 35-1 12 0 25 1 36 1 2 0 7 0 7-7 0-4-4-4-9-4-17 0-17-2-17-5s0-5 1-8c16-64 33-129 49-194zM47 151c-21 0-22-27-22-33 0-16 10-55 16-69 11-26 29-41 44-41 22 0 27 28 27 31 0 2-19 79-20 80-5 10-25 32-45 32z">
              <text:p/>
            </draw:path>
            <draw:path draw:style-name="gr5" draw:text-style-name="P3" draw:layer="layout" svg:width="0.102cm" svg:height="0.174cm" svg:x="13.354cm" svg:y="4.577cm" svg:viewBox="0 0 103 175" svg:d="M24 139c2 15 10 36 31 36 8 0 17-4 26-9 4-3 17-12 17-15 0-1-2-3-4-3-1 0-2 0-5 3-11 9-22 17-33 17-17 0-17-28-17-33 0-3 0-3 0-8 1-2 1-3 4-6 13-12 60-57 60-100 0-3 0-21-17-21-20 0-36 32-40 39-11 21-17 41-20 53-3 17-3 25-3 37-2 2-16 14-19 16-3 4-4 4-4 6 0 0 3 3 4 3 2 0 9-5 11-7 3-3 6-6 9-8zM42 111c4-25 23-104 44-104 6 0 9 4 9 13 0 3 0 24-21 55-13 17-26 30-32 36z">
              <text:p/>
            </draw:path>
            <draw:path draw:style-name="gr5" draw:text-style-name="P3" draw:layer="layout" svg:width="0.165cm" svg:height="0.011cm" svg:x="13.493cm" svg:y="4.681cm" svg:viewBox="0 0 166 12" svg:d="M156 12c4 0 10 0 10-6s-6-6-10-6c-49 0-97 0-146 0-4 0-10 0-10 6s5 6 10 6c49 0 97 0 146 0z">
              <text:p/>
            </draw:path>
            <draw:path draw:style-name="gr5" draw:text-style-name="P3" draw:layer="layout" svg:width="0.088cm" svg:height="0.161cm" svg:x="13.713cm" svg:y="4.587cm" svg:viewBox="0 0 89 162" svg:d="M55 7c0-7 0-7-7-7-16 15-38 16-48 16 0 3 0 5 0 8 6 0 22 0 35-6 0 41 0 83 0 125 0 7 0 10-24 10-3 0-7 0-10 0 0 3 0 6 0 9 5-1 35-1 44-1 8 0 39 0 44 1 0-3 0-6 0-9-3 0-6 0-9 0-25 0-25-3-25-10 0-46 0-91 0-136z">
              <text:p/>
            </draw:path>
            <draw:path draw:style-name="gr13" draw:text-style-name="P5" draw:layer="layout" svg:width="0.145cm" svg:height="0.239cm" svg:x="13.858cm" svg:y="4.464cm" svg:viewBox="0 0 146 240" svg:d="M87 110c29-10 50-34 50-62s-31-48-65-48c-36 0-62 21-62 48 0 11 7 18 18 18 10 0 18-8 18-18 0-18-17-18-22-18 11-17 34-21 46-21 15 0 34 7 34 39 0 4-1 24-10 40-10 17-22 18-31 18-3 0-11 1-14 1-2 0-5 1-5 4 0 4 3 4 9 4 5 0 10 0 15 0 29 0 42 24 42 57 0 48-24 58-40 58-15 0-41-6-54-27 13 2 24-6 24-19 0-12-10-19-20-19-9 0-20 4-20 20 0 32 33 55 71 55 43 0 75-32 75-68 0-27-22-55-59-62z">
              <text:p/>
            </draw:path>
          </draw:g>
        </draw:g>
        <draw:custom-shape draw:style-name="gr17" draw:text-style-name="P4" draw:layer="layout" svg:width="2.404cm" svg:height="0.4cm" svg:x="11.8cm" svg:y="4.4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0.6cm" svg:y1="2.8cm" svg:x2="11.8cm" svg:y2="2.8cm">
          <text:p/>
        </draw:line>
        <draw:line draw:style-name="gr18" draw:text-style-name="P4" draw:layer="layout" svg:x1="10.6cm" svg:y1="2.8cm" svg:x2="11.8cm" svg:y2="3.4cm">
          <text:p/>
        </draw:line>
        <draw:line draw:style-name="gr19" draw:text-style-name="P4" draw:layer="layout" svg:x1="10.6cm" svg:y1="2.8cm" svg:x2="11.8cm" svg:y2="4cm">
          <text:p/>
        </draw:line>
        <draw:line draw:style-name="gr18" draw:text-style-name="P4" draw:layer="layout" svg:x1="10.6cm" svg:y1="2.8cm" svg:x2="11.8cm" svg:y2="4.6cm">
          <text:p/>
        </draw:line>
        <draw:g draw:style-name="gr4">
          <svg:title>TexMaths</svg:title>
          <svg:desc>10§display§\mathcal{Q}^{\rm S}_{\ell}:§svg§600§TRUE§</svg:desc>
          <draw:g>
            <draw:path draw:style-name="gr5" draw:text-style-name="P3" draw:layer="layout" svg:width="0.235cm" svg:height="0.289cm" svg:x="2.598cm" svg:y="4.701cm" svg:viewBox="0 0 236 290" svg:d="M39 237c-7 0-11 0-20 5-3 2-11 7-11 11 0 3 2 3 4 3 23 1 37 4 73 16 24 9 49 18 76 18 41 0 75-36 75-51 0-1-1-2-3-2-3 0-11 2-16 6-8 5-9 8-11 12-5 15-12 16-22 16-23 0-38-6-89-23 61-17 137-77 137-162 0-47-26-86-77-86-72 0-155 73-155 146 0 38 22 65 61 65 35 0 75-23 75-31 0-2-2-2-3-2-5 0-11 3-16 6-15 8-29 8-33 8-31 0-54-24-54-60 0-44 39-113 102-113 44 0 70 35 70 82 0 35-14 74-47 103-23 21-49 33-106 33-3 0-7 0-10 0z">
              <text:p/>
            </draw:path>
            <draw:path draw:style-name="gr5" draw:text-style-name="P3" draw:layer="layout" svg:width="0.119cm" svg:height="0.176cm" svg:x="2.862cm" svg:y="4.631cm" svg:viewBox="0 0 120 177" svg:d="M44 70c-22-5-28-20-28-30 0-17 15-32 37-32 33 0 47 22 51 48 1 3 1 5 5 5s4-2 4-7c0-16 0-32 0-48 0-4 0-6-4-6-1 0-2 1-4 3-3 5-6 9-9 14-16-16-36-17-43-17-31 0-53 22-53 47 0 14 6 24 15 33 10 9 18 11 44 17 23 5 28 6 35 12 5 6 11 14 11 25 0 17-15 35-38 35-24 0-57-10-59-47 0-4 0-5-4-5s-4 2-4 6c0 16 0 32 0 48 0 4 0 6 3 6 2 0 3 0 4-2 3-3 7-11 9-14 16 13 35 16 51 16 32 0 53-24 53-50 0-22-15-43-40-48-12-3-24-6-36-9z">
              <text:p/>
            </draw:path>
            <draw:path draw:style-name="gr5" draw:text-style-name="P3" draw:layer="layout" svg:width="0.102cm" svg:height="0.175cm" svg:x="2.85cm" svg:y="4.861cm" svg:viewBox="0 0 103 176" svg:d="M24 139c2 16 11 37 31 37 8 0 17-3 26-9 4-2 17-11 17-14 0-2-2-5-4-5-1 0-2 0-5 4-11 9-22 17-33 17-17 0-17-29-17-33 0-3 0-4 0-9 1-2 1-3 4-5 13-13 60-58 60-100 0-4 0-22-17-22-20 0-36 32-40 39-11 21-17 41-20 54-3 16-3 25-3 37-2 1-16 14-18 16-4 3-5 3-5 5s3 4 5 4c1 0 8-6 10-7 3-3 6-6 9-9zM42 111c4-25 24-104 44-104 6 0 9 4 9 13 0 3 0 25-21 55-13 18-26 31-32 36z">
              <text:p/>
            </draw:path>
            <draw:path draw:style-name="gr5" draw:text-style-name="P3" draw:layer="layout" svg:width="0.036cm" svg:height="0.15cm" svg:x="3.144cm" svg:y="4.797cm" svg:viewBox="0 0 37 151" svg:d="M37 19c0-10-9-19-19-19-11 0-18 9-18 19s7 18 18 18c10 0 19-8 19-18zM37 133c0-10-9-19-19-19-11 0-18 9-18 19s7 18 18 18c10 0 19-8 19-18z">
              <text:p/>
            </draw:path>
          </draw:g>
        </draw:g>
        <draw:frame draw:style-name="gr20" draw:text-style-name="P2" draw:layer="layout" svg:width="2.974cm" svg:height="0.395cm" svg:x="3.507cm" svg:y="4.607cm">
          <draw:text-box>
            <text:p><text:span text:style-name="T2">synchronization (?)</text:span></text:p>
          </draw:text-box>
        </draw:frame>
        <draw:g draw:style-name="gr4">
          <svg:title>TexMaths</svg:title>
          <svg:desc>10§display§0§svg§600§TRUE§</svg:desc>
          <draw:g>
            <draw:path draw:style-name="gr5" draw:text-style-name="P3" draw:layer="layout" svg:width="0.145cm" svg:height="0.239cm" svg:x="11.419cm" svg:y="2.859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 draw:style-name="gr4">
          <svg:title>TexMaths</svg:title>
          <svg:desc>10§display§1§svg§600§TRUE§</svg:desc>
          <draw:g>
            <draw:path draw:style-name="gr5" draw:text-style-name="P3" draw:layer="layout" svg:width="0.113cm" svg:height="0.231cm" svg:x="11.451cm" svg:y="3.317cm" svg:viewBox="0 0 114 232" svg:d="M70 9c0-8 0-9-8-9-20 22-51 22-62 22 0 4 0 7 0 11 7 0 28 0 46-9 0 60 0 120 0 180 0 13-1 17-33 17-4 0-7 0-11 0 0 4 0 7 0 11 12-1 43-1 56-1 14 0 44 0 56 1 0-4 0-7 0-11-4 0-7 0-11 0-32 0-33-4-33-17 0-65 0-130 0-195z">
              <text:p/>
            </draw:path>
          </draw:g>
        </draw:g>
        <draw:g draw:style-name="gr4">
          <svg:title>TexMaths</svg:title>
          <svg:desc>10§display§(2)§svg§600§TRUE§</svg:desc>
          <draw:g>
            <draw:path draw:style-name="gr5" draw:text-style-name="P3" draw:layer="layout" svg:width="0.08cm" svg:height="0.348cm" svg:x="11.329cm" svg:y="3.61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5" draw:text-style-name="P3" draw:layer="layout" svg:width="0.139cm" svg:height="0.231cm" svg:x="11.448cm" svg:y="3.639cm" svg:viewBox="0 0 140 232" svg:d="M27 206c12-12 25-24 37-36 55-48 76-67 76-102 0-40-32-68-74-68-40 0-66 33-66 64 0 19 18 19 19 19 6 0 18-4 18-18 0-9-6-18-19-18-3 0-3 0-4 0 8-23 27-36 47-36 32 0 47 29 47 57s-18 56-37 78c-22 25-45 49-67 74-4 3-4 4-4 12 43 0 86 0 130 0 3-20 6-40 10-59-3 0-6 0-9 0-2 9-4 24-8 30-2 3-25 3-33 3-21 0-42 0-63 0z">
              <text:p/>
            </draw:path>
            <draw:path draw:style-name="gr5" draw:text-style-name="P3" draw:layer="layout" svg:width="0.08cm" svg:height="0.348cm" svg:x="11.625cm" svg:y="3.61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4">
          <svg:title>TexMaths</svg:title>
          <svg:desc>10§display§3§svg§600§TRUE§</svg:desc>
          <draw:g>
            <draw:path draw:style-name="gr5" draw:text-style-name="P3" draw:layer="layout" svg:width="0.143cm" svg:height="0.239cm" svg:x="11.421cm" svg:y="4.263cm" svg:viewBox="0 0 144 240" svg:d="M86 110c28-9 49-34 49-62s-31-48-64-48c-35 0-62 21-62 48 0 11 8 18 18 18 11 0 18-8 18-18 0-18-16-18-22-18 11-17 34-21 47-21s32 7 32 39c0 4 0 25-9 40-11 17-22 18-30 18-3 0-12 1-14 1-3 1-5 1-5 4 0 4 2 4 8 4 5 0 10 0 15 0 28 0 41 23 41 57 0 48-24 58-38 58-15 0-42-6-54-26 12 1 23-6 23-20 0-12-9-19-19-19-9 0-20 5-20 20 0 32 32 55 71 55 41 0 73-32 73-68 0-28-22-55-58-62z">
              <text:p/>
            </draw:path>
          </draw:g>
        </draw:g>
        <draw:frame draw:style-name="gr21" draw:text-style-name="P2" draw:layer="layout" svg:width="2.382cm" svg:height="0.395cm" svg:x="1.418cm" svg:y="6.708cm">
          <draw:text-box>
            <text:p><text:span text:style-name="T2">state transition:</text:span></text:p>
          </draw:text-box>
        </draw:frame>
        <draw:frame draw:style-name="gr22" draw:text-style-name="P2" draw:layer="layout" svg:width="0.916cm" svg:height="0.395cm" svg:x="15.018cm" svg:y="1.809cm">
          <draw:text-box>
            <text:p><text:span text:style-name="T2">trellis:</text:span></text:p>
          </draw:text-box>
        </draw:frame>
        <draw:frame draw:style-name="gr23" draw:text-style-name="P2" draw:layer="layout" svg:width="0.781cm" svg:height="0.395cm" svg:x="9.008cm" svg:y="5.708cm">
          <draw:text-box>
            <text:p><text:span text:style-name="T2">FBA:</text:span></text:p>
          </draw:text-box>
        </draw:frame>
        <draw:custom-shape draw:style-name="gr24" draw:text-style-name="P6" draw:layer="layout" svg:width="0.2cm" svg:height="0.2cm" svg:x="15.3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5.3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5.3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5.303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5.304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10§display§\vdots§svg§600§TRUE§</svg:desc>
          <draw:g>
            <draw:path draw:style-name="gr5" draw:text-style-name="P3" draw:layer="layout" svg:width="0.034cm" svg:height="0.036cm" svg:x="15.403cm" svg:y="2.653cm" svg:viewBox="0 0 35 37" svg:d="M35 19c0-11-8-19-17-19-10 0-18 8-18 19 0 10 8 18 18 18 9 0 17-8 17-18z">
              <text:p/>
            </draw:path>
            <draw:path draw:style-name="gr5" draw:text-style-name="P3" draw:layer="layout" svg:width="0.034cm" svg:height="0.036cm" svg:x="15.403cm" svg:y="2.793cm" svg:viewBox="0 0 35 37" svg:d="M35 19c0-11-8-19-17-19-10 0-18 8-18 19 0 10 8 18 18 18 9 0 17-8 17-18z">
              <text:p/>
            </draw:path>
            <draw:path draw:style-name="gr5" draw:text-style-name="P3" draw:layer="layout" svg:width="0.034cm" svg:height="0.036cm" svg:x="15.403cm" svg:y="2.932cm" svg:viewBox="0 0 35 37" svg:d="M35 18c0-10-8-18-17-18-10 0-18 7-18 18 0 10 8 19 18 19 9 0 17-8 17-19z">
              <text:p/>
            </draw:path>
          </draw:g>
        </draw:g>
        <draw:custom-shape draw:style-name="gr24" draw:text-style-name="P6" draw:layer="layout" svg:width="0.2cm" svg:height="0.2cm" svg:x="16.501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6.502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6.5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6.504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6.505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10§display§\vdots§svg§600§TRUE§</svg:desc>
          <draw:g>
            <draw:path draw:style-name="gr5" draw:text-style-name="P3" draw:layer="layout" svg:width="0.034cm" svg:height="0.036cm" svg:x="16.604cm" svg:y="2.654cm" svg:viewBox="0 0 35 37" svg:d="M35 19c0-11-8-19-17-19-10 0-18 8-18 19 0 10 8 18 18 18 9 0 17-8 17-18z">
              <text:p/>
            </draw:path>
            <draw:path draw:style-name="gr5" draw:text-style-name="P3" draw:layer="layout" svg:width="0.034cm" svg:height="0.036cm" svg:x="16.604cm" svg:y="2.794cm" svg:viewBox="0 0 35 37" svg:d="M35 19c0-11-8-19-17-19-10 0-18 8-18 19 0 10 8 18 18 18 9 0 17-8 17-18z">
              <text:p/>
            </draw:path>
            <draw:path draw:style-name="gr5" draw:text-style-name="P3" draw:layer="layout" svg:width="0.034cm" svg:height="0.036cm" svg:x="16.604cm" svg:y="2.933cm" svg:viewBox="0 0 35 37" svg:d="M35 18c0-10-8-18-17-18-10 0-18 7-18 18 0 10 8 19 18 19 9 0 17-8 17-19z">
              <text:p/>
            </draw:path>
          </draw:g>
        </draw:g>
        <draw:line draw:style-name="gr26" draw:text-style-name="P4" draw:layer="layout" svg:x1="15.5cm" svg:y1="2.4cm" svg:x2="16.5cm" svg:y2="3.2cm">
          <text:p/>
        </draw:line>
        <draw:line draw:style-name="gr26" draw:text-style-name="P4" draw:layer="layout" svg:x1="15.5cm" svg:y1="2.4cm" svg:x2="16.5cm" svg:y2="3.6cm">
          <text:p/>
        </draw:line>
        <draw:line draw:style-name="gr27" draw:text-style-name="P4" draw:layer="layout" svg:x1="15.5cm" svg:y1="2.4cm" svg:x2="16.5cm" svg:y2="4cm">
          <text:p/>
        </draw:line>
        <draw:line draw:style-name="gr26" draw:text-style-name="P4" draw:layer="layout" svg:x1="15.5cm" svg:y1="2.4cm" svg:x2="16.5cm" svg:y2="4.4cm">
          <text:p/>
        </draw:line>
        <draw:line draw:style-name="gr27" draw:text-style-name="P4" draw:layer="layout" svg:x1="15.5cm" svg:y1="3.2cm" svg:x2="15.8cm" svg:y2="3.3cm">
          <text:p/>
        </draw:line>
        <draw:line draw:style-name="gr27" draw:text-style-name="P4" draw:layer="layout" svg:x1="15.5cm" svg:y1="3.2cm" svg:x2="15.8cm" svg:y2="3.4cm">
          <text:p/>
        </draw:line>
        <draw:line draw:style-name="gr26" draw:text-style-name="P4" draw:layer="layout" svg:x1="15.5cm" svg:y1="3.2cm" svg:x2="15.8cm" svg:y2="3.5cm">
          <text:p/>
        </draw:line>
        <draw:line draw:style-name="gr26" draw:text-style-name="P4" draw:layer="layout" svg:x1="15.5cm" svg:y1="3.2cm" svg:x2="15.8cm" svg:y2="3.6cm">
          <text:p/>
        </draw:line>
        <draw:line draw:style-name="gr27" draw:text-style-name="P4" draw:layer="layout" svg:x1="15.5cm" svg:y1="3.6cm" svg:x2="15.8cm" svg:y2="3.7cm">
          <text:p/>
        </draw:line>
        <draw:line draw:style-name="gr28" draw:text-style-name="P4" draw:layer="layout" svg:x1="15.5cm" svg:y1="3.6cm" svg:x2="15.8cm" svg:y2="3.8cm">
          <text:p/>
        </draw:line>
        <draw:line draw:style-name="gr26" draw:text-style-name="P4" draw:layer="layout" svg:x1="15.5cm" svg:y1="3.6cm" svg:x2="15.8cm" svg:y2="3.9cm">
          <text:p/>
        </draw:line>
        <draw:line draw:style-name="gr26" draw:text-style-name="P4" draw:layer="layout" svg:x1="15.5cm" svg:y1="3.6cm" svg:x2="15.8cm" svg:y2="4cm">
          <text:p/>
        </draw:line>
        <draw:line draw:style-name="gr27" draw:text-style-name="P4" draw:layer="layout" svg:x1="15.5cm" svg:y1="4.4cm" svg:x2="15.8cm" svg:y2="4.5cm">
          <text:p/>
        </draw:line>
        <draw:line draw:style-name="gr28" draw:text-style-name="P4" draw:layer="layout" svg:x1="15.5cm" svg:y1="4.4cm" svg:x2="15.8cm" svg:y2="4.6cm">
          <text:p/>
        </draw:line>
        <draw:line draw:style-name="gr27" draw:text-style-name="P4" draw:layer="layout" svg:x1="15.5cm" svg:y1="4.4cm" svg:x2="15.8cm" svg:y2="4.7cm">
          <text:p/>
        </draw:line>
        <draw:line draw:style-name="gr27" draw:text-style-name="P4" draw:layer="layout" svg:x1="15.5cm" svg:y1="4.4cm" svg:x2="15.8cm" svg:y2="4.8cm">
          <text:p/>
        </draw:line>
        <draw:g draw:style-name="gr4">
          <svg:title>TexMaths</svg:title>
          <svg:desc>10§display§\vdots§svg§600§TRUE§</svg:desc>
          <draw:g>
            <draw:path draw:style-name="gr5" draw:text-style-name="P3" draw:layer="layout" svg:width="0.034cm" svg:height="0.036cm" svg:x="15.404cm" svg:y="4.654cm" svg:viewBox="0 0 35 37" svg:d="M35 19c0-11-8-19-17-19-10 0-18 8-18 19 0 10 8 18 18 18 9 0 17-8 17-18z">
              <text:p/>
            </draw:path>
            <draw:path draw:style-name="gr5" draw:text-style-name="P3" draw:layer="layout" svg:width="0.034cm" svg:height="0.036cm" svg:x="15.404cm" svg:y="4.794cm" svg:viewBox="0 0 35 37" svg:d="M35 19c0-11-8-19-17-19-10 0-18 8-18 19 0 10 8 18 18 18 9 0 17-8 17-18z">
              <text:p/>
            </draw:path>
            <draw:path draw:style-name="gr5" draw:text-style-name="P3" draw:layer="layout" svg:width="0.034cm" svg:height="0.036cm" svg:x="15.404cm" svg:y="4.933cm" svg:viewBox="0 0 35 37" svg:d="M35 18c0-10-8-18-17-18-10 0-18 7-18 18 0 10 8 19 18 19 9 0 17-8 17-19z">
              <text:p/>
            </draw:path>
          </draw:g>
        </draw:g>
        <draw:g draw:style-name="gr4">
          <svg:title>TexMaths</svg:title>
          <svg:desc>10§display§\vdots§svg§600§TRUE§</svg:desc>
          <draw:g>
            <draw:path draw:style-name="gr5" draw:text-style-name="P3" draw:layer="layout" svg:width="0.034cm" svg:height="0.036cm" svg:x="16.605cm" svg:y="4.655cm" svg:viewBox="0 0 35 37" svg:d="M35 19c0-11-8-19-17-19-10 0-18 8-18 19 0 10 8 18 18 18 9 0 17-8 17-18z">
              <text:p/>
            </draw:path>
            <draw:path draw:style-name="gr5" draw:text-style-name="P3" draw:layer="layout" svg:width="0.034cm" svg:height="0.036cm" svg:x="16.605cm" svg:y="4.795cm" svg:viewBox="0 0 35 37" svg:d="M35 19c0-11-8-19-17-19-10 0-18 8-18 19 0 10 8 18 18 18 9 0 17-8 17-18z">
              <text:p/>
            </draw:path>
            <draw:path draw:style-name="gr5" draw:text-style-name="P3" draw:layer="layout" svg:width="0.034cm" svg:height="0.036cm" svg:x="16.605cm" svg:y="4.934cm" svg:viewBox="0 0 35 37" svg:d="M35 18c0-10-8-18-17-18-10 0-18 7-18 18 0 10 8 19 18 19 9 0 17-8 17-19z">
              <text:p/>
            </draw:path>
          </draw:g>
        </draw:g>
        <draw:line draw:style-name="gr27" draw:text-style-name="P4" draw:layer="layout" svg:x1="15.5cm" svg:y1="5.6cm" svg:x2="15.8cm" svg:y2="5.6cm">
          <text:p/>
        </draw:line>
        <draw:line draw:style-name="gr26" draw:text-style-name="P4" draw:layer="layout" svg:x1="15.5cm" svg:y1="5.6cm" svg:x2="15.8cm" svg:y2="5.5cm">
          <text:p/>
        </draw:line>
        <draw:line draw:style-name="gr27" draw:text-style-name="P4" draw:layer="layout" svg:x1="15.5cm" svg:y1="5.6cm" svg:x2="15.8cm" svg:y2="5.4cm">
          <text:p/>
        </draw:line>
        <draw:line draw:style-name="gr26" draw:text-style-name="P4" draw:layer="layout" svg:x1="15.5cm" svg:y1="5.6cm" svg:x2="15.8cm" svg:y2="5.3cm">
          <text:p/>
        </draw:line>
        <draw:line draw:style-name="gr26" draw:text-style-name="P4" draw:layer="layout" svg:x1="16.2cm" svg:y1="2.4cm" svg:x2="16.5cm" svg:y2="2.4cm">
          <text:p/>
        </draw:line>
        <draw:line draw:style-name="gr26" draw:text-style-name="P4" draw:layer="layout" svg:x1="16.2cm" svg:y1="2.5cm" svg:x2="16.5cm" svg:y2="2.4cm">
          <text:p/>
        </draw:line>
        <draw:line draw:style-name="gr26" draw:text-style-name="P4" draw:layer="layout" svg:x1="16.4cm" svg:y1="3.3cm" svg:x2="16.5cm" svg:y2="3.2cm">
          <text:p/>
        </draw:line>
        <draw:line draw:style-name="gr26" draw:text-style-name="P4" draw:layer="layout" svg:x1="16.4cm" svg:y1="3.7cm" svg:x2="16.5cm" svg:y2="3.6cm">
          <text:p/>
        </draw:line>
        <draw:line draw:style-name="gr26" draw:text-style-name="P4" draw:layer="layout" svg:x1="16.4cm" svg:y1="4.5cm" svg:x2="16.5cm" svg:y2="4.4cm">
          <text:p/>
        </draw:line>
        <draw:line draw:style-name="gr26" draw:text-style-name="P4" draw:layer="layout" svg:x1="16.2cm" svg:y1="5.6cm" svg:x2="16.5cm" svg:y2="5.6cm">
          <text:p/>
        </draw:line>
        <draw:line draw:style-name="gr26" draw:text-style-name="P4" draw:layer="layout" svg:x1="16.2cm" svg:y1="5.5cm" svg:x2="16.5cm" svg:y2="5.6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5cm" svg:x="16.794cm" svg:y="2.392cm" svg:viewBox="0 0 37 36" svg:d="M37 19c0-11-8-19-18-19s-19 8-19 19c0 10 9 17 19 17s18-7 18-17z">
              <text:p/>
            </draw:path>
            <draw:path draw:style-name="gr5" draw:text-style-name="P3" draw:layer="layout" svg:width="0.036cm" svg:height="0.035cm" svg:x="16.95cm" svg:y="2.392cm" svg:viewBox="0 0 37 36" svg:d="M37 19c0-11-8-19-18-19-11 0-19 8-19 19 0 10 8 17 19 17 10 0 18-7 18-17z">
              <text:p/>
            </draw:path>
            <draw:path draw:style-name="gr5" draw:text-style-name="P3" draw:layer="layout" svg:width="0.036cm" svg:height="0.035cm" svg:x="17.105cm" svg:y="2.392cm" svg:viewBox="0 0 37 36" svg:d="M37 19c0-11-9-19-19-19s-18 8-18 19c0 10 8 17 18 17s19-7 19-17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5cm" svg:x="16.794cm" svg:y="5.592cm" svg:viewBox="0 0 37 36" svg:d="M37 19c0-11-8-19-18-19s-19 8-19 19c0 10 9 17 19 17s18-7 18-17z">
              <text:p/>
            </draw:path>
            <draw:path draw:style-name="gr5" draw:text-style-name="P3" draw:layer="layout" svg:width="0.036cm" svg:height="0.035cm" svg:x="16.95cm" svg:y="5.592cm" svg:viewBox="0 0 37 36" svg:d="M37 19c0-11-8-19-18-19-11 0-19 8-19 19 0 10 8 17 19 17 10 0 18-7 18-17z">
              <text:p/>
            </draw:path>
            <draw:path draw:style-name="gr5" draw:text-style-name="P3" draw:layer="layout" svg:width="0.036cm" svg:height="0.035cm" svg:x="17.105cm" svg:y="5.592cm" svg:viewBox="0 0 37 36" svg:d="M37 19c0-11-9-19-19-19s-18 8-18 19c0 10 8 17 18 17s19-7 19-17z">
              <text:p/>
            </draw:path>
          </draw:g>
        </draw:g>
        <draw:custom-shape draw:style-name="gr25" draw:text-style-name="P7" draw:layer="layout" svg:width="0.2cm" svg:height="0.2cm" svg:x="15.3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6.506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5.3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6.505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4" draw:layer="layout" svg:x1="16.3cm" svg:y1="5.3cm" svg:x2="16.5cm" svg:y2="5.2cm">
          <text:p/>
        </draw:line>
        <draw:line draw:style-name="gr27" draw:text-style-name="P4" draw:layer="layout" svg:x1="16.3cm" svg:y1="5.2cm" svg:x2="16.5cm" svg:y2="5.2cm">
          <text:p/>
        </draw:line>
        <draw:line draw:style-name="gr27" draw:text-style-name="P4" draw:layer="layout" svg:x1="16.3cm" svg:y1="5.1cm" svg:x2="16.5cm" svg:y2="5.2cm">
          <text:p/>
        </draw:line>
        <draw:frame draw:style-name="gr29" draw:text-style-name="P1" draw:layer="layout" svg:width="1.187cm" svg:height="0.319cm" svg:x="3.902cm" svg:y="1.802cm">
          <draw:text-box>
            <text:p><text:span text:style-name="T1">(A,T,G,C)</text:span></text:p>
          </draw:text-box>
        </draw:frame>
        <draw:frame draw:style-name="gr30" draw:text-style-name="P2" draw:layer="layout" svg:width="1.759cm" svg:height="0.395cm" svg:x="1.409cm" svg:y="12.009cm">
          <draw:text-box>
            <text:p><text:span text:style-name="T2">outer code:</text:span></text:p>
          </draw:text-box>
        </draw:frame>
        <draw:g draw:style-name="gr4">
          <svg:title>TexMaths</svg:title>
          <svg:desc>10§display§\mathcal{C}_{0}:§svg§600§TRUE§</svg:desc>
          <draw:g>
            <draw:path draw:style-name="gr5" draw:text-style-name="P3" draw:layer="layout" svg:width="0.182cm" svg:height="0.253cm" svg:x="4.009cm" svg:y="12.104cm" svg:viewBox="0 0 183 254" svg:d="M170 191c0-2-2-3-4-3-6 0-10 4-14 6-7 4-9 7-13 12-11 17-26 29-49 29-32 0-60-23-60-75 0-31 12-73 31-100 16-23 34-41 71-41 13 0 21 5 21 18 0 12-13 37-17 44-2 4-2 3-2 5 0 3 2 3 4 3 7 0 20-8 24-13 1-2 21-36 21-54 0-19-16-22-28-22-51 0-93 33-109 53-42 50-46 103-46 122 0 51 26 79 67 79 56 0 103-55 103-63z">
              <text:p/>
            </draw:path>
            <draw:path draw:style-name="gr5" draw:text-style-name="P3" draw:layer="layout" svg:width="0.113cm" svg:height="0.165cm" svg:x="4.202cm" svg:y="12.241cm" svg:viewBox="0 0 114 166" svg:d="M114 84c0-27-3-46-14-63-8-12-23-21-43-21-57 0-57 66-57 84s0 82 57 82 57-64 57-82zM57 159c-11 0-26-6-31-26-3-14-3-34-3-52s0-37 3-50c6-19 21-25 31-25 14 0 26 8 31 23 4 13 4 30 4 52 0 18 0 36-3 51-5 22-22 27-32 27z">
              <text:p/>
            </draw:path>
            <draw:path draw:style-name="gr5" draw:text-style-name="P3" draw:layer="layout" svg:width="0.036cm" svg:height="0.15cm" svg:x="4.474cm" svg:y="12.2cm" svg:viewBox="0 0 37 151" svg:d="M37 18c0-10-9-18-19-18-11 0-18 7-18 18 0 10 7 19 18 19 10 0 19-8 19-19zM37 132c0-10-9-18-19-18-11 0-18 8-18 18s7 19 18 19c10 0 19-9 19-19z">
              <text:p/>
            </draw:path>
          </draw:g>
        </draw:g>
        <draw:frame draw:style-name="gr31" draw:text-style-name="P2" draw:layer="layout" svg:width="0.955cm" svg:height="0.395cm" svg:x="4.71cm" svg:y="12.01cm">
          <draw:text-box>
            <text:p><text:span text:style-name="T2">left-bit</text:span></text:p>
          </draw:text-box>
        </draw:frame>
        <draw:g draw:style-name="gr4">
          <svg:title>TexMaths</svg:title>
          <svg:desc>10§display§\mathcal{C}_{1}:§svg§600§TRUE§</svg:desc>
          <draw:g>
            <draw:path draw:style-name="gr5" draw:text-style-name="P3" draw:layer="layout" svg:width="0.182cm" svg:height="0.253cm" svg:x="4.01cm" svg:y="12.505cm" svg:viewBox="0 0 183 254" svg:d="M170 191c0-2-2-3-4-3-6 0-10 4-14 5-7 5-9 7-13 13-11 17-26 29-49 29-32 0-60-23-60-75 0-31 12-73 31-100 16-23 34-41 71-41 13 0 21 5 21 18 0 12-13 37-17 44-2 4-2 3-2 5 0 3 2 3 4 3 7 0 20-8 24-13 1-2 21-36 21-54 0-19-16-22-28-22-51 0-93 33-109 53-42 50-46 103-46 122 0 51 26 79 67 79 56 0 103-55 103-63z">
              <text:p/>
            </draw:path>
            <draw:path draw:style-name="gr5" draw:text-style-name="P3" draw:layer="layout" svg:width="0.089cm" svg:height="0.161cm" svg:x="4.217cm" svg:y="12.641cm" svg:viewBox="0 0 90 162" svg:d="M56 7c0-6-1-7-7-7-16 16-39 16-49 16 0 3 0 6 0 9 6 0 23 0 36-7 0 41 0 83 0 125 0 7 0 10-25 10-3 0-6 0-9 0 0 3 0 6 0 9 5 0 35-1 44-1 7 0 38 1 44 1 0-3 0-6 0-9-3 0-6 0-9 0-25 0-25-3-25-10 0-46 0-91 0-136z">
              <text:p/>
            </draw:path>
            <draw:path draw:style-name="gr5" draw:text-style-name="P3" draw:layer="layout" svg:width="0.036cm" svg:height="0.149cm" svg:x="4.475cm" svg:y="12.601cm" svg:viewBox="0 0 37 150" svg:d="M37 18c0-10-9-18-19-18-11 0-18 8-18 18s7 19 18 19c10 0 19-9 19-19zM37 132c0-10-9-19-19-19-11 0-18 9-18 19s7 18 18 18c10 0 19-8 19-18z">
              <text:p/>
            </draw:path>
          </draw:g>
        </draw:g>
        <draw:frame draw:style-name="gr32" draw:text-style-name="P2" draw:layer="layout" svg:width="1.17cm" svg:height="0.395cm" svg:x="4.712cm" svg:y="12.411cm">
          <draw:text-box>
            <text:p><text:span text:style-name="T2">right-bit</text:span></text:p>
          </draw:text-box>
        </draw:frame>
        <draw:frame draw:style-name="gr33" draw:text-style-name="P2" draw:layer="layout" svg:width="0.844cm" svg:height="0.395cm" svg:x="4.01cm" svg:y="12.81cm">
          <draw:text-box>
            <text:p><text:span text:style-name="T2">(rate)</text:span></text:p>
          </draw:text-box>
        </draw:frame>
        <draw:g draw:style-name="gr4">
          <svg:title>TexMaths</svg:title>
          <svg:desc>10§display§R(\mathcal{C}_{0}) \!&gt;\! R(\mathcal{C}_{1})§svg§600§TRUE§</svg:desc>
          <draw:g>
            <draw:path draw:style-name="gr5" draw:text-style-name="P3" draw:layer="layout" svg:width="0.25cm" svg:height="0.245cm" svg:x="4.991cm" svg:y="12.895cm" svg:viewBox="0 0 251 246" svg:d="M118 24c2-9 3-12 9-13 4 0 15 0 22 0 25 0 64 0 64 34 0 12-6 36-20 50-9 9-27 20-59 20-13 0-26 0-39 0 8-31 15-61 23-91zM168 120c36-8 77-32 77-68 0-30-31-52-77-52-33 0-67 0-100 0-7 0-11 0-11 7 0 4 4 4 10 4 1 0 8 0 14 0 6 1 9 1 9 6 0 1 0 2-1 7-16 62-31 125-47 187-4 13-5 16-32 16-7 0-10 0-10 7 0 4 4 4 5 4 10 0 34-1 44-1 9 0 35 1 45 1 3 0 7 0 7-7 0-4-3-4-10-4-13 0-23 0-23-6 0-2 1-4 1-6 8-30 16-61 24-92 14 0 27 0 41 0 32 0 39 20 39 32 0 5-3 16-5 24-3 9-6 22-6 29 0 38 42 38 47 38 30 0 42-36 42-40 0-5-3-3-4-5-3 0-4 3-5 5-8 26-24 32-32 32-11 0-14-8-14-21 0-11 2-29 4-39 0-5 1-12 1-17 0-27-23-38-33-41z">
              <text:p/>
            </draw:path>
            <draw:path draw:style-name="gr5" draw:text-style-name="P3" draw:layer="layout" svg:width="0.081cm" svg:height="0.349cm" svg:x="5.281cm" svg:y="12.8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3" draw:layer="layout" svg:width="0.183cm" svg:height="0.254cm" svg:x="5.387cm" svg:y="12.887cm" svg:viewBox="0 0 184 255" svg:d="M170 191c0-2-2-2-3-2-6 0-10 4-15 5-7 4-9 7-13 13-11 16-26 28-49 28-32 0-60-23-60-74 0-32 13-73 31-101 16-23 35-41 71-41 13 0 22 5 22 18 0 12-13 37-18 44-2 4-2 5-2 6 0 2 2 2 4 2 7 0 20-8 24-13 1-2 22-36 22-54 0-19-16-22-29-22-51 0-93 33-109 53-42 50-46 105-46 123 0 50 26 79 67 79 56 0 103-55 103-64z">
              <text:p/>
            </draw:path>
            <draw:path draw:style-name="gr5" draw:text-style-name="P3" draw:layer="layout" svg:width="0.113cm" svg:height="0.167cm" svg:x="5.581cm" svg:y="13.024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5" draw:text-style-name="P3" draw:layer="layout" svg:width="0.08cm" svg:height="0.349cm" svg:x="5.746cm" svg:y="12.8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5" draw:text-style-name="P3" draw:layer="layout" svg:width="0.214cm" svg:height="0.201cm" svg:x="5.93cm" svg:y="12.945cm" svg:viewBox="0 0 215 202" svg:d="M208 109c4-2 7-4 7-8 0-5-3-5-7-7-65-31-129-61-194-92-5-2-6-2-7-2-3 0-7 3-7 7 0 3 2 5 7 8 62 29 123 57 185 86-62 29-123 58-185 87-5 2-7 4-7 7 0 4 4 7 7 7 1 0 2 0 7-2 65-30 129-61 194-91z">
              <text:p/>
            </draw:path>
            <draw:path draw:style-name="gr5" draw:text-style-name="P3" draw:layer="layout" svg:width="0.25cm" svg:height="0.245cm" svg:x="6.227cm" svg:y="12.895cm" svg:viewBox="0 0 251 246" svg:d="M117 24c2-9 3-12 10-13 3 0 15 0 22 0 24 0 63 0 63 34 0 12-5 36-19 50-9 9-28 20-59 20-13 0-27 0-40 0 8-31 15-61 23-91zM168 120c35-8 77-32 77-68 0-30-31-52-77-52-34 0-67 0-101 0-7 0-10 0-10 7 0 4 3 4 10 4 1 0 7 0 13 0 7 1 10 1 10 6 0 1 0 2-2 7-16 62-31 125-47 187-3 13-4 16-32 16-6 0-9 0-9 7 0 4 4 4 5 4 10 0 34-1 44-1s35 1 45 1c3 0 7 0 7-7 0-4-3-4-10-4-13 0-23 0-23-6 0-2 1-4 1-6 8-30 15-61 23-92 14 0 28 0 42 0 32 0 38 20 38 32 0 5-2 16-4 24-3 9-6 22-6 29 0 38 42 38 47 38 29 0 42-36 42-40 0-5-3-3-4-5-4 0-4 3-5 5-9 26-24 32-32 32-12 0-14-8-14-21 0-11 2-29 3-39 1-5 2-12 2-17 0-27-24-38-33-41z">
              <text:p/>
            </draw:path>
            <draw:path draw:style-name="gr5" draw:text-style-name="P3" draw:layer="layout" svg:width="0.08cm" svg:height="0.349cm" svg:x="6.517cm" svg:y="12.871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182cm" svg:height="0.254cm" svg:x="6.623cm" svg:y="12.887cm" svg:viewBox="0 0 183 255" svg:d="M170 191c0-2-2-2-4-2-6 0-9 4-14 5-7 4-9 7-13 13-11 16-26 28-49 28-32 0-60-23-60-74 0-32 12-73 31-101 15-23 34-41 71-41 13 0 21 5 21 18 0 12-13 37-17 44-2 4-2 5-2 6 0 2 2 2 4 2 7 0 20-8 24-13 1-2 21-36 21-54 0-19-16-22-28-22-51 0-93 33-109 53-42 50-46 105-46 123 0 50 26 79 67 79 56 0 103-55 103-64z">
              <text:p/>
            </draw:path>
            <draw:path draw:style-name="gr5" draw:text-style-name="P3" draw:layer="layout" svg:width="0.089cm" svg:height="0.162cm" svg:x="6.83cm" svg:y="13.024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5" draw:text-style-name="P3" draw:layer="layout" svg:width="0.081cm" svg:height="0.349cm" svg:x="6.981cm" svg:y="12.87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\varepsilon§svg§600§TRUE§</svg:desc>
          <draw:g>
            <draw:path draw:style-name="gr5" draw:text-style-name="P3" draw:layer="layout" svg:width="0.139cm" svg:height="0.164cm" svg:x="4.349cm" svg:y="3.732cm" svg:viewBox="0 0 140 165" svg:d="M40 79c12 4 22 4 30 4s28 0 28-10c0-8-13-9-26-9-6 0-18 0-31 6-8-4-14-11-14-20 0-21 34-34 64-34 6 0 19 0 33 10 3 3 4 3 7 3 4 0 9-4 9-9 0-7-21-20-45-20-39 0-77 23-77 50 0 15 12 24 14 25-21 10-32 30-32 46 0 23 20 44 57 44 45 0 65-31 65-36 0-2-2-3-4-3s-3 1-4 2c-4 8-13 21-54 21-21 0-51-5-51-30 0-12 10-31 31-40zM52 74c8-2 15-3 20-3 9 0 10 1 17 2-6 3-6 3-19 3-7 0-12 0-18-2z">
              <text:p/>
            </draw:path>
          </draw:g>
        </draw:g>
        <draw:frame draw:style-name="gr34" draw:text-style-name="P2" draw:layer="layout" svg:width="1.987cm" svg:height="0.395cm" svg:x="1.409cm" svg:y="13.309cm">
          <draw:text-box>
            <text:p><text:span text:style-name="T2">evaluation: ?</text:span></text:p>
          </draw:text-box>
        </draw:frame>
        <draw:frame draw:style-name="gr35" draw:text-style-name="P2" draw:layer="layout" svg:width="5.615cm" svg:height="1.183cm" svg:x="1.61cm" svg:y="13.71cm">
          <draw:text-box>
            <text:p><text:span text:style-name="T2">constrained channel capacity</text:span></text:p>
            <text:p><text:span text:style-name="T2">IDS channel capacity (finite length?)</text:span></text:p>
            <text:p><text:span text:style-name="T2">FBA soft output: mutual info?</text:span></text:p>
          </draw:text-box>
        </draw:frame>
        <draw:g draw:style-name="gr4">
          <svg:title>TexMaths</svg:title>
          <svg:desc>10§display§t(\bm{q},a) = 
\left\{ 
\bm{q}' = \overleftarrow{\bm{q}}a
\middle|
\bm{q}' \in \mathcal{Q}
\right\} §svg§600§TRUE§</svg:desc>
          <draw:g>
            <draw:path draw:style-name="gr5" draw:text-style-name="P3" draw:layer="layout" svg:width="0.107cm" svg:height="0.222cm" svg:x="4.039cm" svg:y="6.802cm" svg:viewBox="0 0 108 223" svg:d="M65 79c11 0 22 0 33 0 7 0 10 0 10-7 0-4-3-4-10-4-10 0-21 0-31 0 13-50 15-57 15-59 0-6-4-9-10-9-1 0-11 0-14 12-5 19-9 37-14 56-11 0-22 0-33 0-7 0-11 0-11 7 0 4 3 4 10 4 10 0 21 0 31 0-25 100-27 106-27 112 0 19 14 32 33 32 35 0 55-51 55-54s-2-3-4-3c-3 0-3 1-5 5-15 36-34 45-46 45-7 0-11-5-11-16 0-9 1-11 3-17 9-35 17-70 26-104z">
              <text:p/>
            </draw:path>
            <draw:path draw:style-name="gr5" draw:text-style-name="P3" draw:layer="layout" svg:width="0.08cm" svg:height="0.349cm" svg:x="4.193cm" svg:y="6.758cm" svg:viewBox="0 0 81 350" svg:d="M81 347c0-1 0-2-6-8-44-44-55-109-55-163 0-61 14-122 57-166 4-4 4-5 4-6 0-3-1-4-3-4-4 0-35 24-56 69-18 38-22 77-22 107 0 27 4 70 23 108 21 44 51 66 55 66 2 0 3-1 3-3z">
              <text:p/>
            </draw:path>
            <draw:path draw:style-name="gr5" draw:text-style-name="P3" draw:layer="layout" svg:width="0.174cm" svg:height="0.226cm" svg:x="4.311cm" svg:y="6.863cm" svg:viewBox="0 0 175 227" svg:d="M175 6c0-2-2-6-7-6-11 5-21 5-32 15-5-6-17-15-37-15-62 0-99 55-99 103 0 44 32 58 61 58 17 0 31-6 38-11-4 17-9 35-13 53-1 6-2 6-4 6-4 1-10 1-14 1-6 0-7 0-9 2s-2 5-3 8c0 2 1 7 7 7 12 0 25-1 37-1 13 0 26 1 39 1 2 0 9 0 9-11 0-5-6-6-9-6-5 0-11 0-15 0 17-68 34-136 51-204zM107 121c-2 6-2 7-6 10-11 11-26 18-38 18-22 0-24-19-24-27 0-18 12-61 18-75 11-26 28-34 42-34 21 0 29 16 29 20 0 1 0 4 0 5-7 28-14 55-21 83z">
              <text:p/>
            </draw:path>
            <draw:path draw:style-name="gr5" draw:text-style-name="P3" draw:layer="layout" svg:width="0.041cm" svg:height="0.104cm" svg:x="4.528cm" svg:y="6.983cm" svg:viewBox="0 0 42 105" svg:d="M42 37c0-23-9-37-23-37-12 0-19 9-19 19 0 9 7 19 19 19 4 0 9-2 12-5 1-1 1-1 2-1 0 2 1 0 1 5 0 26-12 47-24 59-4 4-4 4-4 5 0 3 2 4 4 4 3 0 32-27 32-68z">
              <text:p/>
            </draw:path>
            <draw:path draw:style-name="gr5" draw:text-style-name="P3" draw:layer="layout" svg:width="0.16cm" svg:height="0.158cm" svg:x="4.668cm" svg:y="6.866cm" svg:viewBox="0 0 161 159" svg:d="M117 23c-6-13-16-23-32-23-41 0-85 52-85 103 0 33 20 56 47 56 7 0 25-1 46-26 3 15 15 26 32 26 12 0 20-8 26-19 6-13 10-34 10-35 0-3-3-3-4-3-3 0-4 1-5 6-6 23-12 44-26 44-10 0-11-9-11-16 0-8 1-11 5-26 3-15 4-19 7-32 4-16 9-33 13-49 2-10 2-11 2-12 0-6-4-10-10-10-8 0-13 8-15 16zM95 114c-2 6-2 7-7 13-16 19-30 25-40 25-18 0-23-20-23-33 0-18 12-61 20-77 11-21 26-34 41-34 22 0 27 29 27 31s0 4-1 6c-6 23-11 46-17 69z">
              <text:p/>
            </draw:path>
            <draw:path draw:style-name="gr5" draw:text-style-name="P3" draw:layer="layout" svg:width="0.081cm" svg:height="0.349cm" svg:x="4.86cm" svg:y="6.758cm" svg:viewBox="0 0 82 350" svg:d="M82 176c0-28-4-70-23-110-22-43-52-66-55-66-2 0-4 2-4 4 0 1 0 2 7 8 34 35 54 90 54 164 0 60-13 121-56 165-5 4-5 5-5 6 0 2 2 3 4 3 3 0 35-24 56-68 18-38 22-77 22-106z">
              <text:p/>
            </draw:path>
            <draw:path draw:style-name="gr5" draw:text-style-name="P3" draw:layer="layout" svg:width="0.233cm" svg:height="0.081cm" svg:x="5.094cm" svg:y="6.89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24cm" svg:height="0.419cm" svg:x="5.485cm" svg:y="6.723cm" svg:viewBox="0 0 125 420" svg:d="M51 154c0 25-13 38-48 52-2 1-3 2-3 4 0 3 1 4 4 5 47 19 47 37 47 56 0 33 0 65 0 97 0 10 5 23 21 33 17 12 45 19 49 19 3 0 4 0 4-4 0-3-1-4-6-6-10-4-37-15-43-36-1-4-1-5-1-18 0-28 0-57 0-86 0-18 0-43-57-59 57-18 57-42 57-61 0-29 0-58 0-86 0-20 0-38 48-55 2-1 1-3 2-4 0-3-1-5-4-5s-52 11-65 35c-5 10-5 13-5 28 0 30 0 60 0 91z">
              <text:p/>
            </draw:path>
            <draw:path draw:style-name="gr5" draw:text-style-name="P3" draw:layer="layout" svg:width="0.174cm" svg:height="0.226cm" svg:x="5.666cm" svg:y="6.863cm" svg:viewBox="0 0 175 227" svg:d="M175 6c0-2-1-6-6-6-11 5-21 5-32 15-5-6-17-15-38-15-61 0-99 55-99 103 0 44 33 58 62 58 17 0 31-6 38-11-4 17-9 35-13 53-2 6-2 6-5 6-3 1-9 1-13 1-6 0-8 0-10 2s-2 5-3 8c0 2 2 7 7 7 12 0 25-1 38-1s26 1 39 1c2 0 9 0 9-11 0-5-6-6-9-6-5 0-11 0-15 0 17-68 33-136 50-204zM107 121c-1 6-1 7-5 10-12 11-26 18-39 18-21 0-23-19-23-27 0-18 12-61 17-75 11-26 29-34 43-34 21 0 29 16 29 20 0 1 0 4-1 5-7 28-14 55-21 83z">
              <text:p/>
            </draw:path>
            <draw:path draw:style-name="gr5" draw:text-style-name="P3" draw:layer="layout" svg:width="0.06cm" svg:height="0.127cm" svg:x="5.866cm" svg:y="6.739cm" svg:viewBox="0 0 61 128" svg:d="M59 22c2-5 2-6 2-8 0-8-6-14-14-14-9 0-12 8-14 12-11 35-21 70-32 106 0 1-1 2-1 4 0 3 7 6 9 6s2-1 4-5c15-34 31-67 46-101z">
              <text:p/>
            </draw:path>
            <draw:path draw:style-name="gr5" draw:text-style-name="P3" draw:layer="layout" svg:width="0.232cm" svg:height="0.081cm" svg:x="6.07cm" svg:y="6.893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3" draw:layer="layout" svg:width="0.311cm" svg:height="0.182cm" svg:x="6.44cm" svg:y="6.686cm" svg:viewBox="0 0 312 183" svg:d="M299 99c6 0 13 0 13-7s-7-7-13-7c-87 0-174 0-261 0 19-15 29-29 32-34 15-24 18-46 18-47 0-4-4-4-7-4-6 0-6 1-7 7-9 35-29 64-69 80-4 2-5 2-5 5 0 2 1 3 5 4 37 15 60 43 69 82 1 4 1 5 7 5 3 0 7 0 7-4-6-16-3-23-18-46-7-11-17-23-32-34 87 0 174 0 261 0z">
              <text:p/>
            </draw:path>
            <draw:path draw:style-name="gr5" draw:text-style-name="P3" draw:layer="layout" svg:width="0.214cm" svg:height="0.013cm" svg:x="6.527cm" svg:y="6.771cm" svg:viewBox="0 0 215 14" svg:d="M203 14c6 0 12 0 12-7s-6-7-12-7c-63 0-127 0-190 0-6 0-13 0-13 7s7 7 13 7c63 0 127 0 190 0z">
              <text:p/>
            </draw:path>
            <draw:path draw:style-name="gr5" draw:text-style-name="P3" draw:layer="layout" svg:width="0.174cm" svg:height="0.226cm" svg:x="6.51cm" svg:y="6.863cm" svg:viewBox="0 0 175 227" svg:d="M175 6c0-2-2-6-7-6-11 5-21 5-32 15-4-6-16-15-37-15-61 0-99 55-99 103 0 44 32 58 61 58 17 0 31-6 39-11-5 17-9 35-14 53-1 6-2 6-4 6-4 1-9 1-13 1-6 0-8 0-10 2s-2 5-3 8c0 2 1 7 7 7 12 0 25-1 37-1 13 0 27 1 39 1 3 0 9 0 9-11 0-5-6-6-9-6-5 0-10 0-15 0 17-68 34-136 51-204zM107 121c-2 6-2 7-6 10-11 11-26 18-38 18-22 0-23-19-23-27 0-18 11-61 17-75 11-26 28-34 43-34 20 0 29 16 29 20 0 1-1 4-1 5-7 28-14 55-21 83z">
              <text:p/>
            </draw:path>
            <draw:path draw:style-name="gr5" draw:text-style-name="P3" draw:layer="layout" svg:width="0.159cm" svg:height="0.158cm" svg:x="6.786cm" svg:y="6.866cm" svg:viewBox="0 0 160 159" svg:d="M117 23c-7-13-17-23-33-23-41 0-84 52-84 103 0 33 19 56 46 56 7 0 25-1 46-26 3 15 15 26 32 26 12 0 20-8 26-19 6-13 10-34 10-35 0-3-3-3-4-3-3 0-4 1-5 6-6 23-12 44-26 44-10 0-11-9-11-16 0-8 1-11 5-26s4-19 7-32c4-16 9-33 13-49 2-10 2-11 2-12 0-6-4-10-10-10-8 0-13 8-14 16zM94 114c-2 6-2 7-7 13-16 19-30 25-40 25-18 0-23-20-23-33 0-18 12-61 20-77 11-21 27-34 41-34 22 0 27 29 27 31s0 4-1 6c-6 23-11 46-17 69z">
              <text:p/>
            </draw:path>
            <draw:path draw:style-name="gr5" draw:text-style-name="P3" draw:layer="layout" svg:width="0.014cm" svg:height="0.224cm" svg:x="7.008cm" svg:y="6.716cm" svg:viewBox="0 0 15 225" svg:d="M0 212c0 6 0 13 8 13 7 0 7-7 7-13 0-67 0-133 0-199 0-6 0-13-7-13-8 0-8 7-8 13 0 66 0 132 0 199z">
              <text:p/>
            </draw:path>
            <draw:path draw:style-name="gr5" draw:text-style-name="P3" draw:layer="layout" svg:width="0.014cm" svg:height="0.225cm" svg:x="7.008cm" svg:y="6.925cm" svg:viewBox="0 0 15 226" svg:d="M0 213c0 5 0 13 8 13 7 0 7-7 7-13 0-67 0-133 0-200 0-5 0-13-7-13-8 0-8 7-8 13 0 67 0 133 0 200z">
              <text:p/>
            </draw:path>
            <draw:path draw:style-name="gr5" draw:text-style-name="P3" draw:layer="layout" svg:width="0.174cm" svg:height="0.226cm" svg:x="7.09cm" svg:y="6.863cm" svg:viewBox="0 0 175 227" svg:d="M175 6c0-2-1-6-6-6-1 0-21 5-32 15-5-6-17-15-38-15-61 0-99 55-99 103 0 44 32 58 62 58 17 0 31-6 38-11-4 17-9 35-13 53-2 6-2 6-5 6-3 1-9 1-13 1-6 0-8 0-10 2s-2 5-3 8c0 2 2 7 7 7 12 0 25-1 38-1s26 1 39 1c2 0 9 0 9-11 0-5-6-6-9-6-5 0-11 0-15 0 17-68 33-136 50-204zM107 121c-1 6-1 7-5 10-12 11-26 18-39 18-21 0-23-19-23-27 0-18 12-61 17-75 11-26 29-34 43-34 21 0 29 16 29 20 0 1 0 4-1 5-7 28-14 55-21 83z">
              <text:p/>
            </draw:path>
            <draw:path draw:style-name="gr5" draw:text-style-name="P3" draw:layer="layout" svg:width="0.06cm" svg:height="0.127cm" svg:x="7.29cm" svg:y="6.739cm" svg:viewBox="0 0 61 128" svg:d="M59 22c2-5 2-6 2-8 0-8-6-14-14-14-9 0-12 8-14 12-11 35-21 70-32 106 0 1-1 2-1 4 0 3 7 6 9 6s2-1 4-5c15-34 31-67 46-101z">
              <text:p/>
            </draw:path>
            <draw:path draw:style-name="gr5" draw:text-style-name="P3" draw:layer="layout" svg:width="0.175cm" svg:height="0.203cm" svg:x="7.503cm" svg:y="6.832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5" draw:text-style-name="P3" draw:layer="layout" svg:width="0.236cm" svg:height="0.289cm" svg:x="7.846cm" svg:y="6.774cm" svg:viewBox="0 0 237 290" svg:d="M38 238c-6 0-10 0-19 5-3 2-11 6-11 11 0 2 2 2 3 2 24 1 38 4 73 17 25 8 50 17 77 17 41 0 76-36 76-49 0-2-2-3-4-3-3 0-11 3-16 6-8 5-9 7-11 12-5 14-12 15-21 15-24 0-39-6-90-23 61-16 137-77 137-162 0-47-26-86-77-86-72 0-155 73-155 146 0 38 22 66 61 66 35 0 75-23 75-32 0-2-2-2-3-2-5 0-11 4-16 6-15 8-29 8-33 8-32 0-54-24-54-60 0-44 39-113 101-113 45 0 71 36 71 82 0 35-14 75-47 104-23 21-49 33-106 33-4 0-7 0-11 0z">
              <text:p/>
            </draw:path>
            <draw:path draw:style-name="gr5" draw:text-style-name="P3" draw:layer="layout" svg:width="0.124cm" svg:height="0.419cm" svg:x="8.133cm" svg:y="6.723cm" svg:viewBox="0 0 125 420" svg:d="M75 266c0-12 0-32 45-50 4-2 5-2 5-6-1-1 0-3-3-3-47-19-47-38-47-58 0-33 0-65 0-97-1-19-17-30-22-34-15-10-45-18-49-18-3 0-4 2-4 5s1 4 4 4c46 18 46 35 46 55 0 28 0 57 0 86 0 19 0 43 57 60-57 19-57 39-57 61 0 29 0 58 0 86 0 18 0 36-45 53-4 2-5 2-5 6 0 2 1 4 4 4 1 0 47-9 63-32 8-10 8-18 8-31 0-30 0-60 0-91z">
              <text:p/>
            </draw:path>
          </draw:g>
        </draw:g>
        <draw:g draw:style-name="gr4">
          <svg:title>TexMaths</svg:title>
          <svg:desc>10§display§\bm{q}§svg§600§TRUE§</svg:desc>
          <draw:g>
            <draw:path draw:style-name="gr5" draw:text-style-name="P3" draw:layer="layout" svg:width="0.172cm" svg:height="0.225cm" svg:x="9.033cm" svg:y="2.33cm" svg:viewBox="0 0 173 226" svg:d="M173 7c0-2-2-7-6-7-1 0-21 5-32 15-5-5-17-15-36-15-61 0-99 56-99 104 0 42 32 57 61 57 17 0 31-7 38-12-5 18-9 36-13 54-1 5-2 5-4 6-4 0-10 0-13 0-6 0-9 0-10 2-2 3-2 5-3 8 0 3 1 7 7 7 12 0 25-1 37-1s25 1 38 1c2 0 9 0 9-10 0-6-6-7-9-7-5 0-11 0-15 0 17-67 34-135 50-202zM106 121c-2 6-2 6-6 9-10 12-25 18-37 18-22 0-23-19-23-26 0-18 11-61 17-75 11-25 28-34 42-34 20 0 28 16 28 20 0 2 0 4-1 5-6 27-13 55-20 83z">
              <text:p/>
            </draw:path>
          </draw:g>
        </draw:g>
        <draw:g draw:style-name="gr4">
          <svg:title>TexMaths</svg:title>
          <svg:desc>10§display§\bm{q}'§svg§600§TRUE§</svg:desc>
          <draw:g>
            <draw:path draw:style-name="gr5" draw:text-style-name="P3" draw:layer="layout" svg:width="0.172cm" svg:height="0.225cm" svg:x="12.935cm" svg:y="2.327cm" svg:viewBox="0 0 173 226" svg:d="M173 7c0-2-1-7-6-7-10 5-21 5-32 16-5-6-16-16-36-16-61 0-99 56-99 104 0 43 32 58 61 58 17 0 31-7 38-11-5 17-9 35-13 52-1 5-2 5-4 6-4 1-10 1-13 1-6 0-8 0-10 2s-3 7-3 8c0 2 1 6 7 6 12 0 25-1 37-1 13 0 26 1 38 1 2 0 9 0 9-10 0-6-6-6-9-6-5 0-10 0-14-1 16-67 33-135 49-202zM107 121c-2 6-2 7-6 11-11 11-26 17-38 17-22 0-23-19-23-26 0-19 11-62 17-76 11-25 28-34 42-34 21 0 29 17 29 20 0 2 0 4 0 5-7 27-14 55-21 83z">
              <text:p/>
            </draw:path>
            <draw:path draw:style-name="gr5" draw:text-style-name="P3" draw:layer="layout" svg:width="0.06cm" svg:height="0.126cm" svg:x="13.133cm" svg:y="2.204cm" svg:viewBox="0 0 61 127" svg:d="M59 21c2-4 2-6 2-8 0-7-7-13-14-13-10 0-13 8-14 12-11 35-21 70-32 106 0 1-1 3-1 4 0 3 7 5 9 5s2 0 4-4c15-34 30-68 46-102z">
              <text:p/>
            </draw:path>
          </draw:g>
        </draw:g>
        <draw:g draw:style-name="gr4">
          <svg:title>TexMaths</svg:title>
          <svg:desc>10§display§a§svg§600§TRUE§</svg:desc>
          <draw:g>
            <draw:path draw:style-name="gr5" draw:text-style-name="P3" draw:layer="layout" svg:width="0.158cm" svg:height="0.156cm" svg:x="11.434cm" svg:y="2.332cm" svg:viewBox="0 0 159 157" svg:d="M115 22c-6-13-16-22-32-22-40 0-83 51-83 101 0 33 19 56 46 56 7 0 25-1 45-26 3 14 15 26 32 26 12 0 20-8 26-19 5-13 10-34 10-35 0-3-3-3-4-3-4 0-4 1-5 6-6 23-12 43-27 43-9 0-10-9-10-16s1-10 4-26c4-14 5-18 8-30 5-17 9-33 13-49 2-10 2-10 2-12 0-6-4-9-10-9-8 0-14 8-15 15zM93 112c-2 6-2 7-7 13-15 19-29 24-39 24-17 0-22-19-22-32 0-18 11-60 19-76 11-20 27-33 40-33 22 0 27 28 27 30s-1 5-1 6c-5 23-11 45-17 68z">
              <text:p/>
            </draw:path>
          </draw:g>
        </draw:g>
        <draw:g draw:style-name="gr4">
          <svg:title>TexMaths</svg:title>
          <svg:desc>10§display§\bm{q}, \bm{q}' \in \mathcal{Q}§svg§600§TRUE§</svg:desc>
          <draw:g>
            <draw:path draw:style-name="gr5" draw:text-style-name="P3" draw:layer="layout" svg:width="0.174cm" svg:height="0.225cm" svg:x="8.261cm" svg:y="3.29cm" svg:viewBox="0 0 175 226" svg:d="M175 7c0-2-2-7-6-7-1 0-22 5-32 16-5-6-17-16-38-16-61 0-99 56-99 104 0 43 32 58 61 58 17 0 31-7 39-11-5 17-9 35-14 52-1 5-1 5-4 6-4 1-9 1-13 1-6 0-8 0-10 2s-3 7-3 8c0 2 2 6 7 6 12 0 25-1 37-1 13 0 27 1 39 1 3 0 10 0 10-10 0-6-6-6-10-6-5 0-10 0-15-1 17-67 34-135 51-202zM107 121c-2 6-2 7-6 11-11 11-26 17-38 17-22 0-23-19-23-26 0-19 12-62 17-76 11-25 28-34 43-34 20 0 29 17 29 20 0 2 0 4-1 5-7 27-14 55-21 83z">
              <text:p/>
            </draw:path>
            <draw:path draw:style-name="gr5" draw:text-style-name="P3" draw:layer="layout" svg:width="0.04cm" svg:height="0.104cm" svg:x="8.479cm" svg:y="3.411cm" svg:viewBox="0 0 41 105" svg:d="M41 37c0-24-9-37-23-37-11 0-18 9-18 18 0 10 7 19 18 19 5 0 9-1 13-5 1 0 1-1 1-1 1 0 1 1 1 6 0 26-12 47-24 58-4 4-4 5-4 6 0 2 2 4 4 4 4 0 32-27 32-68z">
              <text:p/>
            </draw:path>
            <draw:path draw:style-name="gr5" draw:text-style-name="P3" draw:layer="layout" svg:width="0.174cm" svg:height="0.225cm" svg:x="8.62cm" svg:y="3.29cm" svg:viewBox="0 0 175 226" svg:d="M175 7c0-2-1-7-6-7-11 5-21 5-32 16-5-6-17-16-38-16-61 0-99 56-99 104 0 43 33 58 62 58 17 0 31-7 38-11-4 17-9 35-13 52-2 5-2 5-4 6-4 1-10 1-14 1-6 0-9 0-10 2-2 2-2 7-2 8 0 2 1 6 7 6 12 0 25-1 37-1 13 0 26 1 39 1 2 0 9 0 9-10 0-6-6-6-9-6-5 0-11 0-15-1 17-67 33-135 50-202zM108 121c-2 6-2 7-6 11-11 11-26 17-38 17-22 0-24-19-24-26 0-19 12-62 18-76 11-25 28-34 42-34 21 0 29 17 29 20 0 2 0 4 0 5-7 27-14 55-21 83z">
              <text:p/>
            </draw:path>
            <draw:path draw:style-name="gr5" draw:text-style-name="P3" draw:layer="layout" svg:width="0.06cm" svg:height="0.126cm" svg:x="8.82cm" svg:y="3.167cm" svg:viewBox="0 0 61 127" svg:d="M59 21c2-4 2-6 2-8 0-7-6-13-14-13-9 0-12 8-14 12-11 35-21 70-32 106 0 1-1 3-1 4 0 3 7 5 9 5s2 0 4-4c15-34 31-68 46-102z">
              <text:p/>
            </draw:path>
            <draw:path draw:style-name="gr5" draw:text-style-name="P3" draw:layer="layout" svg:width="0.175cm" svg:height="0.201cm" svg:x="9.032cm" svg:y="3.26cm" svg:viewBox="0 0 176 202" svg:d="M163 108c6 0 13 0 13-7s-7-7-13-7c-49 0-99 0-148 0 4-47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5" draw:text-style-name="P3" draw:layer="layout" svg:width="0.236cm" svg:height="0.288cm" svg:x="9.374cm" svg:y="3.202cm" svg:viewBox="0 0 237 289" svg:d="M39 236c-7 0-11 0-19 5-3 2-12 8-12 12 0 2 2 2 4 2 23 1 38 5 73 17 24 9 49 17 77 17 41 0 75-36 75-50 0-2-1-3-3-3-4 0-11 3-17 7-8 5-8 8-10 12-5 14-12 15-22 15-23 0-39-5-90-23 61-17 138-76 138-161 0-48-26-86-78-86-71 0-155 73-155 146 0 36 22 64 61 64 36 0 76-23 76-31 0-2-3-2-4-2-5 0-11 3-16 6-14 8-29 8-32 8-32 0-55-24-55-60 0-44 40-112 102-112 44 0 71 35 71 82 0 34-14 74-48 103-23 20-48 32-106 32-3 0-7 0-10 0z">
              <text:p/>
            </draw:path>
          </draw:g>
        </draw:g>
        <draw:g draw:style-name="gr4">
          <svg:title>TexMaths</svg:title>
          <svg:desc>10§display§a \in \Sigma§svg§600§TRUE§</svg:desc>
          <draw:g>
            <draw:path draw:style-name="gr5" draw:text-style-name="P3" draw:layer="layout" svg:width="0.16cm" svg:height="0.157cm" svg:x="8.261cm" svg:y="3.752cm" svg:viewBox="0 0 161 158" svg:d="M117 23c-6-13-17-23-32-23-41 0-85 52-85 103 0 32 19 55 47 55 7 0 24-2 45-26 3 14 15 26 32 26 13 0 21-8 26-19 6-13 11-33 11-34 0-4-3-4-4-4-4 0-4 2-5 7-6 22-13 42-27 42-10 0-11-9-11-16 0-8 1-9 5-25 4-15 5-18 8-31 4-17 8-33 12-49 3-10 3-11 3-12 0-6-4-10-10-10-9 0-14 8-15 16zM94 113c-2 7-2 7-7 13-15 19-30 24-40 24-17 0-22-19-22-32 0-17 11-60 19-76 11-21 27-34 41-34 23 0 28 29 28 31s-1 4-1 6c-6 22-12 45-18 68z">
              <text:p/>
            </draw:path>
            <draw:path draw:style-name="gr5" draw:text-style-name="P3" draw:layer="layout" svg:width="0.175cm" svg:height="0.201cm" svg:x="8.559cm" svg:y="3.718cm" svg:viewBox="0 0 176 202" svg:d="M163 109c6 0 13 0 13-7s-7-7-13-7c-49 0-99 0-148 0 4-47 44-81 94-81 18 0 36 0 54 0 6 0 13 0 13-7s-7-7-13-7c-19 0-37 0-55 0-60 0-108 46-108 102 0 55 48 100 108 100 18 0 36 0 55 0 6 0 13 0 13-7s-7-7-13-7c-18 0-36 0-54 0-50 0-90-34-94-79 49 0 99 0 148 0z">
              <text:p/>
            </draw:path>
            <draw:path draw:style-name="gr5" draw:text-style-name="P3" draw:layer="layout" svg:width="0.213cm" svg:height="0.237cm" svg:x="8.88cm" svg:y="3.668cm" svg:viewBox="0 0 214 238" svg:d="M111 125c3-4 3-5 3-6s-1-3-2-5c-24-35-48-69-72-103 27 0 54 0 81 0 59 0 77 12 84 68 3 0 6 0 9 0-4-27-7-53-10-79-65 0-130 0-195 0-8 0-9 0-9 8 29 42 59 84 88 126-28 32-56 64-84 95-3 3-3 4-3 5 0 4 3 4 8 4 65 0 130 0 195 0 3-27 6-55 10-83-3 0-6 0-9 0-6 59-30 68-85 68-32 0-65 0-97 0 29-33 59-66 88-98z">
              <text:p/>
            </draw:path>
          </draw:g>
        </draw:g>
        <draw:frame draw:style-name="gr36" draw:text-style-name="P2" draw:layer="layout" svg:width="0.861cm" svg:height="0.395cm" svg:x="1.418cm" svg:y="5.709cm">
          <draw:text-box>
            <text:p><text:span text:style-name="T2">state:</text:span></text:p>
          </draw:text-box>
        </draw:frame>
        <draw:g draw:style-name="gr4">
          <svg:title>TexMaths</svg:title>
          <svg:desc>10§display§\bm{q} = q_0 q_1 \dots q_{\ell-2} q_{\ell-1} \in \mathcal{Q}§svg§600§TRUE§</svg:desc>
          <draw:g>
            <draw:path draw:style-name="gr5" draw:text-style-name="P3" draw:layer="layout" svg:width="0.174cm" svg:height="0.224cm" svg:x="4.039cm" svg:y="5.829cm" svg:viewBox="0 0 175 225" svg:d="M175 6c0-2-1-6-6-6-1 0-21 5-32 15-5-6-17-15-38-15-61 0-99 55-99 103 0 43 32 57 61 57 17 0 31-6 39-10-5 17-9 35-14 52-1 5-1 5-4 6-4 1-9 1-13 1-6 0-8 0-10 2s-3 7-3 8c0 2 2 6 7 6 12 0 25-1 38-1s26 1 39 1c2 0 9 0 9-10 0-6-6-6-9-6-5 0-11 0-16-1 17-67 34-135 51-202zM107 121c-2 5-2 6-5 10-12 11-26 17-39 17-22 0-23-19-23-26 0-19 12-62 17-75 11-26 28-35 43-35 21 0 29 17 29 21 0 1 0 3-1 4-7 28-14 56-21 84z">
              <text:p/>
            </draw:path>
            <draw:path draw:style-name="gr5" draw:text-style-name="P3" draw:layer="layout" svg:width="0.233cm" svg:height="0.081cm" svg:x="4.344cm" svg:y="5.8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4cm" svg:height="0.221cm" svg:x="4.709cm" svg:y="5.832cm" svg:viewBox="0 0 145 222" svg:d="M145 4c0-1-1-3-3-3-4 0-18 14-24 24-8-19-22-25-33-25-41 0-85 52-85 103 0 34 21 55 47 55 15 0 29-8 41-20-3 12-15 58-16 62-2 9-5 11-25 11-5 0-8 0-8 7 2 2 0 4 5 4 11 0 23-1 35-1s24 1 36 1c2 0 6 0 6-7 0-4-3-4-9-4-17 0-17-2-17-5s1-5 2-8c16-64 32-129 48-194zM48 151c-21 0-23-27-23-33 0-17 10-55 16-69 11-26 30-41 44-41 23 0 28 28 28 31 0 2-20 79-21 80-5 10-25 32-44 32z">
              <text:p/>
            </draw:path>
            <draw:path draw:style-name="gr5" draw:text-style-name="P3" draw:layer="layout" svg:width="0.113cm" svg:height="0.165cm" svg:x="4.865cm" svg:y="5.877cm" svg:viewBox="0 0 114 166" svg:d="M114 84c0-27-3-46-14-63-8-11-23-21-43-21-57 0-57 66-57 84 0 17 0 82 57 82s57-64 57-82zM57 160c-11 0-26-6-31-26-4-15-4-35-4-53s0-36 4-50c5-19 21-24 31-24 13 0 26 8 30 22 4 13 5 31 5 52 0 18 0 36-4 52-4 22-21 27-31 27z">
              <text:p/>
            </draw:path>
            <draw:path draw:style-name="gr5" draw:text-style-name="P3" draw:layer="layout" svg:width="0.144cm" svg:height="0.221cm" svg:x="5.024cm" svg:y="5.832cm" svg:viewBox="0 0 145 222" svg:d="M145 4c0-1-1-3-4-3-4 0-18 14-24 24-8-19-21-25-32-25-42 0-85 52-85 103 0 34 21 55 46 55 15 0 29-8 42-20-3 12-15 58-16 62-3 9-6 11-25 11-5 0-9 0-9 7 2 2 0 4 5 4 11 0 24-1 35-1 12 0 25 1 36 1 2 0 7 0 7-7 0-4-4-4-9-4-17 0-17-2-17-5s0-5 1-8c16-64 33-129 49-194zM47 151c-21 0-22-27-22-33 0-17 10-55 16-69 11-26 29-41 44-41 22 0 27 28 27 31 0 2-19 79-20 80-5 10-25 32-45 32z">
              <text:p/>
            </draw:path>
            <draw:path draw:style-name="gr5" draw:text-style-name="P3" draw:layer="layout" svg:width="0.089cm" svg:height="0.161cm" svg:x="5.193cm" svg:y="5.877cm" svg:viewBox="0 0 90 162" svg:d="M56 7c0-7 0-7-7-7-16 15-38 15-49 15 0 3 0 6 0 9 6 0 23 0 36-7 0 41 0 83 0 125 0 9 0 12-24 12-3 0-7 0-10 0 0 3 0 5 0 8 5-1 35-1 44-1 8 0 39 0 44 1 0-3 0-5 0-8-3 0-6 0-9 0-25 0-25-3-25-12 0-45 0-90 0-135z">
              <text:p/>
            </draw:path>
            <draw:path draw:style-name="gr5" draw:text-style-name="P3" draw:layer="layout" svg:width="0.036cm" svg:height="0.036cm" svg:x="5.413cm" svg:y="5.949cm" svg:viewBox="0 0 37 37" svg:d="M37 18c0-10-8-18-18-18s-19 7-19 18c0 10 9 19 19 19s18-8 18-19z">
              <text:p/>
            </draw:path>
            <draw:path draw:style-name="gr5" draw:text-style-name="P3" draw:layer="layout" svg:width="0.037cm" svg:height="0.036cm" svg:x="5.569cm" svg:y="5.949cm" svg:viewBox="0 0 38 37" svg:d="M38 18c0-10-9-18-19-18s-19 7-19 18c0 10 9 19 19 19s19-8 19-19z">
              <text:p/>
            </draw:path>
            <draw:path draw:style-name="gr5" draw:text-style-name="P3" draw:layer="layout" svg:width="0.037cm" svg:height="0.036cm" svg:x="5.725cm" svg:y="5.949cm" svg:viewBox="0 0 38 37" svg:d="M38 18c0-10-9-18-19-18s-19 7-19 18c0 10 9 19 19 19s19-8 19-19z">
              <text:p/>
            </draw:path>
            <draw:path draw:style-name="gr5" draw:text-style-name="P3" draw:layer="layout" svg:width="0.144cm" svg:height="0.221cm" svg:x="5.865cm" svg:y="5.832cm" svg:viewBox="0 0 145 222" svg:d="M145 4c0-1-1-3-3-3-4 0-18 14-24 24-8-19-22-25-33-25-41 0-85 52-85 103 0 34 21 55 47 55 15 0 29-8 41-20-3 12-14 58-16 62-2 9-5 11-25 11-4 0-8 0-8 7 2 2 0 4 5 4 11 0 23-1 35-1s24 1 36 1c2 0 6 0 6-7 0-4-3-4-9-4-17 0-17-2-17-5s1-5 2-8c16-64 32-129 48-194zM48 151c-21 0-23-27-23-33 0-17 11-55 17-69 10-26 29-41 43-41 23 0 28 28 28 31 0 2-19 79-20 80-6 10-25 32-45 32z">
              <text:p/>
            </draw:path>
            <draw:path draw:style-name="gr5" draw:text-style-name="P3" draw:layer="layout" svg:width="0.101cm" svg:height="0.174cm" svg:x="6.013cm" svg:y="5.867cm" svg:viewBox="0 0 102 175" svg:d="M24 139c2 16 10 36 31 36 8 0 17-4 26-9 4-3 17-11 17-14 0-1-2-4-4-4s-2 0-6 3c-10 9-22 17-33 17-16 0-16-28-16-33 0-3 0-3 0-8 0-2 0-3 3-6 14-12 60-57 60-100 0-3 0-21-16-21-20 0-37 32-41 39-11 21-16 41-19 53-4 17-4 25-4 37-1 2-15 14-18 16-4 4-4 4-4 6 0 1 2 4 4 4s8-6 10-8c3-3 7-6 10-8zM41 111c5-25 24-104 45-104 5 0 8 4 8 13 0 2 0 24-21 54-12 18-26 31-32 37z">
              <text:p/>
            </draw:path>
            <draw:path draw:style-name="gr5" draw:text-style-name="P3" draw:layer="layout" svg:width="0.166cm" svg:height="0.011cm" svg:x="6.151cm" svg:y="5.971cm" svg:viewBox="0 0 167 12" svg:d="M157 12c4 0 10 0 10-6s-6-6-10-6c-49 0-98 0-147 0-4 0-10 0-10 6s6 6 10 6c49 0 98 0 147 0z">
              <text:p/>
            </draw:path>
            <draw:path draw:style-name="gr5" draw:text-style-name="P3" draw:layer="layout" svg:width="0.108cm" svg:height="0.161cm" svg:x="6.36cm" svg:y="5.877cm" svg:viewBox="0 0 109 162" svg:d="M109 118c-3 0-6 0-9 0 0 5-3 20-6 22-2 2-21 2-24 2-15 0-31 0-46 0 26-23 35-30 50-41 18-15 35-30 35-53 0-30-26-48-58-48-30 0-51 21-51 44 0 12 11 13 13 13 6 0 13-4 13-13 0-4-2-13-14-13 7-17 24-22 35-22 25 0 38 19 38 39 0 21-15 38-23 47-20 19-40 38-60 58-2 2-2 3-2 9 34 0 67 0 101 0 3-14 5-29 8-44z">
              <text:p/>
            </draw:path>
            <draw:path draw:style-name="gr5" draw:text-style-name="P3" draw:layer="layout" svg:width="0.144cm" svg:height="0.221cm" svg:x="6.516cm" svg:y="5.832cm" svg:viewBox="0 0 145 222" svg:d="M145 4c0-1-1-3-4-3s-17 14-23 24c-8-19-22-25-33-25-42 0-85 52-85 103 0 34 21 55 47 55 15 0 28-8 41-20-3 12-15 58-16 62-3 9-5 11-25 11-5 0-8 0-8 7 1 2 0 4 4 4 12 0 24-1 36-1s24 1 36 1c2 0 6 0 6-7 0-4-3-4-9-4-17 0-17-2-17-5s1-5 2-8c16-64 32-129 48-194zM48 151c-21 0-23-27-23-33 0-17 10-55 16-69 11-26 30-41 44-41 23 0 28 28 28 31 0 2-20 79-21 80-5 10-25 32-44 32z">
              <text:p/>
            </draw:path>
            <draw:path draw:style-name="gr5" draw:text-style-name="P3" draw:layer="layout" svg:width="0.101cm" svg:height="0.174cm" svg:x="6.665cm" svg:y="5.867cm" svg:viewBox="0 0 102 175" svg:d="M23 139c3 16 11 36 32 36 8 0 17-4 25-9 5-3 17-11 17-14 0-1-1-4-4-4-1 0-1 0-5 3-11 9-22 17-33 17-17 0-17-28-17-33 0-3 0-3 1-8 0-2 0-3 3-6 14-12 60-57 60-100 0-3 0-21-16-21-21 0-37 32-41 39-11 21-17 41-19 53-4 17-4 25-4 37-2 2-16 14-18 16-4 4-4 4-4 6 0 1 2 4 4 4s8-6 10-8c3-3 6-6 9-8zM41 111c4-25 24-104 45-104 5 0 8 4 8 13 0 2 0 24-21 54-13 18-26 31-32 37z">
              <text:p/>
            </draw:path>
            <draw:path draw:style-name="gr5" draw:text-style-name="P3" draw:layer="layout" svg:width="0.166cm" svg:height="0.011cm" svg:x="6.803cm" svg:y="5.971cm" svg:viewBox="0 0 167 12" svg:d="M157 12c4 0 10 0 10-6s-6-6-10-6c-49 0-98 0-147 0-4 0-10 0-10 6s6 6 10 6c49 0 98 0 147 0z">
              <text:p/>
            </draw:path>
            <draw:path draw:style-name="gr5" draw:text-style-name="P3" draw:layer="layout" svg:width="0.089cm" svg:height="0.161cm" svg:x="7.023cm" svg:y="5.877cm" svg:viewBox="0 0 90 162" svg:d="M56 7c0-7-1-7-8-7-15 15-38 15-48 15 0 3 0 6 0 9 6 0 22 0 36-7 0 41 0 83 0 125 0 9 0 12-25 12-3 0-6 0-9 0 0 3 0 5 0 8 4-1 35-1 44-1 7 0 38 0 44 1 0-3 0-5 0-8-3 0-7 0-10 0-24 0-24-3-24-12 0-45 0-90 0-135z">
              <text:p/>
            </draw:path>
            <draw:path draw:style-name="gr5" draw:text-style-name="P3" draw:layer="layout" svg:width="0.174cm" svg:height="0.201cm" svg:x="7.281cm" svg:y="5.79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5" draw:text-style-name="P3" draw:layer="layout" svg:width="0.236cm" svg:height="0.288cm" svg:x="7.623cm" svg:y="5.74cm" svg:viewBox="0 0 237 289" svg:d="M39 236c-7 0-11 0-20 5-2 2-11 8-11 12 0 2 2 2 4 2 23 2 38 5 73 17 24 9 49 17 77 17 41 0 75-36 75-50 0-2-1-3-3-3-4 0-11 3-17 7-8 5-8 8-10 12-5 14-13 15-22 15-23 0-39-5-90-23 61-17 138-77 138-161 0-47-26-86-78-86-72 0-155 73-155 146 0 36 22 64 61 64 36 0 76-23 76-31 0-2-3-2-4-2-5 0-11 3-16 6-14 8-29 8-33 8-31 0-54-25-54-60 0-43 40-112 102-112 44 0 71 35 71 82 0 35-14 73-48 103-23 20-48 32-106 32-3 0-7 0-10 0z">
              <text:p/>
            </draw:path>
          </draw:g>
        </draw:g>
        <draw:frame draw:style-name="gr37" draw:text-style-name="P2" draw:layer="layout" svg:width="1.327cm" svg:height="0.395cm" svg:x="1.419cm" svg:y="6.21cm">
          <draw:text-box>
            <text:p><text:span text:style-name="T2">left-shift:</text:span></text:p>
          </draw:text-box>
        </draw:frame>
        <draw:g draw:style-name="gr4">
          <svg:title>TexMaths</svg:title>
          <svg:desc>10§display§\overleftarrow{\bm{q}}a = q_1 q_2 \dots q_{\ell-1} a
\in
\Sigma^\ell§svg§600§TRUE§</svg:desc>
          <draw:g>
            <draw:path draw:style-name="gr5" draw:text-style-name="P3" draw:layer="layout" svg:width="0.311cm" svg:height="0.182cm" svg:x="4.039cm" svg:y="6.198cm" svg:viewBox="0 0 312 183" svg:d="M300 99c6 0 12 0 12-7s-6-7-12-7c-87 0-174 0-261 0 19-15 28-29 31-34 16-24 19-46 19-47 0-4-4-4-7-4-6 0-7 1-8 7-8 35-29 64-69 80-3 1-5 2-5 5 0 2 2 3 5 4 37 15 61 43 69 82 1 4 2 5 8 5 3 0 7 0 7-4 0-1-3-23-18-46-7-11-17-23-32-34 87 0 174 0 261 0z">
              <text:p/>
            </draw:path>
            <draw:path draw:style-name="gr5" draw:text-style-name="P3" draw:layer="layout" svg:width="0.213cm" svg:height="0.013cm" svg:x="4.127cm" svg:y="6.283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174cm" svg:height="0.224cm" svg:x="4.109cm" svg:y="6.375cm" svg:viewBox="0 0 175 225" svg:d="M175 6c0-2-1-6-6-6-11 5-21 4-32 15-5-6-17-15-38-15-61 0-99 55-99 103 0 43 33 58 62 58 17 0 31-7 38-12-4 18-9 36-13 54-2 5-2 5-4 6-4 0-10 0-14 0-6 0-8-1-10 2-2 2-2 7-2 8 0 2 1 6 7 6 11 0 24-1 37-1s26 1 39 1c2 0 9 0 9-10 0-5-6-6-9-6-5 0-11 0-15 0 17-68 33-136 50-203zM107 120c-1 6-1 7-5 11-11 11-26 17-38 17-22 0-24-19-24-27 0-18 12-61 18-75 10-25 28-34 42-34 21 0 29 17 29 20 0 2 0 4 0 5-7 28-15 55-22 83z">
              <text:p/>
            </draw:path>
            <draw:path draw:style-name="gr5" draw:text-style-name="P3" draw:layer="layout" svg:width="0.16cm" svg:height="0.158cm" svg:x="4.385cm" svg:y="6.378cm" svg:viewBox="0 0 161 159" svg:d="M117 22c-6-13-17-22-32-22-41 0-85 52-85 103 0 33 19 56 47 56 7 0 24-2 45-27 3 15 15 27 32 27 13 0 21-8 26-20 6-12 7-23 11-34 0-4-3-4-4-4-4 0-4 2-5 7-6 22-13 43-27 43-9 0-10-9-10-16 0-8 0-11 4-26s5-18 8-32c4-16 8-33 12-49 3-9 3-10 3-12 0-5-4-9-10-9-9 0-14 8-15 15zM94 113c-2 6-2 7-7 13-15 19-30 25-40 25-17 0-22-19-22-33 0-17 11-61 19-77 11-20 27-33 41-33 23 0 28 28 28 31 0 2-1 4-1 6-6 23-12 45-18 68z">
              <text:p/>
            </draw:path>
            <draw:path draw:style-name="gr5" draw:text-style-name="P3" draw:layer="layout" svg:width="0.233cm" svg:height="0.081cm" svg:x="4.674cm" svg:y="6.40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4cm" svg:height="0.221cm" svg:x="5.039cm" svg:y="6.378cm" svg:viewBox="0 0 145 222" svg:d="M145 4c0-2-1-4-4-4s-17 14-23 25c-8-19-22-25-33-25-42 0-85 52-85 103 0 34 21 56 47 56 15 0 28-9 41-21-3 12-15 59-16 62-3 10-5 12-25 12-5 0-8 0-8 6 1 2 0 4 4 4 12 0 24-1 36-1 11 0 24 1 36 1 1 0 6 0 6-7 0-3-3-3-9-3-17 0-17-2-17-6 0-2 1-4 1-7 16-65 33-130 49-195zM48 151c-21 0-23-27-23-33 0-17 10-55 16-70 11-26 29-40 44-40 23 0 28 28 28 31 0 2-20 78-21 80-5 10-25 32-44 32z">
              <text:p/>
            </draw:path>
            <draw:path draw:style-name="gr5" draw:text-style-name="P3" draw:layer="layout" svg:width="0.088cm" svg:height="0.161cm" svg:x="5.209cm" svg:y="6.422cm" svg:viewBox="0 0 89 162" svg:d="M55 6c0-6 0-6-7-6-16 15-38 15-48 15 0 3 0 6 0 9 6 0 22 0 35-7 0 42 0 83 0 125 0 8 0 12-24 12-3 0-6 0-9 0 0 2 0 5 0 8 4 0 34-1 43-1 8 0 39 1 44 1 0-3 0-6 0-8-3 0-6 0-9 0-25 0-25-4-25-12 0-46 0-91 0-136z">
              <text:p/>
            </draw:path>
            <draw:path draw:style-name="gr5" draw:text-style-name="P3" draw:layer="layout" svg:width="0.143cm" svg:height="0.221cm" svg:x="5.354cm" svg:y="6.378cm" svg:viewBox="0 0 144 222" svg:d="M144 4c0-2-1-4-3-4-4 0-18 14-24 25-8-19-21-25-33-25-41 0-84 52-84 103 0 34 20 56 46 56 15 0 29-9 42-21-4 12-15 59-16 62-3 10-6 12-26 12-4 0-8 0-8 6 2 2 0 4 5 4 11 0 23-1 35-1s25 1 36 1c2 0 7 0 7-7 0-3-4-3-10-3-16 0-16-2-16-6 0-2 0-4 1-7 16-65 32-130 48-195zM47 151c-21 0-22-27-22-33 0-17 10-55 16-70 11-26 29-40 43-40 23 0 28 28 28 31 0 2-19 78-20 80-6 10-25 32-45 32z">
              <text:p/>
            </draw:path>
            <draw:path draw:style-name="gr5" draw:text-style-name="P3" draw:layer="layout" svg:width="0.108cm" svg:height="0.161cm" svg:x="5.512cm" svg:y="6.422cm" svg:viewBox="0 0 109 162" svg:d="M109 118c-3 0-6 0-9 0 0 5-3 20-6 22-2 2-21 2-24 2-15 0-31 0-46 0 26-23 35-30 50-42 18-14 35-29 35-53 0-29-26-47-58-47-30 0-51 21-51 43 0 13 11 14 13 14 6 0 13-4 13-13 0-4-2-13-14-13 7-17 24-23 35-23 25 0 38 20 38 39 0 22-15 39-23 47-20 19-40 39-60 59-2 2-2 3-2 9 34 0 67 0 101 0 3-15 5-30 8-44z">
              <text:p/>
            </draw:path>
            <draw:path draw:style-name="gr5" draw:text-style-name="P3" draw:layer="layout" svg:width="0.036cm" svg:height="0.036cm" svg:x="5.743cm" svg:y="6.495cm" svg:viewBox="0 0 37 37" svg:d="M37 18c0-10-8-18-18-18-11 0-19 8-19 18s8 19 19 19c10 0 18-9 18-19z">
              <text:p/>
            </draw:path>
            <draw:path draw:style-name="gr5" draw:text-style-name="P3" draw:layer="layout" svg:width="0.036cm" svg:height="0.036cm" svg:x="5.899cm" svg:y="6.495cm" svg:viewBox="0 0 37 37" svg:d="M37 18c0-10-8-18-18-18-11 0-19 8-19 18s8 19 19 19c10 0 18-9 18-19z">
              <text:p/>
            </draw:path>
            <draw:path draw:style-name="gr5" draw:text-style-name="P3" draw:layer="layout" svg:width="0.036cm" svg:height="0.036cm" svg:x="6.054cm" svg:y="6.495cm" svg:viewBox="0 0 37 37" svg:d="M37 18c0-10-8-18-18-18s-19 8-19 18 9 19 19 19 18-9 18-19z">
              <text:p/>
            </draw:path>
            <draw:path draw:style-name="gr5" draw:text-style-name="P3" draw:layer="layout" svg:width="0.144cm" svg:height="0.221cm" svg:x="6.194cm" svg:y="6.378cm" svg:viewBox="0 0 145 222" svg:d="M145 4c0-2-1-4-4-4s-17 14-23 25c-8-19-22-25-33-25-42 0-85 52-85 103 0 34 21 56 47 56 15 0 28-9 41-21-3 12-15 59-16 62-3 10-5 12-25 12-5 0-8 0-8 6 1 2 0 4 4 4 12 0 24-1 36-1s24 1 36 1c2 0 6 0 6-7 0-3-3-3-9-3-17 0-17-2-17-6 0-2 1-4 1-7 16-65 33-130 49-195zM48 151c-21 0-23-27-23-33 0-17 10-55 16-70 11-26 29-40 44-40 23 0 28 28 28 31 0 2-20 78-21 80-5 10-25 32-44 32z">
              <text:p/>
            </draw:path>
            <draw:path draw:style-name="gr5" draw:text-style-name="P3" draw:layer="layout" svg:width="0.101cm" svg:height="0.174cm" svg:x="6.343cm" svg:y="6.412cm" svg:viewBox="0 0 102 175" svg:d="M23 139c3 16 11 36 32 36 8 0 16-3 25-8 5-3 17-12 17-15 0-1-1-5-4-5-1 0-1 0-5 4-11 9-22 17-33 17-17 0-17-28-17-33 0-3 0-4 1-8 0-3 0-3 3-6 14-13 60-57 60-100 0-4 0-21-16-21-21 0-37 31-41 39-11 21-17 41-19 53-4 16-4 25-4 37-2 2-16 14-18 16-4 4-4 4-4 5 0 2 2 5 4 5s8-6 10-8c3-3 6-6 9-8zM41 111c4-25 24-104 45-104 5 0 8 4 8 12 0 3 0 25-21 55-13 18-26 31-32 37z">
              <text:p/>
            </draw:path>
            <draw:path draw:style-name="gr5" draw:text-style-name="P3" draw:layer="layout" svg:width="0.165cm" svg:height="0.011cm" svg:x="6.481cm" svg:y="6.517cm" svg:viewBox="0 0 166 12" svg:d="M157 12c4 0 9 0 9-6s-5-6-9-6c-49 0-98 0-147 0-4 0-10 0-10 6s6 6 10 6c49 0 98 0 147 0z">
              <text:p/>
            </draw:path>
            <draw:path draw:style-name="gr5" draw:text-style-name="P3" draw:layer="layout" svg:width="0.089cm" svg:height="0.161cm" svg:x="6.701cm" svg:y="6.422cm" svg:viewBox="0 0 90 162" svg:d="M56 6c0-6-1-6-8-6-15 15-38 15-48 15 0 3 0 6 0 9 6 0 22 0 36-7 0 42 0 83 0 125 0 8 0 12-25 12-3 0-6 0-9 0 0 2 0 5 0 8 4 0 34-1 44-1 7 0 38 1 44 1 0-3 0-6 0-8-3 0-7 0-10 0-24 0-24-4-24-12 0-46 0-91 0-136z">
              <text:p/>
            </draw:path>
            <draw:path draw:style-name="gr5" draw:text-style-name="P3" draw:layer="layout" svg:width="0.16cm" svg:height="0.158cm" svg:x="6.846cm" svg:y="6.378cm" svg:viewBox="0 0 161 159" svg:d="M117 22c-6-13-17-22-32-22-42 0-85 52-85 103 0 33 19 56 47 56 7 0 24-2 45-27 3 15 15 27 32 27 13 0 21-8 26-20 6-12 7-23 11-34 0-4-3-4-4-4-4 0-4 2-5 7-6 22-13 43-27 43-9 0-11-9-11-16 0-8 1-11 5-26s5-18 8-32c4-16 8-33 12-49 3-9 3-10 3-12 0-5-4-9-10-9-9 0-14 8-15 15zM94 113c-2 6-2 7-7 13-15 19-30 25-40 25-17 0-22-19-22-33 0-17 11-61 19-77 11-20 27-33 41-33 23 0 28 28 28 31 0 2-1 4-1 6-6 23-12 45-18 68z">
              <text:p/>
            </draw:path>
            <draw:path draw:style-name="gr5" draw:text-style-name="P3" draw:layer="layout" svg:width="0.175cm" svg:height="0.202cm" svg:x="7.144cm" svg:y="6.34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13cm" svg:height="0.237cm" svg:x="7.467cm" svg:y="6.294cm" svg:viewBox="0 0 214 238" svg:d="M111 125c3-4 3-5 3-6 0-2-2-3-3-5-24-35-48-69-72-104 27 0 55 0 82 0 59 0 77 13 84 68 3 0 6 0 9 0-3-26-7-52-10-78-65 0-130 0-195 0-9 0-9 0-9 8 29 42 58 84 87 126-28 31-55 63-83 94-4 4-4 5-4 6 0 4 4 4 9 4 65 0 130 0 195 0 3-27 7-55 10-82-3 0-6 0-9 0-6 59-30 67-85 67-32 0-65 0-97 0 29-32 59-65 88-98z">
              <text:p/>
            </draw:path>
            <draw:path draw:style-name="gr5" draw:text-style-name="P3" draw:layer="layout" svg:width="0.102cm" svg:height="0.174cm" svg:x="7.706cm" svg:y="6.216cm" svg:viewBox="0 0 103 175" svg:d="M24 139c3 16 11 36 32 36 7 0 16-3 25-9 4-2 17-11 17-14 0-2-2-5-4-5-1 0-2 0-5 4-11 9-22 17-33 17-17 0-17-28-17-33 0-3 0-4 1-8 0-3 0-3 3-6 13-13 60-57 60-100 0-4 0-21-16-21-21 0-37 31-41 39-11 20-17 41-19 53-4 16-4 25-4 37-2 2-16 14-18 16-4 3-5 4-5 5 0 2 3 5 5 5 1 0 8-7 10-8 3-3 6-6 9-8zM42 111c4-25 24-105 44-105 6 0 9 4 9 13 0 3 0 25-21 55-13 18-26 31-32 37z">
              <text:p/>
            </draw:path>
          </draw:g>
        </draw:g>
        <draw:frame draw:style-name="gr38" draw:text-style-name="P2" draw:layer="layout" svg:width="2.28cm" svg:height="0.395cm" svg:x="1.418cm" svg:y="7.609cm">
          <draw:text-box>
            <text:p><text:span text:style-name="T2">edge label set:</text:span></text:p>
          </draw:text-box>
        </draw:frame>
        <draw:g draw:style-name="gr4">
          <svg:title>TexMaths</svg:title>
          <svg:desc>10§display§\mathcal{L}(\bm{q}) 
=
\left\{
a
\middle|
t(\bm{q},a) \neq \phi
\right\}§svg§600§TRUE§</svg:desc>
          <draw:g>
            <draw:path draw:style-name="gr5" draw:text-style-name="P3" draw:layer="layout" svg:width="0.219cm" svg:height="0.253cm" svg:x="4.039cm" svg:y="7.681cm" svg:viewBox="0 0 220 254" svg:d="M53 214c19-29 25-51 29-70 12-48 26-90 48-115 4-4 7-7 18-7 24 0 25 24 25 29 0 6-2 11-2 13s1 1 2 2c6 0 16-4 24-10 7-5 10-8 10-23 0-19-10-33-30-33-11 0-42 3-76 37-28 29-45 92-52 119-6 24-9 34-19 55-3 4-12 19-17 24-9 9-13 15-13 17 1 1 1 2 3 2s9-2 18-7c6-4 7-5 15-13 18 0 30 3 52 10 18 5 36 10 54 10 28 0 57-22 68-37 7-9 10-18 10-19 0-3-2-2-3-3-6 0-14 4-20 8-9 6-10 8-12 14s-4 9-6 11c-2 4-3 4-8 4-17 0-34-5-58-11-9-3-29-9-46-9-5 0-10 0-14 2z">
              <text:p/>
            </draw:path>
            <draw:path draw:style-name="gr5" draw:text-style-name="P3" draw:layer="layout" svg:width="0.081cm" svg:height="0.349cm" svg:x="4.305cm" svg:y="7.665cm" svg:viewBox="0 0 82 350" svg:d="M82 346c0-1 0-1-6-7-44-45-55-111-55-164 0-61 13-122 56-165 5-5 5-5 5-6 0-3-1-4-3-4-4 0-36 24-56 69-18 38-23 77-23 106 0 27 4 69 24 109 21 43 51 66 55 66 2 0 3-1 3-4z">
              <text:p/>
            </draw:path>
            <draw:path draw:style-name="gr5" draw:text-style-name="P3" draw:layer="layout" svg:width="0.174cm" svg:height="0.224cm" svg:x="4.423cm" svg:y="7.77cm" svg:viewBox="0 0 175 225" svg:d="M175 6c0-2-1-6-6-6-11 5-21 5-32 15-5-6-17-15-38-15-61 0-99 55-99 103 0 43 33 58 62 58 17 0 31-7 38-11-4 17-9 35-13 52-2 5-2 6-5 6-3 1-9 1-13 1-6 0-8 0-10 2s-2 6-3 8c0 2 2 6 7 6 12 0 25-1 38-1s26 1 39 1c2 0 9 0 9-10 0-6-6-6-9-6-5 0-11 0-15-1 17-67 33-135 50-202zM107 121c-1 6-1 6-5 10-12 11-26 17-39 17-21 0-23-19-23-26 0-19 12-62 17-75 11-26 29-35 43-35 21 0 29 17 29 21 0 1 0 3-1 5-7 27-14 55-21 83z">
              <text:p/>
            </draw:path>
            <draw:path draw:style-name="gr5" draw:text-style-name="P3" draw:layer="layout" svg:width="0.08cm" svg:height="0.349cm" svg:x="4.631cm" svg:y="7.665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5" draw:text-style-name="P3" draw:layer="layout" svg:width="0.233cm" svg:height="0.082cm" svg:x="4.865cm" svg:y="7.799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5" draw:text-style-name="P3" draw:layer="layout" svg:width="0.124cm" svg:height="0.349cm" svg:x="5.241cm" svg:y="7.665cm" svg:viewBox="0 0 125 350" svg:d="M75 47c0-14 9-37 47-39 2 0 3-2 3-4 0-4-3-4-7-4-35 0-67 18-67 44s0 53 0 80c0 14 0 25-14 36-12 11-26 11-33 12-2 0-4 1-4 3 0 4 2 4 6 4 23 2 40 13 44 31 1 3 1 4 1 17 0 23 0 46 0 69 0 15 0 26 17 39 14 11 37 15 50 15 4 0 7 0 7-4s-2-4-5-4c-23-1-40-13-44-30-1-4-1-4-1-17 0-24 0-49 0-74 0-16-3-22-15-32-7-7-17-11-27-14 29-8 42-24 42-44 0-28 0-56 0-84z">
              <text:p/>
            </draw:path>
            <draw:path draw:style-name="gr5" draw:text-style-name="P3" draw:layer="layout" svg:width="0.16cm" svg:height="0.158cm" svg:x="5.406cm" svg:y="7.773cm" svg:viewBox="0 0 161 159" svg:d="M117 23c-6-13-17-23-32-23-42 0-85 52-85 103 0 33 19 56 47 56 7 0 24-1 45-26 3 14 15 26 32 26 13 0 21-8 26-19 6-13 11-34 11-35 0-3-3-3-4-3-4 0-4 1-5 6-6 23-13 43-27 43-10 0-11-9-11-16 0-8 1-10 5-26 4-15 5-18 8-31 4-16 8-33 12-49 3-10 3-11 3-12 0-6-4-10-10-10-9 0-14 8-15 16zM94 113c-2 7-2 7-7 13-15 20-30 25-40 25-17 0-22-19-22-33 0-17 11-60 19-76 11-21 27-34 41-34 23 0 28 29 28 31s-1 4-1 6c-6 22-12 45-18 68z">
              <text:p/>
            </draw:path>
            <draw:path draw:style-name="gr5" draw:text-style-name="P3" draw:layer="layout" svg:width="0.013cm" svg:height="0.349cm" svg:x="5.619cm" svg:y="7.665cm" svg:viewBox="0 0 14 350" svg:d="M14 13c0-6 0-13-7-13s-7 7-7 13c0 108 0 216 0 324 0 6 0 13 7 13s7-7 7-13c0-108 0-216 0-324z">
              <text:p/>
            </draw:path>
            <draw:path draw:style-name="gr5" draw:text-style-name="P3" draw:layer="layout" svg:width="0.107cm" svg:height="0.221cm" svg:x="5.683cm" svg:y="7.709cm" svg:viewBox="0 0 108 222" svg:d="M65 79c11 0 22 0 33 0 7 0 10 0 10-7 0-4-3-4-10-4-10 0-21 0-31 0 13-50 15-57 15-59 0-6-4-9-10-9-1 0-11 0-14 12-5 19-9 37-14 56-11 0-22 0-33 0-7 0-11 0-11 7 0 4 3 4 10 4 10 0 21 0 31 0-25 99-27 105-27 111 0 19 14 32 33 32 35 0 55-50 55-53s-2-3-4-3c-3 0-3 1-5 4-15 36-34 44-46 44-7 0-11-4-11-16 0-8 1-10 3-16 9-35 17-69 26-103z">
              <text:p/>
            </draw:path>
            <draw:path draw:style-name="gr5" draw:text-style-name="P3" draw:layer="layout" svg:width="0.08cm" svg:height="0.349cm" svg:x="5.836cm" svg:y="7.665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174cm" svg:height="0.224cm" svg:x="5.954cm" svg:y="7.77cm" svg:viewBox="0 0 175 225" svg:d="M175 6c0-2-2-6-7-6-11 5-21 5-32 15-5-6-17-15-37-15-62 0-99 55-99 103 0 43 32 58 61 58 17 0 31-7 38-11-4 17-9 35-13 52-1 5-2 6-4 6-4 1-10 1-14 1-6 0-7 0-9 2s-2 6-3 8c0 2 1 6 7 6 12 0 25-1 37-1 13 0 26 1 39 1 2 0 9 0 9-10 0-6-6-6-9-6-5 0-11 0-15-1 17-67 34-135 51-202zM107 121c-2 6-2 6-6 10-11 11-26 17-38 17-22 0-24-19-24-26 0-19 12-62 18-75 11-26 28-35 42-35 21 0 29 17 29 21 0 1 0 3 0 5-7 27-14 55-21 83z">
              <text:p/>
            </draw:path>
            <draw:path draw:style-name="gr5" draw:text-style-name="P3" draw:layer="layout" svg:width="0.041cm" svg:height="0.104cm" svg:x="6.171cm" svg:y="7.89cm" svg:viewBox="0 0 42 105" svg:d="M42 37c0-23-9-37-23-37-12 0-19 9-19 19 0 9 7 18 19 18 4 0 9-1 12-4 1-1 1-1 2-1 0 2 1 0 1 5 0 26-12 47-24 58-4 4-4 5-4 6 0 2 2 4 4 4 3 0 32-27 32-68z">
              <text:p/>
            </draw:path>
            <draw:path draw:style-name="gr5" draw:text-style-name="P3" draw:layer="layout" svg:width="0.16cm" svg:height="0.158cm" svg:x="6.311cm" svg:y="7.773cm" svg:viewBox="0 0 161 159" svg:d="M117 23c-6-13-16-23-32-23-41 0-85 52-85 103 0 33 20 56 47 56 7 0 25-1 46-26 3 14 15 26 32 26 12 0 20-8 26-19 6-13 10-34 10-35 0-3-3-3-4-3-3 0-4 1-5 6-6 23-12 43-26 43-10 0-11-9-11-16 0-8 1-10 5-26 3-15 4-18 7-31 4-16 9-33 13-49 2-10 2-11 2-12 0-6-4-10-10-10-8 0-13 8-15 16zM95 113c-2 7-2 7-7 13-16 20-30 25-40 25-18 0-23-19-23-33 0-17 12-60 20-76 11-21 26-34 40-34 23 0 28 29 28 31s0 4-1 6c-6 22-11 45-17 68z">
              <text:p/>
            </draw:path>
            <draw:path draw:style-name="gr5" draw:text-style-name="P3" draw:layer="layout" svg:width="0.081cm" svg:height="0.349cm" svg:x="6.503cm" svg:y="7.665cm" svg:viewBox="0 0 82 350" svg:d="M82 175c0-27-4-69-23-109-22-43-52-66-55-66-2 0-4 2-4 4 0 1 0 1 7 8 34 34 54 90 54 163 0 59-13 121-56 165-5 5-5 5-5 6 0 2 2 4 4 4 3 0 35-24 56-69 17-38 22-77 22-106z">
              <text:p/>
            </draw:path>
            <draw:path draw:style-name="gr5" draw:text-style-name="P3" draw:layer="layout" svg:width="0.175cm" svg:height="0.325cm" svg:x="6.766cm" svg:y="7.677cm" svg:viewBox="0 0 176 326" svg:d="M173 14c3-5 3-6 3-7 0-2-2-7-7-7s-6 2-8 7c-53 102-105 203-158 305-3 5-3 6-3 7 0 3 3 7 7 7 5 0 6-2 8-7 53-102 105-203 158-305z">
              <text:p/>
            </draw:path>
            <draw:path draw:style-name="gr5" draw:text-style-name="P3" draw:layer="layout" svg:width="0.233cm" svg:height="0.082cm" svg:x="6.737cm" svg:y="7.799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183cm" svg:height="0.313cm" svg:x="7.106cm" svg:y="7.685cm" svg:viewBox="0 0 184 314" svg:d="M136 8c0-2 1-4 1-5-1-1 0-3-4-3s-4 1-6 7c-7 27-13 54-20 81-56 2-107 48-107 96 0 32 24 60 67 62-3 11-5 22-8 33-4 17-8 30-8 31 0 4 2 4 4 4 1 0 3 0 4-1s3-9 4-14c4-17 9-35 13-53 57-1 108-49 108-95 0-27-19-60-68-63 7-27 13-53 20-80zM69 239c-21-1-47-14-47-49 0-41 31-90 83-94-12 48-24 95-36 143zM114 96c27 1 47 17 47 48 0 41-30 90-83 95 12-48 24-95 36-143z">
              <text:p/>
            </draw:path>
            <draw:path draw:style-name="gr5" draw:text-style-name="P3" draw:layer="layout" svg:width="0.124cm" svg:height="0.349cm" svg:x="7.323cm" svg:y="7.665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9" draw:text-style-name="P2" draw:layer="layout" svg:width="1.522cm" svg:height="0.395cm" svg:x="1.418cm" svg:y="8.11cm">
          <draw:text-box>
            <text:p><text:span text:style-name="T2">encoding:</text:span></text:p>
          </draw:text-box>
        </draw:frame>
        <draw:g draw:style-name="gr4">
          <svg:title>TexMaths</svg:title>
          <svg:desc>10§display§f_{\rm e}: 
\mathcal{Q} \!\times\! \mathbb{B}^2
\to 
\Sigma§svg§600§TRUE§</svg:desc>
          <draw:g>
            <draw:path draw:style-name="gr5" draw:text-style-name="P3" draw:layer="layout" svg:width="0.174cm" svg:height="0.317cm" svg:x="4.039cm" svg:y="8.213cm" svg:viewBox="0 0 175 318" svg:d="M110 107c10 0 21 0 31 0 7 0 10 0 10-7 0-4-3-4-9-4-10 0-20 0-30 0 3-14 5-27 8-40 1-8 6-33 8-37 3-6 9-12 17-12 1 0 10 0 17 7-15 1-19 13-19 19 0 8 6 12 13 12 9 0 19-8 19-21 0-16-16-24-30-24-12 0-34 6-45 41-2 7-3 11-11 55-8 0-17 0-25 0-6 0-10 0-10 6 0 5 3 5 10 5 8 0 15 0 23 0-9 46-18 91-27 137-6 34-12 66-30 66-2 0-10 0-17-6 16-1 19-14 19-19 0-8-6-12-13-12-9 0-19 7-19 21 0 16 15 24 30 24 19 0 33-21 40-34 11-22 19-65 19-67 7-36 14-73 21-110z">
              <text:p/>
            </draw:path>
            <draw:path draw:style-name="gr5" draw:text-style-name="P3" draw:layer="layout" svg:width="0.105cm" svg:height="0.111cm" svg:x="4.202cm" svg:y="8.402cm" svg:viewBox="0 0 106 112" svg:d="M99 54c5 0 7 0 7-6 0-21-13-48-49-48-32 0-57 26-57 56 0 31 27 56 60 56s46-26 46-32c0-1-1-3-5-3-3 0-3 1-4 4-8 20-26 23-35 23-12 0-23-5-30-14-9-12-10-27-10-36 26 0 51 0 77 0zM23 47c2-34 24-40 34-40 30 0 31 34 31 40-22 0-43 0-65 0z">
              <text:p/>
            </draw:path>
            <draw:path draw:style-name="gr5" draw:text-style-name="P3" draw:layer="layout" svg:width="0.036cm" svg:height="0.15cm" svg:x="4.463cm" svg:y="8.309cm" svg:viewBox="0 0 37 151" svg:d="M37 18c0-10-9-18-19-18-11 0-18 7-18 18 0 10 7 19 18 19 10 0 19-8 19-19zM37 132c0-10-9-18-19-18-11 0-18 7-18 18 0 10 7 19 18 19 10 0 19-8 19-19z">
              <text:p/>
            </draw:path>
            <draw:path draw:style-name="gr5" draw:text-style-name="P3" draw:layer="layout" svg:width="0.236cm" svg:height="0.289cm" svg:x="4.667cm" svg:y="8.213cm" svg:viewBox="0 0 237 290" svg:d="M39 236c-7 0-11 0-19 5-3 2-12 8-12 12 0 3 2 3 4 3 24 1 38 4 73 16 24 9 49 18 77 18 41 0 75-37 75-51 0-2-1-3-3-3-3 0-11 3-16 7-9 5-9 8-11 12-5 14-12 15-22 15-23 0-39-5-89-23 60-17 137-76 137-161 0-48-26-86-78-86-71 0-155 73-155 146 0 37 23 64 62 64 35 0 75-22 75-30 0-2-2-2-4-2-5 0-11 3-16 6-14 7-29 7-32 7-32 0-55-24-55-60 0-44 40-112 102-112 44 0 71 35 71 82 0 34-14 74-48 103-23 20-48 32-106 32-3 0-7 0-10 0z">
              <text:p/>
            </draw:path>
            <draw:path draw:style-name="gr5" draw:text-style-name="P3" draw:layer="layout" svg:width="0.168cm" svg:height="0.168cm" svg:x="4.986cm" svg:y="8.288cm" svg:viewBox="0 0 169 169" svg:d="M85 74c-23-23-47-46-70-69-5-5-5-5-8-5-4 0-7 3-7 7 0 2 0 3 4 7 24 23 47 47 71 70-24 23-47 47-71 71-4 4-4 4-4 7 0 4 3 7 7 7 3 0 3-1 8-5 23-24 46-47 69-70 24 24 49 48 73 73 1 0 3 2 5 2 5 0 7-3 7-7 0-1 0-2-1-4 0-1-56-56-73-74 21-21 43-43 64-64 2-2 7-7 9-9 0-1 1-2 1-4 0-4-2-7-7-7-2 0-4 1-8 5-23 23-46 46-69 69z">
              <text:p/>
            </draw:path>
            <draw:path draw:style-name="gr5" draw:text-style-name="P3" draw:layer="layout" svg:width="0.214cm" svg:height="0.238cm" svg:x="5.229cm" svg:y="8.22cm" svg:viewBox="0 0 215 239" svg:d="M46 32c0-5 0-14-3-20 13 0 25 0 38 0-4 6-4 13-4 18 0 60 0 120 0 179 0 5 0 12 4 18-13 0-25 0-38 0 3-7 3-15 3-20 0-58 0-117 0-175zM142 105c11-11 14-29 14-44 0-24-8-39-16-48 25 3 49 12 49 47 0 22-24 40-47 45zM89 31c0-7 0-11 5-15 1-1 7-4 15-4 15 0 35 12 35 49 0 39-20 48-55 48 0-26 0-52 0-78zM163 111c19-10 39-27 39-51 0-49-41-60-83-60-36 0-71 0-107 0-6 0-12 0-12 6s6 6 12 6c21 0 22 3 22 20 0 58 0 116 0 174 0 18-2 21-24 21-4 0-10 0-10 6s6 6 12 6c35 0 69 0 104 0 44 0 99-17 99-65 0-36-27-56-52-63zM89 208c0-28 0-57 0-86 28 0 40 0 51 8 14 10 15 33 15 44 0 14-1 53-45 53-21 0-21-13-21-19zM152 223c13-15 15-33 15-49 0-24-5-42-19-54 32 6 55 24 55 54 0 26-21 42-51 49z">
              <text:p/>
            </draw:path>
            <draw:path draw:style-name="gr5" draw:text-style-name="P3" draw:layer="layout" svg:width="0.107cm" svg:height="0.162cm" svg:x="5.476cm" svg:y="8.152cm" svg:viewBox="0 0 108 163" svg:d="M108 118c-3 0-5 0-8 0-1 6-3 20-6 23-2 1-21 1-25 1-15 0-30 0-45 0 26-23 34-29 49-41 18-15 35-30 35-53 0-30-26-48-57-48s-51 21-51 44c0 13 10 14 13 14 6 0 13-4 13-13 0-5-2-13-15-13 8-18 25-23 36-23 25 0 38 19 38 39 0 21-16 38-24 47-20 19-39 39-59 59-2 2-2 2-2 9 34 0 67 0 101 0 2-15 5-30 7-45z">
              <text:p/>
            </draw:path>
            <draw:path draw:style-name="gr5" draw:text-style-name="P3" draw:layer="layout" svg:width="0.311cm" svg:height="0.182cm" svg:x="5.735cm" svg:y="8.281cm" svg:viewBox="0 0 312 183" svg:d="M273 98c-19 15-28 29-31 34-16 24-19 46-19 47 0 4 4 4 7 4 6 0 7-1 8-7 8-35 29-64 68-80 5-2 6-3 6-5 0-3-2-3-3-4-16-6-58-23-71-82-1-4-2-5-8-5-3 0-7 0-7 4 0 1 3 23 18 46 7 11 17 23 32 34-87 0-174 0-261 0-6 0-12 0-12 7s6 7 12 7c87 0 174 0 261 0z">
              <text:p/>
            </draw:path>
            <draw:path draw:style-name="gr5" draw:text-style-name="P3" draw:layer="layout" svg:width="0.213cm" svg:height="0.238cm" svg:x="6.184cm" svg:y="8.22cm" svg:viewBox="0 0 214 239" svg:d="M111 126c3-4 3-5 3-6 0-2-1-3-2-5-24-35-48-69-72-104 27 0 54 0 81 0 59 0 77 13 84 68 3 0 6 0 9 0-3-26-7-53-10-79-65 0-130 0-195 0-8 0-9 0-9 8 29 42 59 84 88 127-28 32-56 63-84 95-4 3-4 4-4 5 0 4 4 4 9 4 65 0 130 0 195 0 3-27 7-55 10-82-3 0-6 0-9 0-6 58-30 67-85 67-32 0-65 0-97 0 29-33 59-65 88-98z">
              <text:p/>
            </draw:path>
          </draw:g>
        </draw:g>
        <draw:g draw:style-name="gr4">
          <svg:title>TexMaths</svg:title>
          <svg:desc>8§display§\arraycolsep=1mm
\begin{array}{l|cccc}
\hline
\mathcal{L}(\bm{q}) &amp; 00 &amp; 01 &amp; 10 &amp; 11 \\
\hline
\{0,1,2,3\}  &amp; 0 &amp; 1 &amp; 2 &amp; 3    \\
\{0,1,2\}     &amp; 0 &amp; 1 &amp; \textcolor{red}{2} &amp; \textcolor{red}{2} \\
\{0,1,3\}     &amp; 0 &amp; 1 &amp; \textcolor{red}{3} &amp; \textcolor{red}{3} \\
\{0,2,3\}     &amp; \textcolor{red}{0} &amp; \textcolor{red}{0} &amp; 2 &amp; 3 \\
\{1,2,3\}     &amp; \textcolor{red}{1} &amp; \textcolor{red}{1} &amp; 2 &amp; 3 \\
\{q_0,q_1\} &amp; \textcolor{red}{q_0} &amp; \textcolor{red}{q_0} &amp; \textcolor{red}{q_1} &amp; \textcolor{red}{q_1} \\
\{q\}           &amp; \textcolor{blue}{q} &amp; \textcolor{blue}{q} &amp; \textcolor{blue}{q} &amp; \textcolor{blue}{q} \\
\phi &amp; \multicolumn{4}{|l}{\mbox{(invalidate $\bm{q}$)}} \\
\hline
\end{array}§svg§600§TRUE§</svg:desc>
          <draw:g>
            <draw:path draw:style-name="gr5" draw:text-style-name="P3" draw:layer="layout" svg:width="3.198cm" svg:height="0.01cm" svg:x="3.98cm" svg:y="8.654cm" svg:viewBox="0 0 3199 11" svg:d="M1600 11c-534 0-1067 0-1600 0 0-4 0-7 0-11 1066 0 2133 0 3199 0 0 4 0 7 0 11-533 0-1066 0-1599 0z">
              <text:p/>
            </draw:path>
            <draw:path draw:style-name="gr5" draw:text-style-name="P3" draw:layer="layout" svg:width="0.174cm" svg:height="0.203cm" svg:x="4.069cm" svg:y="8.704cm" svg:viewBox="0 0 175 204" svg:d="M42 172c15-24 20-42 24-57 9-38 20-73 37-92 4-3 6-6 15-6 20 0 20 20 20 24 0 5-1 9-1 10 0 2 1 1 1 2 5 0 12-3 20-8 5-4 8-7 8-19 0-15-8-26-24-26-9 0-34 2-61 30-23 23-36 73-42 95-5 19-7 28-15 45-2 3-10 16-14 19-7 7-10 12-10 13s1 2 2 2c2 0 8-1 15-6 5-3 5-3 12-10 13 0 24 3 41 8 15 4 29 8 44 8 22 0 45-17 54-30 6-7 7-14 7-15 0-2-1-1-1-2-5 0-12 3-16 7-8 5-8 6-10 11-2 4-3 7-5 8-2 3-2 3-6 3-14 0-28-4-47-8-8-3-23-8-37-8-3 0-7 1-11 2z">
              <text:p/>
            </draw:path>
            <draw:path draw:style-name="gr5" draw:text-style-name="P3" draw:layer="layout" svg:width="0.065cm" svg:height="0.28cm" svg:x="4.282cm" svg:y="8.691cm" svg:viewBox="0 0 66 281" svg:d="M66 278c0 0 0-1-5-6-35-35-44-89-44-131 0-50 10-99 45-134 4-3 4-4 4-5s-2-2-4-2-28 19-44 54c-14 32-18 63-18 87 0 21 3 55 18 87 18 34 42 53 44 53s4-1 4-3z">
              <text:p/>
            </draw:path>
            <draw:path draw:style-name="gr5" draw:text-style-name="P3" draw:layer="layout" svg:width="0.139cm" svg:height="0.181cm" svg:x="4.376cm" svg:y="8.775cm" svg:viewBox="0 0 140 182" svg:d="M140 5c0-2-1-5-5-5-1 0-17 4-25 12-4-5-14-12-31-12-49 0-79 44-79 82 0 35 26 47 49 47 13 0 25-5 31-9-4 14-7 28-11 42-1 5-1 5-3 5-4 1-8 1-11 1-5 0-6 0-8 2-1 1-1 4-2 6 0 2 1 6 5 6 10 0 20-1 30-1s22 1 31 1c3 0 8 0 8-9 0-5-5-5-8-5s-8 0-12 0c14-54 27-109 41-163zM86 97c-2 5-2 5-5 8-9 9-21 14-31 14-17 0-18-15-18-21 0-15 10-50 14-60 8-21 22-28 34-28 16 0 23 13 23 16 0 1 0 3-1 4-5 23-11 45-16 67z">
              <text:p/>
            </draw:path>
            <draw:path draw:style-name="gr5" draw:text-style-name="P3" draw:layer="layout" svg:width="0.064cm" svg:height="0.28cm" svg:x="4.542cm" svg:y="8.691cm" svg:viewBox="0 0 65 281" svg:d="M65 141c0-23-3-56-19-88-16-35-40-53-44-53-1 0-2 1-2 2s0 2 5 7c28 28 44 73 44 132 0 48-11 97-46 133-3 3-3 4-3 4 0 2 1 3 2 3 4 0 28-19 45-55 15-31 18-62 18-85z">
              <text:p/>
            </draw:path>
            <draw:path draw:style-name="gr5" draw:text-style-name="P3" draw:layer="layout" svg:width="0.01cm" svg:height="0.337cm" svg:x="5.352cm" svg:y="8.665cm" svg:viewBox="0 0 11 338" svg:d="M6 338c-2 0-4 0-6 0 0-113 0-225 0-338 4 0 7 0 11 0 0 113 0 225 0 338-2 0-4 0-5 0z">
              <text:p/>
            </draw:path>
            <draw:path draw:style-name="gr5" draw:text-style-name="P3" draw:layer="layout" svg:width="0.117cm" svg:height="0.193cm" svg:x="5.448cm" svg:y="8.714cm" svg:viewBox="0 0 118 194" svg:d="M118 98c0-23-1-45-11-66-13-27-36-32-48-32-17 0-37 8-49 34-8 19-10 41-10 64 0 20 2 46 13 68 12 22 33 28 46 28 15 0 37-6 49-33 9-19 10-41 10-63zM59 187c-11 0-27-6-33-33-3-17-3-44-3-60 0-18 0-36 3-52 5-33 26-36 33-36 10 0 28 5 33 33 3 16 3 38 3 55 0 21 0 40-3 58-4 27-20 35-33 35z">
              <text:p/>
            </draw:path>
            <draw:path draw:style-name="gr5" draw:text-style-name="P3" draw:layer="layout" svg:width="0.117cm" svg:height="0.193cm" svg:x="5.589cm" svg:y="8.714cm" svg:viewBox="0 0 118 194" svg:d="M118 98c0-23-1-45-11-66-13-27-36-32-48-32-17 0-37 8-49 34-8 19-10 41-10 64 0 20 1 46 13 68s32 28 46 28c15 0 36-6 49-33 9-19 10-41 10-63zM59 187c-11 0-28-6-33-33-3-17-3-44-3-60 0-18 0-36 3-52 5-33 26-36 33-36 9 0 27 5 33 33 3 16 3 38 3 55 0 21 0 40-3 58-4 27-20 35-33 35z">
              <text:p/>
            </draw:path>
            <draw:path draw:style-name="gr5" draw:text-style-name="P3" draw:layer="layout" svg:width="0.117cm" svg:height="0.193cm" svg:x="5.89cm" svg:y="8.714cm" svg:viewBox="0 0 118 194" svg:d="M118 98c0-23-1-45-12-66-12-27-36-32-47-32-17 0-37 8-49 34-9 19-10 41-10 64 0 20 1 46 12 68 12 22 33 28 46 28 16 0 37-6 49-33 10-19 11-41 11-63zM58 187c-10 0-27-6-32-33-3-17-3-44-3-60 0-18 0-36 2-52 5-33 27-36 33-36 10 0 28 5 34 33 2 16 2 38 2 55 0 21 0 40-3 58-4 27-20 35-33 35z">
              <text:p/>
            </draw:path>
            <draw:path draw:style-name="gr5" draw:text-style-name="P3" draw:layer="layout" svg:width="0.092cm" svg:height="0.186cm" svg:x="6.044cm" svg:y="8.714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5" draw:text-style-name="P3" draw:layer="layout" svg:width="0.092cm" svg:height="0.186cm" svg:x="6.344cm" svg:y="8.714cm" svg:viewBox="0 0 93 187" svg:d="M58 8c0-7 0-8-7-8-17 18-41 18-51 18 0 3 0 6 0 9 6 0 22 0 37-7 0 49 0 97 0 146 0 9-1 13-26 13-3 0-6 0-9 0 0 3 0 5 0 8 10-1 34-1 45-1s36 0 46 1c0-3 0-5 0-8-3 0-6 0-9 0-26 0-26-3-26-13 0-53 0-105 0-158z">
              <text:p/>
            </draw:path>
            <draw:path draw:style-name="gr5" draw:text-style-name="P3" draw:layer="layout" svg:width="0.117cm" svg:height="0.193cm" svg:x="6.47cm" svg:y="8.714cm" svg:viewBox="0 0 118 194" svg:d="M118 98c0-23 0-45-11-66-13-27-36-32-47-32-18 0-38 8-50 34-8 19-10 41-10 64 0 20 2 46 13 68 12 22 33 28 46 28 15 0 37-6 49-33 10-19 10-41 10-63zM59 187c-10 0-27-6-33-33-2-17-2-44-2-60 0-18 0-36 2-52 5-33 26-36 33-36 10 0 28 5 34 33 2 16 2 38 2 55 0 21 0 40-3 58-4 27-20 35-33 35z">
              <text:p/>
            </draw:path>
            <draw:path draw:style-name="gr5" draw:text-style-name="P3" draw:layer="layout" svg:width="0.092cm" svg:height="0.186cm" svg:x="6.814cm" svg:y="8.714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5" draw:text-style-name="P3" draw:layer="layout" svg:width="0.092cm" svg:height="0.186cm" svg:x="6.954cm" svg:y="8.714cm" svg:viewBox="0 0 93 187" svg:d="M58 8c0-7 0-8-7-8-17 18-41 18-51 18 0 3 0 6 0 9 6 0 22 0 37-7 0 49 0 97 0 146 0 9-1 13-26 13-3 0-6 0-9 0 0 3 0 5 0 8 10-1 34-1 45-1s36 0 46 1c0-3 0-5 0-8-3 0-6 0-9 0-26 0-26-3-26-13 0-53 0-105 0-158z">
              <text:p/>
            </draw:path>
            <draw:path draw:style-name="gr5" draw:text-style-name="P3" draw:layer="layout" svg:width="3.198cm" svg:height="0.01cm" svg:x="3.98cm" svg:y="9.003cm" svg:viewBox="0 0 3199 11" svg:d="M1600 11c-534 0-1067 0-1600 0 0-4 0-7 0-11 1066 0 2133 0 3199 0 0 4 0 7 0 11-533 0-1066 0-1599 0z">
              <text:p/>
            </draw:path>
            <draw:path draw:style-name="gr5" draw:text-style-name="P3" draw:layer="layout" svg:width="0.099cm" svg:height="0.28cm" svg:x="4.08cm" svg:y="9.04cm" svg:viewBox="0 0 100 281" svg:d="M60 37c0-11 7-29 38-31 1 0 2-1 2-4 0-2-2-2-5-2-29 0-54 14-54 34 0 22 0 44 0 65 0 11 0 20-11 29-10 8-21 9-27 9-1 1-3 1-3 3 0 3 2 3 5 3 18 1 32 11 35 25 1 3 1 4 1 14 0 19 0 37 0 56 0 12 0 20 13 31 12 9 30 12 41 12 3 0 5 0 5-3s-2-3-4-4c-18 0-32-9-35-24-1-3-1-3-1-13 0-20 0-40 0-59 0-13-2-18-11-27-7-5-15-9-23-11 24-6 34-19 34-35 0-23 0-46 0-68z">
              <text:p/>
            </draw:path>
            <draw:path draw:style-name="gr5" draw:text-style-name="P3" draw:layer="layout" svg:width="0.117cm" svg:height="0.193cm" svg:x="4.212cm" svg:y="9.063cm" svg:viewBox="0 0 118 194" svg:d="M118 98c0-23-1-46-12-67-12-26-36-31-47-31-17 0-37 7-49 34-9 19-10 41-10 64 0 20 1 46 12 67 12 23 33 29 46 29 16 0 37-7 49-33 10-19 11-42 11-63zM58 187c-10 0-27-7-32-33-3-18-3-44-3-60 0-18 0-36 3-52 4-33 26-36 32-36 10 0 28 5 34 33 2 16 2 37 2 55 0 21 0 40-3 58-4 27-20 35-33 35z">
              <text:p/>
            </draw:path>
            <draw:path draw:style-name="gr5" draw:text-style-name="P3" draw:layer="layout" svg:width="0.032cm" svg:height="0.083cm" svg:x="4.365cm" svg:y="9.22cm" svg:viewBox="0 0 33 84" svg:d="M33 30c0-19-7-30-19-30-8 0-14 7-14 14 0 8 6 16 14 16 4 0 8-1 11-4 1 0 0-1 1-1 0 0 0 1 0 5 0 20-9 37-19 46-3 3-3 4-3 5s2 3 3 3c3 0 26-22 26-54z">
              <text:p/>
            </draw:path>
            <draw:path draw:style-name="gr5" draw:text-style-name="P3" draw:layer="layout" svg:width="0.092cm" svg:height="0.186cm" svg:x="4.491cm" svg:y="9.063cm" svg:viewBox="0 0 93 187" svg:d="M58 7c0-6 0-7-7-7-17 18-42 18-51 18 0 3 0 6 0 8 6 0 22 0 37-7 0 49 0 97 0 146 0 10-1 13-27 13-3 0-5 0-8 0 0 3 0 6 0 9 9-1 34-1 45-1s36 0 46 1c0-3 0-6 0-9-3 0-6 0-9 0-26 0-26-3-26-13 0-53 0-105 0-158z">
              <text:p/>
            </draw:path>
            <draw:path draw:style-name="gr5" draw:text-style-name="P3" draw:layer="layout" svg:width="0.032cm" svg:height="0.083cm" svg:x="4.631cm" svg:y="9.22cm" svg:viewBox="0 0 33 84" svg:d="M33 30c0-19-7-30-19-30-8 0-14 7-14 14 0 8 6 16 14 16 4 0 8-1 10-4 2 0 1-1 2-1 0 0 0 1 0 5 0 20-9 37-19 46-3 3-3 4-3 5s2 3 3 3c3 0 26-22 26-54z">
              <text:p/>
            </draw:path>
            <draw:path draw:style-name="gr5" draw:text-style-name="P3" draw:layer="layout" svg:width="0.111cm" svg:height="0.186cm" svg:x="4.745cm" svg:y="9.063cm" svg:viewBox="0 0 112 187" svg:d="M22 166c9-10 19-20 29-29 44-39 61-55 61-83 0-32-25-54-59-54-32 0-53 26-53 51 0 15 14 15 15 15 5 0 15-3 15-14 0-7-5-15-16-15-1 0-2 0-3 1 7-19 22-29 38-29 25 0 37 22 37 45s-13 45-29 63c-18 20-36 40-54 60-3 3-3 4-3 10 35 0 69 0 104 0 3-16 5-32 8-49-2 0-5 0-7 0-1 8-3 21-6 25-2 3-21 3-27 3-17 0-34 0-50 0z">
              <text:p/>
            </draw:path>
            <draw:path draw:style-name="gr5" draw:text-style-name="P3" draw:layer="layout" svg:width="0.032cm" svg:height="0.083cm" svg:x="4.896cm" svg:y="9.22cm" svg:viewBox="0 0 33 84" svg:d="M33 30c0-19-7-30-18-30-9 0-15 7-15 14 0 8 6 16 15 16 3 0 7-1 10-4 1 0 1-1 1-1 1 1 1 1 1 5 0 20-10 37-19 46-3 3-3 4-3 5s1 3 2 3c3 0 26-22 26-54z">
              <text:p/>
            </draw:path>
            <draw:path draw:style-name="gr5" draw:text-style-name="P3" draw:layer="layout" svg:width="0.116cm" svg:height="0.193cm" svg:x="5.008cm" svg:y="9.063cm" svg:viewBox="0 0 117 194" svg:d="M70 88c23-7 39-27 39-49 0-23-25-39-51-39-29 0-50 17-50 38 0 9 6 15 14 15s14-7 14-15c0-13-13-13-17-13 8-15 27-18 37-18 12 0 27 7 27 31 0 4-1 20-8 32-8 14-17 15-25 16-2 0-8 0-11 0-2 0-4 0-4 4 0 3 2 3 7 3 4 0 8 0 12 0 24 0 34 19 34 46 0 39-20 47-32 47s-33-5-43-22c10 2 18-5 18-15 0-11-7-16-15-16-7 0-16 4-16 17 0 25 26 44 57 44 34 0 60-26 60-55 0-23-18-45-47-51z">
              <text:p/>
            </draw:path>
            <draw:path draw:style-name="gr5" draw:text-style-name="P3" draw:layer="layout" svg:width="0.099cm" svg:height="0.28cm" svg:x="5.157cm" svg:y="9.04cm" svg:viewBox="0 0 100 281" svg:d="M41 243c0 11-7 30-39 31 0 1-2 2-2 4 0 3 3 3 6 3 27 0 53-14 53-35 0-22 0-43 0-64 0-12 0-20 11-30 11-8 21-9 28-9 1 0 2-1 2-3s-2-2-5-3c-18-1-32-11-35-25-1-3-1-3-1-14 0-18 0-37 0-56 0-11 0-20-13-31-12-9-31-11-40-11-3 0-6 0-6 2 0 4 2 4 5 4 17 1 31 10 35 24 1 3 1 4 1 13 0 20 0 40 0 59 0 13 2 18 11 28 5 5 14 8 22 10-24 6-33 19-33 36 0 22 0 45 0 67z">
              <text:p/>
            </draw:path>
            <draw:path draw:style-name="gr5" draw:text-style-name="P3" draw:layer="layout" svg:width="0.01cm" svg:height="0.337cm" svg:x="5.352cm" svg:y="9.014cm" svg:viewBox="0 0 11 338" svg:d="M6 338c-2 0-4 0-6 0 0-113 0-225 0-338 4 0 7 0 11 0 0 113 0 225 0 338-2 0-4 0-5 0z">
              <text:p/>
            </draw:path>
            <draw:path draw:style-name="gr5" draw:text-style-name="P3" draw:layer="layout" svg:width="0.117cm" svg:height="0.193cm" svg:x="5.519cm" svg:y="9.063cm" svg:viewBox="0 0 118 194" svg:d="M118 98c0-23-1-46-11-67-13-26-36-31-48-31-17 0-37 7-49 34-8 19-10 41-10 64 0 20 1 46 13 67 12 23 33 29 46 29 15 0 37-7 49-33 9-19 10-42 10-63zM59 187c-11 0-28-7-33-33-3-18-3-44-3-60 0-18 0-36 3-52 5-33 26-36 33-36 9 0 28 5 33 33 3 16 3 37 3 55 0 21 0 40-3 58-4 27-20 35-33 35z">
              <text:p/>
            </draw:path>
            <draw:path draw:style-name="gr5" draw:text-style-name="P3" draw:layer="layout" svg:width="0.092cm" svg:height="0.186cm" svg:x="5.974cm" svg:y="9.063cm" svg:viewBox="0 0 93 187" svg:d="M58 7c0-6 0-7-7-7-17 18-42 18-51 18 0 3 0 6 0 8 6 0 22 0 37-7 0 49 0 97 0 146 0 10-1 13-27 13-3 0-5 0-8 0 0 3 0 6 0 9 9-1 34-1 45-1s36 0 46 1c0-3 0-6 0-9-3 0-6 0-9 0-26 0-26-3-26-13 0-53 0-105 0-158z">
              <text:p/>
            </draw:path>
            <draw:path draw:style-name="gr5" draw:text-style-name="P3" draw:layer="layout" svg:width="0.112cm" svg:height="0.186cm" svg:x="6.403cm" svg:y="9.063cm" svg:viewBox="0 0 113 187" svg:d="M22 166c10-10 20-20 30-29 44-39 61-55 61-83 0-32-26-54-60-54-32 0-53 26-53 51 0 15 14 15 15 15 5 0 15-3 15-14 0-7-5-15-15-15-2 0-3 0-4 1 7-19 22-29 39-29 25 0 37 22 37 45s-14 45-29 63c-19 20-37 40-55 60-3 3-3 4-3 10 35 0 70 0 105 0 2-16 5-32 8-49-3 0-5 0-7 0-2 8-4 21-7 25-1 3-21 3-26 3-17 0-34 0-51 0z">
              <text:p/>
            </draw:path>
            <draw:path draw:style-name="gr5" draw:text-style-name="P3" draw:layer="layout" svg:width="0.116cm" svg:height="0.193cm" svg:x="6.871cm" svg:y="9.063cm" svg:viewBox="0 0 117 194" svg:d="M70 88c23-7 39-27 39-49 0-23-25-39-51-39-29 0-51 17-51 38 0 9 7 15 15 15s14-7 14-15c0-13-13-13-17-13 8-15 27-18 37-18 12 0 27 7 27 31 0 4-1 20-8 32-8 14-17 15-25 16-2 0-8 0-11 0-2 0-4 0-4 4 0 3 2 3 7 3 4 0 8 0 12 0 24 0 34 19 34 46 0 39-20 47-32 47s-34-5-43-22c9 2 18-5 18-15 0-11-7-16-15-16-7 0-16 4-16 17 0 25 26 44 57 44 34 0 60-26 60-55 0-23-18-45-47-51z">
              <text:p/>
            </draw:path>
            <draw:path draw:style-name="gr5" draw:text-style-name="P3" draw:layer="layout" svg:width="0.099cm" svg:height="0.28cm" svg:x="4.08cm" svg:y="9.376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5" draw:text-style-name="P3" draw:layer="layout" svg:width="0.117cm" svg:height="0.192cm" svg:x="4.212cm" svg:y="9.4cm" svg:viewBox="0 0 118 193" svg:d="M118 97c0-23-1-45-12-66-12-27-36-31-47-31-17 0-37 7-49 33-9 20-10 41-10 64 0 21 1 46 12 68 12 22 33 28 46 28 16 0 37-6 49-32 10-20 11-42 11-64zM58 187c-10 0-27-7-32-34-3-17-3-43-3-59 0-18 0-37 3-52 4-33 26-36 32-36 10 0 28 5 34 32 2 16 2 38 2 56 0 20 0 40-3 58-4 26-20 35-33 35z">
              <text:p/>
            </draw:path>
            <draw:path draw:style-name="gr5" draw:text-style-name="P3" draw:layer="layout" svg:width="0.032cm" svg:height="0.083cm" svg:x="4.365cm" svg:y="9.557cm" svg:viewBox="0 0 33 84" svg:d="M33 30c0-19-7-30-19-30-8 0-14 7-14 15s6 15 14 15c4 0 8-1 11-4 1 0 0 0 1 0v4c0 20-9 37-19 47-3 3-3 4-3 5s2 2 3 2c3 0 26-22 26-54z">
              <text:p/>
            </draw:path>
            <draw:path draw:style-name="gr5" draw:text-style-name="P3" draw:layer="layout" svg:width="0.092cm" svg:height="0.186cm" svg:x="4.491cm" svg:y="9.4cm" svg:viewBox="0 0 93 187" svg:d="M58 7c0-7 0-7-7-7-17 18-42 18-51 18 0 3 0 5 0 8 6 0 22 0 37-7 0 49 0 97 0 146 0 10-1 13-27 13-3 0-5 0-8 0 0 3 0 6 0 9 9-1 34-1 45-1s36 0 46 1c0-3 0-6 0-9-3 0-6 0-9 0-26 0-26-3-26-13 0-53 0-105 0-158z">
              <text:p/>
            </draw:path>
            <draw:path draw:style-name="gr5" draw:text-style-name="P3" draw:layer="layout" svg:width="0.032cm" svg:height="0.083cm" svg:x="4.631cm" svg:y="9.557cm" svg:viewBox="0 0 33 84" svg:d="M33 30c0-19-7-30-19-30-8 0-14 7-14 15s6 15 14 15c4 0 8-1 10-4 2 0 1 0 2 0v4c0 20-9 37-19 47-3 3-3 4-3 5s2 2 3 2c3 0 26-22 26-54z">
              <text:p/>
            </draw:path>
            <draw:path draw:style-name="gr5" draw:text-style-name="P3" draw:layer="layout" svg:width="0.111cm" svg:height="0.186cm" svg:x="4.745cm" svg:y="9.4cm" svg:viewBox="0 0 112 187" svg:d="M22 166c9-10 19-20 29-30 44-38 61-54 61-82 0-32-25-54-59-54-32 0-53 26-53 50 0 16 14 16 15 16 5 0 15-3 15-15 0-7-5-14-16-14-1 0-2 0-3 0 7-18 22-28 38-28 25 0 37 22 37 45s-13 45-29 62c-18 20-36 41-54 61-3 3-3 3-3 10 35 0 69 0 104 0 3-16 5-32 8-49-2 0-5 0-7 0-1 8-3 21-6 25-2 3-21 3-27 3-17 0-34 0-50 0z">
              <text:p/>
            </draw:path>
            <draw:path draw:style-name="gr5" draw:text-style-name="P3" draw:layer="layout" svg:width="0.099cm" svg:height="0.28cm" svg:x="4.892cm" svg:y="9.376cm" svg:viewBox="0 0 100 281" svg:d="M41 244c0 11-7 29-38 31-1 0-3 2-3 3 0 3 3 3 6 3 28 0 53-14 54-35 0-21 0-43 0-64 0-11 0-20 11-29 10-8 20-9 27-9 1-1 2-2 2-3 0-3-2-3-4-3-19-1-33-12-35-25-1-3-1-4-1-15 0-18 0-36 0-55 0-12 0-21-14-31-11-9-31-12-40-12-3 0-6 0-6 3s2 3 5 3c17 1 31 11 35 24 1 4 1 4 1 14 0 20 0 39 0 59 0 13 2 18 11 27 6 5 14 8 22 11-23 6-33 19-33 35 0 23 0 45 0 68z">
              <text:p/>
            </draw:path>
            <draw:path draw:style-name="gr5" draw:text-style-name="P3" draw:layer="layout" svg:width="0.01cm" svg:height="0.336cm" svg:x="5.352cm" svg:y="9.351cm" svg:viewBox="0 0 11 337" svg:d="M6 337c-2 0-4 0-6 0 0-113 0-225 0-337 4 0 7 0 11 0 0 112 0 224 0 337-2 0-4 0-5 0z">
              <text:p/>
            </draw:path>
            <draw:path draw:style-name="gr5" draw:text-style-name="P3" draw:layer="layout" svg:width="0.117cm" svg:height="0.192cm" svg:x="5.519cm" svg:y="9.4cm" svg:viewBox="0 0 118 193" svg:d="M118 97c0-23-1-45-11-66-13-27-36-31-48-31-17 0-37 7-49 33-8 20-10 41-10 64 0 21 1 46 13 68s33 28 46 28c15 0 37-6 49-32 9-20 10-42 10-64zM59 187c-11 0-28-7-33-34-3-17-3-43-3-59 0-18 0-37 3-52 5-33 26-36 33-36 9 0 28 5 33 32 3 16 3 38 3 56 0 20 0 40-3 58-4 26-20 35-33 35z">
              <text:p/>
            </draw:path>
            <draw:path draw:style-name="gr5" draw:text-style-name="P3" draw:layer="layout" svg:width="0.092cm" svg:height="0.186cm" svg:x="5.974cm" svg:y="9.4cm" svg:viewBox="0 0 93 187" svg:d="M58 7c0-7 0-7-7-7-17 18-42 18-51 18 0 3 0 5 0 8 6 0 22 0 37-7 0 49 0 97 0 146 0 10-1 13-27 13-3 0-5 0-8 0 0 3 0 6 0 9 9-1 34-1 45-1s36 0 46 1c0-3 0-6 0-9-3 0-6 0-9 0-26 0-26-3-26-13 0-53 0-105 0-158z">
              <text:p/>
            </draw:path>
            <draw:path draw:style-name="gr13" draw:text-style-name="P5" draw:layer="layout" svg:width="0.112cm" svg:height="0.186cm" svg:x="6.403cm" svg:y="9.4cm" svg:viewBox="0 0 113 187" svg:d="M22 166c10-10 20-20 30-30 44-38 61-54 61-82 0-32-26-54-60-54-32 0-53 26-53 50 0 16 14 16 15 16 5 0 15-3 15-15 0-7-5-14-15-14-2 0-3 0-4 0 7-18 22-28 39-28 25 0 37 22 37 45s-14 45-29 62c-19 20-37 41-55 61-3 3-3 3-3 10 35 0 70 0 105 0 2-16 5-32 8-49-3 0-5 0-7 0-2 8-4 21-7 25-1 3-21 3-26 3-17 0-34 0-51 0z">
              <text:p/>
            </draw:path>
            <draw:path draw:style-name="gr13" draw:text-style-name="P5" draw:layer="layout" svg:width="0.111cm" svg:height="0.186cm" svg:x="6.873cm" svg:y="9.4cm" svg:viewBox="0 0 112 187" svg:d="M22 166c9-10 19-20 29-30 44-38 61-54 61-82 0-32-26-54-59-54-32 0-53 26-53 50 0 16 14 16 14 16 5 0 16-3 16-15 0-7-6-14-16-14-2 0-2 0-3 0 7-18 22-28 38-28 25 0 37 22 37 45s-14 45-29 62c-18 20-36 41-54 61-3 3-3 3-3 10 35 0 69 0 104 0 3-16 5-32 8-49-2 0-5 0-7 0-2 8-3 21-7 25-1 3-20 3-26 3-17 0-34 0-50 0z">
              <text:p/>
            </draw:path>
            <draw:path draw:style-name="gr5" draw:text-style-name="P3" draw:layer="layout" svg:width="0.099cm" svg:height="0.28cm" svg:x="4.08cm" svg:y="9.714cm" svg:viewBox="0 0 100 281" svg:d="M60 37c0-11 7-29 38-31 1 0 2-1 2-3 0-3-2-3-5-3-29 0-54 14-54 35 0 22 0 43 0 64 0 11 0 20-11 29-10 8-21 9-27 10-1 0-3 0-3 2 0 3 2 3 5 3 18 2 32 11 35 26 1 2 1 3 1 13 0 19 0 37 0 56 0 12 0 20 13 32 12 8 30 11 41 11 3 0 5 0 5-3s-2-3-4-4c-18 0-32-9-35-24-1-2-1-3-1-13 0-20 0-40 0-59 0-13-2-18-11-27-6-6-15-9-23-11 24-6 34-19 34-35 0-23 0-46 0-68z">
              <text:p/>
            </draw:path>
            <draw:path draw:style-name="gr5" draw:text-style-name="P3" draw:layer="layout" svg:width="0.117cm" svg:height="0.193cm" svg:x="4.212cm" svg:y="9.737cm" svg:viewBox="0 0 118 194" svg:d="M118 98c0-23-1-45-12-66-12-27-36-32-47-32-17 0-37 7-49 34-9 19-10 41-10 64 0 20 1 46 12 67 12 23 33 29 46 29 16 0 37-6 49-33 10-19 11-41 11-63zM58 187c-10 0-27-7-32-33-3-17-3-44-3-60 0-18 0-36 3-52 4-33 26-36 32-36 10 0 28 5 34 33 2 16 2 37 2 55 0 21 0 40-3 58-4 27-20 35-33 35z">
              <text:p/>
            </draw:path>
            <draw:path draw:style-name="gr5" draw:text-style-name="P3" draw:layer="layout" svg:width="0.032cm" svg:height="0.083cm" svg:x="4.365cm" svg:y="9.895cm" svg:viewBox="0 0 33 84" svg:d="M33 30c0-19-7-30-19-30-8 0-14 7-14 15 0 7 6 15 14 15 4 0 8-1 11-4 1 0 0 0 1 0v4c0 20-9 38-19 47-3 3-3 3-3 4 0 2 2 3 3 3 3 0 26-22 26-54z">
              <text:p/>
            </draw:path>
            <draw:path draw:style-name="gr5" draw:text-style-name="P3" draw:layer="layout" svg:width="0.092cm" svg:height="0.186cm" svg:x="4.491cm" svg:y="9.737cm" svg:viewBox="0 0 93 187" svg:d="M58 7c0-6 0-7-7-7-17 18-42 18-51 18 0 3 0 6 0 9 6 0 22 0 37-7 0 48 0 97 0 145 0 10-1 13-27 13-3 0-5 0-8 0 0 3 0 6 0 9 9-1 34-1 45-1s36 0 46 1c0-3 0-6 0-9-3 0-6 0-9 0-26 0-26-3-26-13 0-53 0-105 0-158z">
              <text:p/>
            </draw:path>
            <draw:path draw:style-name="gr5" draw:text-style-name="P3" draw:layer="layout" svg:width="0.032cm" svg:height="0.083cm" svg:x="4.631cm" svg:y="9.895cm" svg:viewBox="0 0 33 84" svg:d="M33 30c0-19-7-30-19-30-8 0-14 7-14 15 0 7 6 15 14 15 4 0 8-1 10-4 2 0 1 0 2 0v4c0 20-9 38-19 47-3 3-3 3-3 4 0 2 2 3 3 3 3 0 26-22 26-54z">
              <text:p/>
            </draw:path>
            <draw:path draw:style-name="gr5" draw:text-style-name="P3" draw:layer="layout" svg:width="0.116cm" svg:height="0.193cm" svg:x="4.743cm" svg:y="9.737cm" svg:viewBox="0 0 117 194" svg:d="M70 89c23-8 40-28 40-50 0-23-25-39-52-39-29 0-50 17-50 38 0 10 6 15 14 15 9 0 15-6 15-15 0-13-14-13-18-13 9-14 27-18 38-18s26 7 26 31c0 4 0 20-8 32-8 14-17 15-25 16-2 0-8 0-11 0-1 0-4 0-4 4 0 3 3 3 7 3s8 0 12 0c24 0 34 19 34 46 0 39-19 47-32 47-12 0-33-5-43-22 10 2 19-5 19-15 0-11-8-16-16-16-7 0-16 4-16 17 0 25 26 44 57 44 34 0 60-26 60-55 0-23-18-45-47-50z">
              <text:p/>
            </draw:path>
            <draw:path draw:style-name="gr5" draw:text-style-name="P3" draw:layer="layout" svg:width="0.099cm" svg:height="0.28cm" svg:x="4.892cm" svg:y="9.714cm" svg:viewBox="0 0 100 281" svg:d="M41 243c0 11-7 30-38 31-1 1-3 2-3 4 0 3 3 3 6 3 28 0 53-14 54-35 0-22 0-43 0-64 0-12 0-20 11-29 10-9 20-9 27-10 1 0 2-1 2-3s-2-2-4-2c-19-2-33-12-35-26-1-3-1-3-1-14 0-18 0-36 0-55 0-12 0-21-14-32-11-9-31-11-40-11-3 0-6 0-6 3s2 3 5 3c17 1 31 10 35 24 1 3 1 4 1 14 0 19 0 39 0 58 0 13 2 18 11 28 5 5 14 8 22 10-23 6-33 20-33 36 0 22 0 45 0 67z">
              <text:p/>
            </draw:path>
            <draw:path draw:style-name="gr5" draw:text-style-name="P3" draw:layer="layout" svg:width="0.01cm" svg:height="0.337cm" svg:x="5.352cm" svg:y="9.688cm" svg:viewBox="0 0 11 338" svg:d="M6 338c-2 0-4 0-6 0 0-113 0-225 0-338 4 0 7 0 11 0 0 113 0 225 0 338-2 0-4 0-5 0z">
              <text:p/>
            </draw:path>
            <draw:path draw:style-name="gr5" draw:text-style-name="P3" draw:layer="layout" svg:width="0.117cm" svg:height="0.193cm" svg:x="5.519cm" svg:y="9.737cm" svg:viewBox="0 0 118 194" svg:d="M118 98c0-23-1-45-11-66-13-27-36-32-48-32-17 0-37 7-49 34-8 19-10 41-10 64 0 20 1 46 13 67 12 23 33 29 46 29 15 0 37-6 49-33 9-19 10-41 10-63zM59 187c-11 0-28-7-33-33-3-17-3-44-3-60 0-18 0-36 3-52 5-33 26-36 33-36 9 0 28 5 33 33 3 16 3 37 3 55 0 21 0 40-3 58-4 27-20 35-33 35z">
              <text:p/>
            </draw:path>
            <draw:path draw:style-name="gr5" draw:text-style-name="P3" draw:layer="layout" svg:width="0.092cm" svg:height="0.186cm" svg:x="5.974cm" svg:y="9.737cm" svg:viewBox="0 0 93 187" svg:d="M58 7c0-6 0-7-7-7-17 18-42 18-51 18 0 3 0 6 0 9 6 0 22 0 37-7 0 48 0 97 0 145 0 10-1 13-27 13-3 0-5 0-8 0 0 3 0 6 0 9 9-1 34-1 45-1s36 0 46 1c0-3 0-6 0-9-3 0-6 0-9 0-26 0-26-3-26-13 0-53 0-105 0-158z">
              <text:p/>
            </draw:path>
            <draw:path draw:style-name="gr13" draw:text-style-name="P5" draw:layer="layout" svg:width="0.115cm" svg:height="0.193cm" svg:x="6.402cm" svg:y="9.737cm" svg:viewBox="0 0 116 194" svg:d="M70 89c23-8 39-28 39-50 0-23-25-39-52-39-28 0-50 17-50 38 0 10 7 15 15 15s14-6 14-15c0-13-14-13-18-13 9-14 28-18 38-18 11 0 27 7 27 31 0 4-1 20-8 32-9 14-18 15-25 16-2 0-9 0-11 0s-4 0-4 4c0 3 2 3 7 3 4 0 8 0 12 0 23 0 33 19 33 46 0 39-19 47-31 47-13 0-34-5-43-22 9 2 18-5 18-15 0-11-7-16-16-16-6 0-15 4-15 17 0 25 26 44 57 44 33 0 59-26 59-55 0-23-18-45-46-50z">
              <text:p/>
            </draw:path>
            <draw:path draw:style-name="gr13" draw:text-style-name="P5" draw:layer="layout" svg:width="0.116cm" svg:height="0.193cm" svg:x="6.871cm" svg:y="9.737cm" svg:viewBox="0 0 117 194" svg:d="M70 89c23-8 39-28 39-50 0-23-25-39-51-39-29 0-51 17-51 38 0 10 7 15 15 15s14-6 14-15c0-13-13-13-17-13 8-14 27-18 37-18 12 0 27 7 27 31 0 4-1 20-8 32-8 14-17 15-25 16-2 0-8 0-11 0-2 0-4 0-4 4 0 3 2 3 7 3 4 0 8 0 12 0 24 0 34 19 34 46 0 39-20 47-32 47s-34-5-43-22c9 2 18-5 18-15 0-11-7-16-15-16-7 0-16 4-16 17 0 25 26 44 57 44 34 0 60-26 60-55 0-23-18-45-47-50z">
              <text:p/>
            </draw:path>
            <draw:path draw:style-name="gr5" draw:text-style-name="P3" draw:layer="layout" svg:width="0.099cm" svg:height="0.281cm" svg:x="4.08cm" svg:y="10.051cm" svg:viewBox="0 0 100 282" svg:d="M60 38c0-12 7-29 38-32 1 0 2-1 2-3 0-3-2-3-5-3-29 0-54 14-54 35 0 22 0 43 0 64 0 11 0 20-11 30-10 8-21 9-27 9-1 0-3 1-3 3 0 3 2 3 5 3 18 1 32 11 35 25 1 3 1 4 1 13 0 19 0 38 0 56 0 12 0 21 13 32 12 8 30 12 41 12 3 0 5 0 5-4 0-3-2-3-4-3-18-1-32-10-35-25-1-2-1-2-1-12 0-20 0-40 0-60 0-12-2-17-11-26-7-6-15-9-23-11 24-7 34-19 34-36 0-23 0-45 0-67z">
              <text:p/>
            </draw:path>
            <draw:path draw:style-name="gr5" draw:text-style-name="P3" draw:layer="layout" svg:width="0.117cm" svg:height="0.193cm" svg:x="4.212cm" svg:y="10.075cm" svg:viewBox="0 0 118 194" svg:d="M118 97c0-23-1-45-12-66-12-27-36-31-47-31-17 0-37 7-49 34-9 19-10 40-10 63 0 21 1 46 12 68 12 23 33 29 46 29 16 0 37-7 49-33 10-19 11-42 11-64zM58 187c-10 0-27-7-32-34-3-17-3-43-3-59 0-18 0-36 3-52 4-33 26-36 32-36 10 0 28 5 34 33 2 15 2 37 2 55 0 21 0 40-3 58-4 26-20 35-33 35z">
              <text:p/>
            </draw:path>
            <draw:path draw:style-name="gr5" draw:text-style-name="P3" draw:layer="layout" svg:width="0.032cm" svg:height="0.083cm" svg:x="4.365cm" svg:y="10.232cm" svg:viewBox="0 0 33 84" svg:d="M33 29c0-19-7-29-19-29-8 0-14 6-14 14s6 16 14 16c4 0 8-2 11-4 1 0 0-1 1-1 0 0 0 1 0 4 0 21-9 38-19 47-3 3-3 4-3 5s2 3 3 3c3 0 26-22 26-55z">
              <text:p/>
            </draw:path>
            <draw:path draw:style-name="gr5" draw:text-style-name="P3" draw:layer="layout" svg:width="0.111cm" svg:height="0.186cm" svg:x="4.48cm" svg:y="10.075cm" svg:viewBox="0 0 112 187" svg:d="M22 166c10-10 20-20 30-29 43-39 60-55 60-83 0-32-25-54-59-54-32 0-53 26-53 50 0 16 14 16 15 16 5 0 15-3 15-14 0-8-5-15-15-15-2 0-3 0-4 1 7-19 22-29 38-29 25 0 37 22 37 45s-13 45-28 63c-19 20-37 40-55 60-3 3-3 3-3 10 35 0 70 0 105 0 2-16 5-32 7-49-2 0-4 0-6 0-2 8-4 21-7 25-2 3-21 3-26 3-17 0-34 0-51 0z">
              <text:p/>
            </draw:path>
            <draw:path draw:style-name="gr5" draw:text-style-name="P3" draw:layer="layout" svg:width="0.032cm" svg:height="0.083cm" svg:x="4.631cm" svg:y="10.232cm" svg:viewBox="0 0 33 84" svg:d="M33 29c0-19-7-29-19-29-8 0-14 6-14 14s6 16 14 16c4 0 8-2 10-4 2 0 1-1 2-1 0 0 0 1 0 4 0 21-9 38-19 47-3 3-3 4-3 5s2 3 3 3c3 0 26-22 26-55z">
              <text:p/>
            </draw:path>
            <draw:path draw:style-name="gr5" draw:text-style-name="P3" draw:layer="layout" svg:width="0.116cm" svg:height="0.193cm" svg:x="4.743cm" svg:y="10.075cm" svg:viewBox="0 0 117 194" svg:d="M70 88c23-7 40-27 40-50 0-22-25-38-52-38-29 0-50 17-50 38 0 9 6 15 14 15 9 0 15-7 15-15 0-14-14-14-18-14 9-14 27-17 38-17s26 6 26 31c0 4 0 20-8 32-8 14-17 15-25 15-2 1-8 1-11 1-1 0-4 0-4 4 0 2 3 2 7 2s8 0 12 0c24 0 34 19 34 47 0 39-19 47-32 47-12 0-33-5-43-22 10 2 19-5 19-15 0-11-8-16-16-16-7 0-16 4-16 16 0 25 26 45 57 45 34 0 60-26 60-55 0-23-18-45-47-51z">
              <text:p/>
            </draw:path>
            <draw:path draw:style-name="gr5" draw:text-style-name="P3" draw:layer="layout" svg:width="0.099cm" svg:height="0.281cm" svg:x="4.892cm" svg:y="10.051cm" svg:viewBox="0 0 100 282" svg:d="M41 244c0 11-7 29-38 31-1 0-3 2-3 3 0 4 3 4 6 4 28 0 53-15 54-36 0-21 0-42 0-64 0-11 0-20 11-29 10-8 20-9 27-9 1 0 2-2 2-3 0-3-2-3-4-3-19-1-33-12-35-25-1-3-1-4-1-14 0-18 0-37 0-56 0-12 0-21-14-31-11-9-31-12-40-12-3 0-6 0-6 3s2 3 5 3c17 1 31 11 35 25 1 3 1 3 1 13 0 20 0 39 0 59 0 13 2 18 11 27 6 6 14 8 22 11-23 6-33 19-33 36 0 22 0 45 0 67z">
              <text:p/>
            </draw:path>
            <draw:path draw:style-name="gr5" draw:text-style-name="P3" draw:layer="layout" svg:width="0.01cm" svg:height="0.336cm" svg:x="5.352cm" svg:y="10.026cm" svg:viewBox="0 0 11 337" svg:d="M6 337c-2 0-4 0-6 0 0-113 0-225 0-337 4 0 7 0 11 0 0 112 0 224 0 337-2 0-4 0-5 0z">
              <text:p/>
            </draw:path>
            <draw:path draw:style-name="gr13" draw:text-style-name="P5" draw:layer="layout" svg:width="0.117cm" svg:height="0.193cm" svg:x="5.519cm" svg:y="10.075cm" svg:viewBox="0 0 118 194" svg:d="M118 97c0-23-1-45-11-66-13-27-36-31-48-31-17 0-37 7-49 34-8 19-10 40-10 63 0 21 1 46 13 68 12 23 33 29 46 29 15 0 37-7 49-33 9-19 10-42 10-64zM59 187c-11 0-28-7-33-34-3-17-3-43-3-59 0-18 0-36 3-52 5-33 26-36 33-36 9 0 28 5 33 33 3 15 3 37 3 55 0 21 0 40-3 58-4 26-20 35-33 35z">
              <text:p/>
            </draw:path>
            <draw:path draw:style-name="gr13" draw:text-style-name="P5" draw:layer="layout" svg:width="0.117cm" svg:height="0.193cm" svg:x="5.959cm" svg:y="10.075cm" svg:viewBox="0 0 118 194" svg:d="M118 97c0-23 0-45-11-66-13-27-36-31-48-31-17 0-37 7-49 34-8 19-10 40-10 63 0 21 2 46 13 68 12 23 33 29 46 29 15 0 37-7 49-33 10-19 10-42 10-64zM59 187c-11 0-27-7-33-34-2-17-2-43-2-59 0-18 0-36 2-52 5-33 26-36 33-36 10 0 28 5 34 33 2 15 2 37 2 55 0 21 0 40-3 58-4 26-20 35-33 35z">
              <text:p/>
            </draw:path>
            <draw:path draw:style-name="gr5" draw:text-style-name="P3" draw:layer="layout" svg:width="0.112cm" svg:height="0.186cm" svg:x="6.403cm" svg:y="10.075cm" svg:viewBox="0 0 113 187" svg:d="M22 166c10-10 20-20 30-29 44-39 61-55 61-83 0-32-26-54-60-54-32 0-53 26-53 50 0 16 14 16 15 16 5 0 15-3 15-14 0-8-5-15-15-15-2 0-3 0-4 1 7-19 22-29 39-29 25 0 37 22 37 45s-14 45-29 63c-19 20-37 40-55 60-3 3-3 3-3 10 35 0 70 0 105 0 2-16 5-32 8-49-3 0-5 0-7 0-2 8-4 21-7 25-1 3-21 3-26 3-17 0-34 0-51 0z">
              <text:p/>
            </draw:path>
            <draw:path draw:style-name="gr5" draw:text-style-name="P3" draw:layer="layout" svg:width="0.116cm" svg:height="0.193cm" svg:x="6.871cm" svg:y="10.075cm" svg:viewBox="0 0 117 194" svg:d="M70 88c23-7 39-27 39-50 0-22-25-38-51-38-29 0-51 17-51 38 0 9 7 15 15 15s14-7 14-15c0-14-13-14-17-14 8-14 27-17 37-17 12 0 27 6 27 31 0 4-1 20-8 32-8 14-17 15-25 15-2 1-8 1-11 1-2 0-4 0-4 4 0 2 2 2 7 2 4 0 8 0 12 0 24 0 34 19 34 47 0 39-20 47-32 47s-34-5-43-22c9 2 18-5 18-15 0-11-7-16-15-16-7 0-16 4-16 16 0 25 26 45 57 45 34 0 60-26 60-55 0-23-18-45-47-51z">
              <text:p/>
            </draw:path>
            <draw:path draw:style-name="gr5" draw:text-style-name="P3" draw:layer="layout" svg:width="0.099cm" svg:height="0.28cm" svg:x="4.08cm" svg:y="10.388cm" svg:viewBox="0 0 100 281" svg:d="M60 38c0-12 7-30 38-32 1 0 2-1 2-3 0-3-2-3-5-3-29 0-54 14-54 35 0 22 0 43 0 64 0 11 0 20-11 30-10 8-21 8-27 9-1 0-3 1-3 3s2 2 5 2c18 2 32 12 35 26 1 3 1 3 1 13 0 19 0 38 0 56 0 12 0 21 13 32 12 8 30 11 41 11 3 0 5 0 5-3s-2-3-4-3c-18-1-32-10-35-25-1-2-1-3-1-13 0-20 0-39 0-59 0-12-2-18-11-27-6-6-15-9-23-10 24-7 34-20 34-36 0-23 0-45 0-67z">
              <text:p/>
            </draw:path>
            <draw:path draw:style-name="gr5" draw:text-style-name="P3" draw:layer="layout" svg:width="0.092cm" svg:height="0.186cm" svg:x="4.226cm" svg:y="10.411cm" svg:viewBox="0 0 93 187" svg:d="M58 8c0-7 0-8-7-8-17 18-42 18-51 18 0 3 0 6 0 9 6 0 22 0 37-7 0 49 0 97 0 146 0 9-1 13-27 13-3 0-5 0-8 0 0 3 0 5 0 8 10-1 34-1 45-1s36 0 46 1c0-3 0-5 0-8-3 0-6 0-9 0-26 0-26-3-26-13 0-53 0-105 0-158z">
              <text:p/>
            </draw:path>
            <draw:path draw:style-name="gr5" draw:text-style-name="P3" draw:layer="layout" svg:width="0.032cm" svg:height="0.083cm" svg:x="4.365cm" svg:y="10.569cm" svg:viewBox="0 0 33 84" svg:d="M33 30c0-19-7-30-19-30-8 0-14 7-14 15 0 7 6 15 14 15 4 0 8-1 11-4 1 0 0 0 1 0v4c0 20-9 37-19 47-3 3-3 3-3 4 0 2 2 3 3 3 3 0 26-22 26-54z">
              <text:p/>
            </draw:path>
            <draw:path draw:style-name="gr5" draw:text-style-name="P3" draw:layer="layout" svg:width="0.111cm" svg:height="0.186cm" svg:x="4.48cm" svg:y="10.411cm" svg:viewBox="0 0 112 187" svg:d="M22 166c10-10 20-20 30-29 43-39 60-54 60-82 0-32-25-55-59-55-32 0-53 26-53 51 0 16 14 16 15 16 5 0 15-3 15-15 0-7-5-14-15-14-2 0-3 0-4 0 7-19 22-29 38-29 25 0 37 23 37 46s-13 44-28 62c-19 20-37 40-55 60-3 3-3 4-3 10 35 0 70 0 105 0 2-16 5-32 7-49-2 0-4 0-6 0-2 9-4 21-7 26-2 2-21 2-26 2-17 0-34 0-51 0z">
              <text:p/>
            </draw:path>
            <draw:path draw:style-name="gr5" draw:text-style-name="P3" draw:layer="layout" svg:width="0.032cm" svg:height="0.083cm" svg:x="4.631cm" svg:y="10.569cm" svg:viewBox="0 0 33 84" svg:d="M33 30c0-19-7-30-19-30-8 0-14 7-14 15 0 7 6 15 14 15 4 0 8-1 10-4 2 0 1 0 2 0v4c0 20-9 37-19 47-3 3-3 3-3 4 0 2 2 3 3 3 3 0 26-22 26-54z">
              <text:p/>
            </draw:path>
            <draw:path draw:style-name="gr5" draw:text-style-name="P3" draw:layer="layout" svg:width="0.116cm" svg:height="0.193cm" svg:x="4.743cm" svg:y="10.411cm" svg:viewBox="0 0 117 194" svg:d="M70 89c23-8 40-27 40-50s-25-39-52-39c-29 0-50 18-50 38 0 10 6 16 14 16 9 0 15-7 15-15 0-14-14-14-18-14 9-14 27-18 38-18s26 7 26 32c0 3 0 19-8 32-8 14-17 15-25 15-2 0-8 0-11 0-1 0-4 1-4 4s3 3 7 3 8 0 12 0c24 0 34 19 34 46 0 39-19 47-32 47-12 0-33-5-43-21 10 1 19-5 19-16 0-10-8-15-16-15-7 0-16 4-16 16 0 25 26 44 57 44 34 0 60-26 60-55 0-22-18-45-47-50z">
              <text:p/>
            </draw:path>
            <draw:path draw:style-name="gr5" draw:text-style-name="P3" draw:layer="layout" svg:width="0.099cm" svg:height="0.28cm" svg:x="4.892cm" svg:y="10.388cm" svg:viewBox="0 0 100 281" svg:d="M41 244c0 11-7 29-38 31-1 0-3 1-3 3 0 3 3 3 6 3 28 0 53-14 54-35 0-22 0-43 0-64 0-11 0-20 11-29 10-8 20-9 27-10 1 0 2-1 2-2 0-3-2-3-4-3-19-2-33-12-35-26-1-2-1-3-1-14 0-18 0-36 0-55 0-12 0-21-14-32-11-9-31-11-40-11-3 0-6 0-6 3s2 3 5 3c17 1 31 10 35 24 1 3 1 4 1 14 0 20 0 39 0 59 0 13 2 18 11 27 6 5 14 8 22 11-23 6-33 19-33 35 0 23 0 45 0 68z">
              <text:p/>
            </draw:path>
            <draw:path draw:style-name="gr5" draw:text-style-name="P3" draw:layer="layout" svg:width="0.01cm" svg:height="0.337cm" svg:x="5.352cm" svg:y="10.362cm" svg:viewBox="0 0 11 338" svg:d="M6 338c-2 0-4 0-6 0 0-113 0-225 0-338 4 0 7 0 11 0 0 113 0 225 0 338-2 0-4 0-5 0z">
              <text:p/>
            </draw:path>
            <draw:path draw:style-name="gr13" draw:text-style-name="P5" draw:layer="layout" svg:width="0.092cm" svg:height="0.186cm" svg:x="5.533cm" svg:y="10.411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13" draw:text-style-name="P5" draw:layer="layout" svg:width="0.092cm" svg:height="0.186cm" svg:x="5.974cm" svg:y="10.411cm" svg:viewBox="0 0 93 187" svg:d="M58 8c0-7 0-8-7-8-17 18-42 18-51 18 0 3 0 6 0 9 6 0 22 0 37-7 0 49 0 97 0 146 0 9-1 13-27 13-3 0-5 0-8 0 0 3 0 5 0 8 9-1 34-1 45-1s36 0 46 1c0-3 0-5 0-8-3 0-6 0-9 0-26 0-26-3-26-13 0-53 0-105 0-158z">
              <text:p/>
            </draw:path>
            <draw:path draw:style-name="gr5" draw:text-style-name="P3" draw:layer="layout" svg:width="0.112cm" svg:height="0.186cm" svg:x="6.403cm" svg:y="10.411cm" svg:viewBox="0 0 113 187" svg:d="M22 166c10-10 20-20 30-29 44-39 61-54 61-82 0-32-26-55-60-55-32 0-53 26-53 51 0 16 14 16 15 16 5 0 15-3 15-15 0-7-5-14-15-14-2 0-3 0-4 0 7-19 22-29 39-29 25 0 37 23 37 46s-14 44-29 62c-19 20-37 40-55 60-3 3-3 4-3 10 35 0 70 0 105 0 2-16 5-32 8-49-3 0-5 0-7 0-2 9-4 21-7 26-1 2-21 2-26 2-17 0-34 0-51 0z">
              <text:p/>
            </draw:path>
            <draw:path draw:style-name="gr5" draw:text-style-name="P3" draw:layer="layout" svg:width="0.116cm" svg:height="0.193cm" svg:x="6.871cm" svg:y="10.411cm" svg:viewBox="0 0 117 194" svg:d="M70 89c23-8 39-27 39-50s-25-39-51-39c-29 0-51 18-51 38 0 10 7 16 15 16s14-7 14-15c0-14-13-14-17-14 8-14 27-18 37-18 12 0 27 7 27 32 0 3-1 19-8 32-8 14-17 15-25 15-2 0-8 0-11 0-2 0-4 1-4 4s2 3 7 3c4 0 8 0 12 0 24 0 34 19 34 46 0 39-20 47-32 47s-34-5-43-21c9 1 18-5 18-16 0-10-7-15-15-15-7 0-16 4-16 16 0 25 26 44 57 44 34 0 60-26 60-55 0-22-18-45-47-50z">
              <text:p/>
            </draw:path>
            <draw:path draw:style-name="gr5" draw:text-style-name="P3" draw:layer="layout" svg:width="0.099cm" svg:height="0.28cm" svg:x="4.08cm" svg:y="10.726cm" svg:viewBox="0 0 100 281" svg:d="M60 37c0-11 7-29 38-31 1 0 2-1 2-4 0-2-2-2-5-2-29 0-54 14-54 34 0 22 0 44 0 65 0 11 0 20-11 29-10 8-21 9-27 9-1 1-3 1-3 3 0 3 2 3 5 3 18 1 32 11 35 25 1 3 1 4 1 14 0 19 0 37 0 56 0 12 0 20 13 31 12 9 30 12 41 12 3 0 5 0 5-3 0-4-2-4-4-4-18 0-32-10-35-24-1-3-1-3-1-13 0-20 0-40 0-59 0-13-2-18-11-27-6-6-15-9-23-11 24-6 34-19 34-35 0-23 0-46 0-68z">
              <text:p/>
            </draw:path>
            <draw:path draw:style-name="gr5" draw:text-style-name="P3" draw:layer="layout" svg:width="0.115cm" svg:height="0.177cm" svg:x="4.212cm" svg:y="10.812cm" svg:viewBox="0 0 116 178" svg:d="M116 3c0-1-1-3-3-3-3 0-15 11-19 19-6-15-17-19-26-19-34 0-68 42-68 82 0 28 17 45 37 45 12 0 23-7 33-17-2 10-12 48-12 51-3 8-5 9-20 9-4 0-7 0-7 5 0 1 0 3 3 3 9 0 20 0 28 0 10 0 20 0 29 0 2 0 6 0 6-5 0-3-3-3-7-3-14 0-14-2-14-4 0-3 0-4 1-7 13-52 26-104 39-156zM38 121c-17 0-18-22-18-27 0-13 8-44 13-56 9-20 23-32 35-32 18 0 22 23 22 24 0 3-16 64-16 65-4 8-20 26-36 26z">
              <text:p/>
            </draw:path>
            <draw:path draw:style-name="gr5" draw:text-style-name="P3" draw:layer="layout" svg:width="0.091cm" svg:height="0.134cm" svg:x="4.336cm" svg:y="10.847cm" svg:viewBox="0 0 92 135" svg:d="M92 68c0-22-3-37-12-50-6-10-18-18-34-18-46 0-46 54-46 68s0 67 46 67 46-53 46-67zM46 130c-9 0-21-6-25-22-3-12-3-28-3-42 0-15 0-30 4-40 4-16 16-20 24-20 11 0 21 6 24 18 4 10 4 25 4 42 0 14 0 28-3 41-4 18-17 23-25 23z">
              <text:p/>
            </draw:path>
            <draw:path draw:style-name="gr5" draw:text-style-name="P3" draw:layer="layout" svg:width="0.032cm" svg:height="0.083cm" svg:x="4.477cm" svg:y="10.906cm" svg:viewBox="0 0 33 84" svg:d="M33 30c0-19-7-30-19-30-8 0-14 7-14 14 0 8 6 16 14 16 4 0 8-1 10-4 1 0 1-1 2-1 0 0 0 1 0 5 0 20-9 37-19 46-3 3-3 4-3 5s2 3 3 3c3 0 26-22 26-54z">
              <text:p/>
            </draw:path>
            <draw:path draw:style-name="gr5" draw:text-style-name="P3" draw:layer="layout" svg:width="0.114cm" svg:height="0.177cm" svg:x="4.589cm" svg:y="10.812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9-22-19-27 0-13 9-44 14-56 9-20 23-32 34-32 19 0 23 23 23 24 0 3-16 64-16 65-5 8-20 26-36 26z">
              <text:p/>
            </draw:path>
            <draw:path draw:style-name="gr5" draw:text-style-name="P3" draw:layer="layout" svg:width="0.071cm" svg:height="0.13cm" svg:x="4.724cm" svg:y="10.847cm" svg:viewBox="0 0 72 131" svg:d="M45 6c0-5-1-6-7-6-12 13-30 13-38 13 0 2 0 5 0 7 5 0 18 0 29-6 0 34 0 68 0 101 0 7 0 9-20 9-3 0-5 0-7 0 0 2 0 5 0 7 3-1 27-1 35-1 5 0 30 0 35 1 0-2 0-5 0-7-3 0-5 0-8 0-19 0-19-2-19-9 0-36 0-73 0-109z">
              <text:p/>
            </draw:path>
            <draw:path draw:style-name="gr5" draw:text-style-name="P3" draw:layer="layout" svg:width="0.099cm" svg:height="0.28cm" svg:x="4.849cm" svg:y="10.726cm" svg:viewBox="0 0 100 281" svg:d="M41 243c0 11-7 30-39 31 0 0-2 2-2 4 0 3 3 3 6 3 27 0 53-14 53-35 0-22 0-43 0-64 0-12 0-20 11-30 11-8 21-9 28-9 1 0 2-1 2-3s-2-2-5-3c-18-1-32-11-35-25-1-3-1-3-1-14 0-18 0-37 0-56 0-11 0-20-13-31-12-9-31-11-40-11-3 0-6 0-6 2 0 4 2 4 5 4 17 1 31 10 35 24 1 3 1 4 1 13 0 20 0 40 0 59 0 13 2 18 11 28 5 5 14 8 22 10-24 6-33 19-33 36 0 22 0 45 0 67z">
              <text:p/>
            </draw:path>
            <draw:path draw:style-name="gr5" draw:text-style-name="P3" draw:layer="layout" svg:width="0.01cm" svg:height="0.337cm" svg:x="5.352cm" svg:y="10.7cm" svg:viewBox="0 0 11 338" svg:d="M6 338c-2 0-4 0-6 0 0-113 0-225 0-338 4 0 7 0 11 0 0 113 0 225 0 338-2 0-4 0-5 0z">
              <text:p/>
            </draw:path>
            <draw:path draw:style-name="gr13" draw:text-style-name="P5" draw:layer="layout" svg:width="0.115cm" svg:height="0.177cm" svg:x="5.464cm" svg:y="10.812cm" svg:viewBox="0 0 116 178" svg:d="M116 3c0-1-1-3-3-3-3 0-15 11-19 19-6-15-17-19-26-19-34 0-68 42-68 82 0 28 17 45 37 45 13 0 23-7 33-17-2 10-12 48-12 51-3 8-5 9-20 9-4 0-7 0-7 5 0 1 0 3 3 3 10 0 20 0 28 0 10 0 20 0 30 0 1 0 5 0 5-5 0-3-3-3-7-3-14 0-14-2-14-4 0-3 1-4 1-7 13-52 26-104 39-156zM38 121c-17 0-18-22-18-27 0-13 8-44 13-56 9-20 23-32 35-32 18 0 22 23 22 24 0 3-16 64-16 65-4 8-20 26-36 26z">
              <text:p/>
            </draw:path>
            <draw:path draw:style-name="gr13" draw:text-style-name="P5" draw:layer="layout" svg:width="0.09cm" svg:height="0.134cm" svg:x="5.588cm" svg:y="10.847cm" svg:viewBox="0 0 91 135" svg:d="M91 68c0-22-2-37-12-50-5-10-18-18-33-18-46 0-46 54-46 68s0 67 46 67c45 0 45-53 45-67zM46 130c-10 0-22-6-26-22-2-12-2-28-2-42 0-15 0-30 3-40 4-16 17-20 25-20 10 0 20 6 24 18 3 10 3 25 3 42 0 14 0 28-3 41-4 18-16 23-24 23z">
              <text:p/>
            </draw:path>
            <draw:path draw:style-name="gr13" draw:text-style-name="P5" draw:layer="layout" svg:width="0.115cm" svg:height="0.177cm" svg:x="5.904cm" svg:y="10.812cm" svg:viewBox="0 0 116 178" svg:d="M116 3c0-1-1-3-2-3-4 0-15 11-20 19-6-15-17-19-26-19-33 0-68 42-68 82 0 28 17 45 38 45 12 0 22-7 32-17-2 10-12 48-12 51-2 8-4 9-20 9-4 0-7 0-7 5 0 1 0 3 4 3 9 0 19 0 28 0 10 0 19 0 29 0 2 0 5 0 5-5 0-3-3-3-7-3-14 0-14-2-14-4 0-3 1-4 2-7 12-52 25-104 38-156zM38 121c-16 0-18-22-18-27 0-13 8-44 13-56 9-20 24-32 35-32 18 0 22 23 22 24 0 3-16 64-16 65-4 8-20 26-36 26z">
              <text:p/>
            </draw:path>
            <draw:path draw:style-name="gr13" draw:text-style-name="P5" draw:layer="layout" svg:width="0.09cm" svg:height="0.134cm" svg:x="6.029cm" svg:y="10.847cm" svg:viewBox="0 0 91 135" svg:d="M91 68c0-22-2-37-12-50-5-10-17-18-33-18-46 0-46 54-46 68s0 67 46 67c45 0 45-53 45-67zM46 130c-9 0-21-6-25-22-3-12-3-28-3-42 0-15 0-30 3-40 4-16 17-20 25-20 10 0 20 6 24 18 3 10 4 25 4 42 0 14 0 28-4 41-3 18-16 23-24 23z">
              <text:p/>
            </draw:path>
            <draw:path draw:style-name="gr13" draw:text-style-name="P5" draw:layer="layout" svg:width="0.114cm" svg:height="0.177cm" svg:x="6.346cm" svg:y="10.812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8-22-18-27 0-13 8-44 13-56 9-20 23-32 34-32 19 0 23 23 23 24 0 3-16 64-16 65-5 8-20 26-36 26z">
              <text:p/>
            </draw:path>
            <draw:path draw:style-name="gr13" draw:text-style-name="P5" draw:layer="layout" svg:width="0.071cm" svg:height="0.13cm" svg:x="6.481cm" svg:y="10.847cm" svg:viewBox="0 0 72 131" svg:d="M45 6c0-5-1-6-7-6-12 13-30 13-38 13 0 2 0 5 0 7 5 0 18 0 29-6 0 34 0 68 0 101 0 7 0 9-20 9-3 0-5 0-7 0 0 2 0 5 0 7 3-1 28-1 35-1 5 0 30 0 35 1 0-2 0-5 0-7-3 0-5 0-8 0-19 0-19-2-19-9 0-36 0-73 0-109z">
              <text:p/>
            </draw:path>
            <draw:path draw:style-name="gr13" draw:text-style-name="P5" draw:layer="layout" svg:width="0.115cm" svg:height="0.177cm" svg:x="6.815cm" svg:y="10.812cm" svg:viewBox="0 0 116 178" svg:d="M116 3c0-1-1-3-3-3-3 0-15 11-19 19-6-15-17-19-26-19-34 0-68 42-68 82 0 28 17 45 37 45 12 0 23-7 33-17-2 10-12 48-12 51-3 8-5 9-20 9-4 0-7 0-7 5 0 1 0 3 3 3 9 0 20 0 28 0 10 0 20 0 29 0 2 0 6 0 6-5 0-3-3-3-7-3-14 0-14-2-14-4 0-3 0-4 1-7 13-52 26-104 39-156zM38 121c-17 0-18-22-18-27 0-13 8-44 13-56 9-20 23-32 35-32 18 0 22 23 22 24 0 3-16 64-16 65-4 8-20 26-36 26z">
              <text:p/>
            </draw:path>
            <draw:path draw:style-name="gr13" draw:text-style-name="P5" draw:layer="layout" svg:width="0.071cm" svg:height="0.13cm" svg:x="6.95cm" svg:y="10.847cm" svg:viewBox="0 0 72 131" svg:d="M45 6c0-5 0-6-6-6-13 13-30 13-39 13 0 2 0 5 0 7 5 0 18 0 29-6 0 34 0 68 0 101 0 7 0 9-19 9-3 0-6 0-8 0 0 2 0 5 0 7 4-1 28-1 35-1 6 0 31 0 35 1 0-2 0-5 0-7-2 0-5 0-7 0-20 0-20-2-20-9 0-36 0-73 0-109z">
              <text:p/>
            </draw:path>
            <draw:path draw:style-name="gr5" draw:text-style-name="P3" draw:layer="layout" svg:width="0.099cm" svg:height="0.28cm" svg:x="4.08cm" svg:y="11.062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5" draw:text-style-name="P3" draw:layer="layout" svg:width="0.115cm" svg:height="0.178cm" svg:x="4.212cm" svg:y="11.149cm" svg:viewBox="0 0 116 179" svg:d="M116 3c0-1-1-2-3-2-3 0-15 11-19 19-6-15-17-20-26-20-34 0-68 42-68 82 0 28 17 46 37 46 12 0 23-7 33-18-2 11-12 48-12 51-3 8-5 9-20 9-4 0-7 0-7 6 1 1 0 3 3 3 9 0 20-1 28-1 10 0 20 1 29 1 2 0 6 0 6-5 0-4-3-4-7-4-14 0-14-2-14-4s0-4 1-6c13-52 26-105 39-157zM38 122c-17 0-18-22-18-27 0-13 8-44 13-56 9-21 23-33 35-33 18 0 22 24 22 25 0 2-16 63-16 64-4 8-20 27-36 27z">
              <text:p/>
            </draw:path>
            <draw:path draw:style-name="gr5" draw:text-style-name="P3" draw:layer="layout" svg:width="0.098cm" svg:height="0.28cm" svg:x="4.357cm" svg:y="11.062cm" svg:viewBox="0 0 99 281" svg:d="M40 244c0 11-7 29-38 31-1 0-2 2-2 3 0 3 2 3 6 3 27 0 52-14 53-35 0-21 0-43 0-64 0-11 0-20 11-29 10-8 20-9 27-9 1-1 2-2 2-3 0-3-1-3-4-3-18-1-32-12-35-25-1-3-1-4-1-15 0-18 0-36 0-55 0-12 0-21-13-31-12-9-31-12-40-12-4 0-6 0-6 3s2 3 4 3c18 1 32 11 35 24 1 4 1 4 1 14 0 20 0 39 0 59 0 13 2 18 11 27 7 5 15 8 23 11-24 6-34 19-34 35 0 23 0 45 0 68z">
              <text:p/>
            </draw:path>
            <draw:path draw:style-name="gr5" draw:text-style-name="P3" draw:layer="layout" svg:width="0.01cm" svg:height="0.336cm" svg:x="5.352cm" svg:y="11.038cm" svg:viewBox="0 0 11 337" svg:d="M6 337c-2 0-4 0-6 0 0-113 0-225 0-337 4 0 7 0 11 0 0 112 0 224 0 337-2 0-4 0-5 0z">
              <text:p/>
            </draw:path>
            <draw:path draw:style-name="gr40" draw:text-style-name="P8" draw:layer="layout" svg:width="0.114cm" svg:height="0.178cm" svg:x="5.522cm" svg:y="11.149cm" svg:viewBox="0 0 115 179" svg:d="M115 3c0-1-1-2-2-2-3 0-15 11-19 19-7-15-18-20-27-20-33 0-67 42-67 82 0 28 16 46 37 46 12 0 23-7 33-18-3 11-12 48-12 51-3 8-5 9-21 9-3 0-7 0-7 6 2 1 0 3 4 3 9 0 19-1 28-1 10 0 20 1 29 1 2 0 5 0 5-5 0-4-2-4-7-4-14 0-14-2-14-4s1-4 2-6c13-52 25-105 38-157zM38 122c-17 0-19-22-19-27 0-13 9-44 14-56 9-21 23-33 34-33 19 0 23 24 23 25 0 2-16 63-16 64-5 8-20 27-36 27z">
              <text:p/>
            </draw:path>
            <draw:path draw:style-name="gr40" draw:text-style-name="P8" draw:layer="layout" svg:width="0.115cm" svg:height="0.178cm" svg:x="5.963cm" svg:y="11.149cm" svg:viewBox="0 0 116 179" svg:d="M116 3c0-1-1-2-3-2-3 0-15 11-19 19-7-15-17-20-27-20-33 0-67 42-67 82 0 28 17 46 37 46 12 0 23-7 33-18-3 11-12 48-12 51-3 8-5 9-20 9-4 0-8 0-8 6 2 1 0 3 4 3 9 0 20-1 28-1 10 0 20 1 29 1 2 0 6 0 6-5 0-4-3-4-7-4-14 0-14-2-14-4s0-4 1-6c13-52 26-105 39-157zM38 122c-17 0-18-22-18-27 0-13 8-44 13-56 9-21 23-33 34-33 19 0 23 24 23 25 0 2-16 63-16 64-4 8-20 27-36 27z">
              <text:p/>
            </draw:path>
            <draw:path draw:style-name="gr40" draw:text-style-name="P8" draw:layer="layout" svg:width="0.115cm" svg:height="0.178cm" svg:x="6.403cm" svg:y="11.149cm" svg:viewBox="0 0 116 179" svg:d="M116 3c0-1-1-2-3-2-3 0-15 11-19 19-6-15-17-20-26-20-34 0-68 42-68 82 0 28 17 46 37 46 13 0 23-7 33-18-2 11-12 48-12 51-3 8-5 9-20 9-4 0-7 0-7 6 1 1 0 3 3 3 10 0 20-1 28-1 10 0 20 1 30 1 1 0 5 0 5-5 0-4-3-4-7-4-14 0-14-2-14-4s1-4 1-6c13-52 26-105 39-157zM38 122c-17 0-18-22-18-27 0-13 8-44 13-56 9-21 23-33 35-33 18 0 22 24 22 25 0 2-16 63-16 64-4 8-20 27-36 27z">
              <text:p/>
            </draw:path>
            <draw:path draw:style-name="gr40" draw:text-style-name="P8" draw:layer="layout" svg:width="0.115cm" svg:height="0.178cm" svg:x="6.873cm" svg:y="11.149cm" svg:viewBox="0 0 116 179" svg:d="M116 3c0-1-1-2-2-2-4 0-15 11-20 19-6-15-17-20-26-20-33 0-68 42-68 82 0 28 17 46 38 46 12 0 23-7 32-18-2 11-12 48-12 51-2 8-4 9-20 9-4 0-7 0-7 6 2 1 0 3 4 3 9 0 19-1 28-1 10 0 19 1 29 1 2 0 5 0 5-5 0-4-3-4-7-4-14 0-14-2-14-4s1-4 2-6c12-52 25-105 38-157zM38 122c-16 0-18-22-18-27 0-13 9-44 14-56 8-21 23-33 34-33 18 0 22 24 22 25 0 2-15 63-16 64-4 8-20 27-36 27z">
              <text:p/>
            </draw:path>
            <draw:path draw:style-name="gr5" draw:text-style-name="P3" draw:layer="layout" svg:width="0.147cm" svg:height="0.252cm" svg:x="4.074cm" svg:y="11.415cm" svg:viewBox="0 0 148 253" svg:d="M110 7c0-1 0-2 0-4-1-1 0-3-3-3s-3 1-5 6c-5 21-10 43-16 65-44 1-86 39-86 77 0 26 20 49 54 50-2 9-4 19-6 27-3 13-6 24-6 25 0 3 2 3 3 3s2 0 3-1c0-1 2-7 3-11 4-14 7-29 11-43 45 0 86-39 86-76 0-23-15-48-54-51 5-21 10-42 16-64zM56 193c-17-1-38-11-38-39 0-34 24-73 67-77-10 38-19 77-29 116zM92 77c22 1 38 14 38 39 0 33-25 74-67 77 10-39 19-78 29-116z">
              <text:p/>
            </draw:path>
            <draw:path draw:style-name="gr5" draw:text-style-name="P3" draw:layer="layout" svg:width="0.01cm" svg:height="0.337cm" svg:x="5.352cm" svg:y="11.374cm" svg:viewBox="0 0 11 338" svg:d="M6 338c-2 0-4 0-6 0 0-113 0-225 0-338 4 0 7 0 11 0 0 113 0 225 0 338-2 0-4 0-5 0z">
              <text:p/>
            </draw:path>
            <draw:path draw:style-name="gr5" draw:text-style-name="P3" draw:layer="layout" svg:width="0.01cm" svg:height="0.337cm" svg:x="5.352cm" svg:y="11.374cm" svg:viewBox="0 0 11 338" svg:d="M6 338c-2 0-4 0-6 0 0-113 0-225 0-338 4 0 7 0 11 0 0 113 0 225 0 338-2 0-4 0-5 0z">
              <text:p/>
            </draw:path>
            <draw:path draw:style-name="gr5" draw:text-style-name="P3" draw:layer="layout" svg:width="0.065cm" svg:height="0.28cm" svg:x="5.465cm" svg:y="11.4cm" svg:viewBox="0 0 66 281" svg:d="M66 278c0 0 0-1-5-6-35-35-44-89-44-132 0-49 10-98 45-133 4-3 4-4 4-5s-2-2-4-2-28 19-44 54c-14 32-18 63-18 86 0 22 3 56 19 88 17 34 41 53 43 53s4-1 4-3z">
              <text:p/>
            </draw:path>
            <draw:path draw:style-name="gr5" draw:text-style-name="P3" draw:layer="layout" svg:width="0.059cm" svg:height="0.187cm" svg:x="5.556cm" svg:y="11.422cm" svg:viewBox="0 0 60 188" svg:d="M40 64c-13 1-26 2-39 3 0 3 0 6 0 9 18 0 21 2 21 15 0 26 0 51 0 76 0 12-4 12-22 12 0 3 0 6 0 9 9 0 24-1 30-1 11 0 20 1 30 1 0-3 0-6 0-9-18 0-20-1-20-12 0-34 0-69 0-103zM42 15c0-9-8-15-16-15s-14 8-14 15 6 15 14 15 16-6 16-15z">
              <text:p/>
            </draw:path>
            <draw:path draw:style-name="gr5" draw:text-style-name="P3" draw:layer="layout" svg:width="0.141cm" svg:height="0.123cm" svg:x="5.634cm" svg:y="11.486cm" svg:viewBox="0 0 142 124" svg:d="M22 27c0 26 0 51 0 76 0 12-3 12-22 12 0 3 0 6 0 9 10 0 24-1 32-1 7 0 22 1 31 1 0-3 0-6 0-9-18 0-21 0-21-12 0-17 0-34 0-52 0-29 20-45 37-45 18 0 21 16 21 32 0 21 0 43 0 65 0 12-3 12-22 12 0 3 0 6 0 9 10 0 24-1 32-1s22 1 32 1c0-3 0-6 0-9-16 0-22 0-23-8 0-18 0-36 0-53 0-25 0-33-9-44-3-4-12-10-28-10-21 0-35 12-42 30 0-10 0-20 0-30-13 1-27 2-40 3 0 3 0 6 0 9 20 0 22 2 22 15z">
              <text:p/>
            </draw:path>
            <draw:path draw:style-name="gr5" draw:text-style-name="P3" draw:layer="layout" svg:width="0.137cm" svg:height="0.123cm" svg:x="5.779cm" svg:y="11.489cm" svg:viewBox="0 0 138 124" svg:d="M111 27c3-6 7-18 27-18 0-3 0-6 0-9-7 1-16 1-22 1s-19-1-24-1c0 3 0 6 0 9 10 0 14 6 14 12 0 2-1 3-2 6-10 24-19 48-29 72-10-26-21-52-32-78-1-4-1-4-1-5 0-7 11-7 16-7 0-3 0-6 0-9-8 0-24 1-31 1-8 0-19 0-27-1 0 3 0 6 0 9 18 0 18 1 22 10 14 33 28 66 41 99 2 4 2 6 6 6s5-2 5-6c13-30 25-60 37-91z">
              <text:p/>
            </draw:path>
            <draw:path draw:style-name="gr5" draw:text-style-name="P3" draw:layer="layout" svg:width="0.125cm" svg:height="0.128cm" svg:x="5.918cm" svg:y="11.485cm" svg:viewBox="0 0 126 129" svg:d="M82 105c1 11 8 22 22 22 6 0 22-4 22-26 0-6 0-11 0-16-2 0-4 0-6 0 0 5 0 10 0 16 0 16-7 17-10 17-10 0-11-12-11-13 0-19 0-38 0-56 0-12 0-23-10-34-11-11-25-15-39-15-23 0-42 13-42 32 0 8 6 13 13 13 8 0 13-6 13-13 0-3-1-13-15-13 8-10 22-13 31-13 14 0 30 11 30 36 0 4 0 7 0 11-14 1-34 1-52 9-21 10-28 24-28 37 0 23 27 30 45 30s31-11 37-24zM80 58c0 10 0 19 0 28 0 27-21 36-33 36-14 0-25-9-25-23 0-16 12-39 58-41z">
              <text:p/>
            </draw:path>
            <draw:path draw:style-name="gr5" draw:text-style-name="P3" draw:layer="layout" svg:width="0.061cm" svg:height="0.194cm" svg:x="6.055cm" svg:y="11.415cm" svg:viewBox="0 0 62 195" svg:d="M41 0c-14 1-27 2-41 3 0 3 0 6 0 9 20 0 22 2 22 16 0 49 0 98 0 146 0 12-3 12-22 12 0 3 0 6 0 9 10 0 24-1 31-1s21 1 31 1c0-3 0-6 0-9-18 0-21 0-21-12 0-58 0-116 0-174z">
              <text:p/>
            </draw:path>
            <draw:path draw:style-name="gr5" draw:text-style-name="P3" draw:layer="layout" svg:width="0.059cm" svg:height="0.187cm" svg:x="6.134cm" svg:y="11.422cm" svg:viewBox="0 0 60 188" svg:d="M41 64c-14 1-27 2-40 3 0 3 0 6 0 9 18 0 21 2 21 15 0 26 0 51 0 76 0 12-3 12-22 12 0 3 0 6 0 9 9 0 24-1 31-1 10 0 19 1 29 1 0-3 0-6 0-9-18 0-19-1-19-12 0-34 0-69 0-103zM42 15c0-9-8-15-16-15s-14 8-14 15 6 15 14 15 16-6 16-15z">
              <text:p/>
            </draw:path>
            <draw:path draw:style-name="gr5" draw:text-style-name="P3" draw:layer="layout" svg:width="0.137cm" svg:height="0.197cm" svg:x="6.212cm" svg:y="11.415cm" svg:viewBox="0 0 138 198" svg:d="M97 180c0 6 0 12 0 18 14-1 27-2 41-3 0-3 0-6 0-9-19 0-21-1-21-15 0-57 0-114 0-171-14 1-27 2-41 3 0 3 0 6 0 9 20 0 22 2 22 16 0 20 0 41 0 61-8-11-20-18-36-18-32 0-62 27-62 64 0 35 27 63 59 63 19 0 31-9 38-18zM97 105c0 19 0 38 0 57 0 5 0 6-3 11-8 13-21 19-33 19-13 0-23-7-30-18-7-12-8-28-8-39 0-10 1-27 9-40 6-9 17-17 32-17 10 0 22 4 30 16 3 5 3 5 3 11z">
              <text:p/>
            </draw:path>
            <draw:path draw:style-name="gr5" draw:text-style-name="P3" draw:layer="layout" svg:width="0.125cm" svg:height="0.128cm" svg:x="6.37cm" svg:y="11.485cm" svg:viewBox="0 0 126 129" svg:d="M82 105c1 11 8 22 22 22 6 0 22-4 22-26 0-6 0-11 0-16-2 0-4 0-6 0 0 5 0 10 0 16 0 16-7 17-10 17-10 0-11-12-11-13 0-19 0-38 0-56 0-12 0-23-10-34-11-11-25-15-39-15-23 0-42 13-42 32 0 8 6 13 13 13 8 0 13-6 13-13 0-3-1-13-15-13 8-10 22-13 31-13 14 0 30 11 30 36 0 4 0 7 0 11-14 1-34 1-52 9-21 10-28 24-28 37 0 23 27 30 45 30s31-11 37-24zM80 58c0 10 0 19 0 28 0 27-21 36-33 36-14 0-25-9-25-23 0-16 12-39 58-41z">
              <text:p/>
            </draw:path>
            <draw:path draw:style-name="gr5" draw:text-style-name="P3" draw:layer="layout" svg:width="0.087cm" svg:height="0.175cm" svg:x="6.504cm" svg:y="11.437cm" svg:viewBox="0 0 88 176" svg:d="M44 61c13 0 27 0 40 0 0-3 0-6 0-9-13 0-27 0-40 0 0-17 0-35 0-52-2 0-5 0-7 0-1 23-9 54-37 54 0 3 0 5 0 7 8 0 16 0 24 0 0 26 0 52 0 77 0 35 26 38 37 38 20 0 27-20 27-38 0-5 0-10 0-16-2 0-4 0-6 0 0 5 0 11 0 16 0 20-9 31-20 31-18 0-18-26-18-31 0-25 0-51 0-77z">
              <text:p/>
            </draw:path>
            <draw:path draw:style-name="gr5" draw:text-style-name="P3" draw:layer="layout" svg:width="0.108cm" svg:height="0.128cm" svg:x="6.616cm" svg:y="11.485cm" svg:viewBox="0 0 109 129" svg:d="M24 55c2-42 25-49 34-49 30 0 32 38 32 49-22 0-44 0-66 0zM23 61c26 0 52 0 79 0 6 0 7 0 7-6 0-28-15-55-51-55-32 0-58 29-58 64 0 38 30 65 62 65 34 0 47-31 47-37 0-2-3-3-3-3-3 0-4 1-4 4-10 29-36 29-38 29-14 0-26-8-32-19-9-13-9-32-9-42z">
              <text:p/>
            </draw:path>
            <draw:path draw:style-name="gr5" draw:text-style-name="P3" draw:layer="layout" svg:width="0.138cm" svg:height="0.181cm" svg:x="6.84cm" svg:y="11.483cm" svg:viewBox="0 0 139 182" svg:d="M139 6c0-2-1-6-5-6-8 4-16 4-25 13-4-5-14-13-30-13-49 0-79 45-79 83 0 35 26 47 49 47 13 0 25-6 30-9-3 14-7 28-10 42-1 4-2 5-3 5-4 1-8 1-12 1s-6 0-7 1c-1 2-1 5-2 7 0 1 1 5 5 5 10 0 20-1 30-1s21 1 31 1c2 0 7 0 7-8 0-5-4-5-7-5-4 0-9 0-12 0 13-55 27-109 40-163zM86 98c-2 4-2 4-5 8-9 8-21 13-31 13-17 0-19-15-19-21 0-15 10-49 15-60 8-20 22-28 33-28 17 0 23 14 23 16s0 4 0 4c-5 23-11 45-16 68z">
              <text:p/>
            </draw:path>
            <draw:path draw:style-name="gr5" draw:text-style-name="P3" draw:layer="layout" svg:width="0.065cm" svg:height="0.28cm" svg:x="7.005cm" svg:y="11.4cm" svg:viewBox="0 0 66 281" svg:d="M66 140c0-22-4-56-19-87-17-35-41-53-44-53-1 0-3 1-3 2s0 2 6 7c27 28 43 73 43 131 0 48-11 98-45 134-4 3-4 4-4 4 0 2 2 3 3 3 3 0 28-19 45-55 14-31 18-62 18-86z">
              <text:p/>
            </draw:path>
            <draw:path draw:style-name="gr5" draw:text-style-name="P3" draw:layer="layout" svg:width="3.198cm" svg:height="0.01cm" svg:x="3.98cm" svg:y="11.712cm" svg:viewBox="0 0 3199 11" svg:d="M1600 11c-534 0-1067 0-1600 0 0-4 0-7 0-11 1066 0 2133 0 3199 0 0 4 0 7 0 11-533 0-1066 0-1599 0z">
              <text:p/>
            </draw:path>
          </draw:g>
        </draw:g>
        <draw:g draw:style-name="gr4">
          <svg:title>TexMaths</svg:title>
          <svg:desc>10§display§| t(\bm{q},a) | \in \{0,1\}§svg§600§TRUE§</svg:desc>
          <draw:g>
            <draw:path draw:style-name="gr5" draw:text-style-name="P3" draw:layer="layout" svg:width="0.013cm" svg:height="0.349cm" svg:x="4.386cm" svg:y="7.152cm" svg:viewBox="0 0 14 350" svg:d="M14 13c0-6 0-13-7-13s-7 7-7 13c0 108 0 216 0 324 0 6 0 13 7 13s7-7 7-13c0-108 0-216 0-324z">
              <text:p/>
            </draw:path>
            <draw:path draw:style-name="gr5" draw:text-style-name="P3" draw:layer="layout" svg:width="0.107cm" svg:height="0.221cm" svg:x="4.45cm" svg:y="7.196cm" svg:viewBox="0 0 108 222" svg:d="M64 79c11 0 22 0 33 0 7 0 11 0 11-7 0-4-4-4-10-4-10 0-21 0-31 0 13-50 15-57 15-59 0-6-5-9-11-9-1 0-10 0-14 12-4 19-9 37-13 56-11 0-22 0-33 0-7 0-11 0-11 7 0 4 3 4 10 4 10 0 21 0 31 0-25 99-27 105-27 111 0 19 13 32 32 32 36 0 56-50 56-53s-2-3-4-3c-3 0-3 1-5 4-15 36-34 44-46 44-7 0-11-4-11-16 0-8 1-10 2-16 9-35 17-69 26-103z">
              <text:p/>
            </draw:path>
            <draw:path draw:style-name="gr5" draw:text-style-name="P3" draw:layer="layout" svg:width="0.08cm" svg:height="0.349cm" svg:x="4.604cm" svg:y="7.152cm" svg:viewBox="0 0 81 350" svg:d="M81 346c0-1 0-1-6-7-44-45-55-111-55-163 0-62 13-123 57-166 4-5 4-5 4-6 0-3-1-4-3-4-4 0-35 24-56 69-18 38-22 77-22 107 0 26 4 68 23 108 21 43 51 66 55 66 2 0 3-1 3-4z">
              <text:p/>
            </draw:path>
            <draw:path draw:style-name="gr5" draw:text-style-name="P3" draw:layer="layout" svg:width="0.174cm" svg:height="0.224cm" svg:x="4.721cm" svg:y="7.257cm" svg:viewBox="0 0 175 225" svg:d="M175 6c0-2-1-6-6-6-11 5-21 5-32 15-5-6-17-15-38-15-61 0-99 55-99 103 0 43 33 58 62 58 17 0 31-7 38-11-4 17-9 35-13 52-2 5-2 6-4 6-4 1-10 1-14 1-6 0-9 0-10 2-2 2-1 6-2 8 0 2 1 6 7 6 12 0 25-1 37-1 13 0 26 1 39 1 2 0 9 0 9-10 0-6-6-6-9-6-5 0-11 0-15-1 17-67 33-135 50-202zM108 121c-2 6-2 6-6 10-11 11-26 17-38 17-22 0-24-19-24-26 0-19 12-62 18-75 11-26 28-35 42-35 21 0 29 17 29 21 0 1 0 3 0 5-7 27-14 55-21 83z">
              <text:p/>
            </draw:path>
            <draw:path draw:style-name="gr5" draw:text-style-name="P3" draw:layer="layout" svg:width="0.04cm" svg:height="0.104cm" svg:x="4.939cm" svg:y="7.377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16cm" svg:height="0.158cm" svg:x="5.079cm" svg:y="7.26cm" svg:viewBox="0 0 161 159" svg:d="M117 23c-6-13-16-23-32-23-41 0-85 52-85 103 0 33 20 56 47 56 7 0 25-1 46-26 2 14 15 26 32 26 12 0 20-8 26-19 6-13 10-34 10-35 0-3-3-3-4-3-4 0-4 1-5 6-6 23-12 43-27 43-9 0-10-9-10-16 0-8 0-10 4-26 4-15 5-18 8-31 4-16 9-33 13-49 2-10 2-11 2-12 0-6-4-10-10-10-8 0-14 8-15 16zM94 113c-1 7-1 7-7 13-15 20-30 25-39 25-18 0-23-19-23-33 0-17 11-60 19-76 11-21 27-34 41-34 23 0 28 29 28 31s-1 4-1 6c-6 22-12 45-18 68z">
              <text:p/>
            </draw:path>
            <draw:path draw:style-name="gr5" draw:text-style-name="P3" draw:layer="layout" svg:width="0.08cm" svg:height="0.349cm" svg:x="5.271cm" svg:y="7.152cm" svg:viewBox="0 0 81 350" svg:d="M81 176c0-28-3-70-23-110-21-43-51-66-55-66-2 0-3 2-3 4 0 1 0 1 7 8 34 34 54 90 54 164 0 58-13 120-57 164-4 5-4 5-4 6 0 2 1 4 3 4 4 0 36-24 56-69 18-38 22-77 22-105z">
              <text:p/>
            </draw:path>
            <draw:path draw:style-name="gr5" draw:text-style-name="P3" draw:layer="layout" svg:width="0.013cm" svg:height="0.349cm" svg:x="5.429cm" svg:y="7.152cm" svg:viewBox="0 0 14 350" svg:d="M14 13c0-6 0-13-7-13s-7 7-7 13c0 108 0 216 0 324 0 6 0 13 7 13s7-7 7-13c0-108 0-216 0-324z">
              <text:p/>
            </draw:path>
            <draw:path draw:style-name="gr5" draw:text-style-name="P3" draw:layer="layout" svg:width="0.175cm" svg:height="0.201cm" svg:x="5.611cm" svg:y="7.226cm" svg:viewBox="0 0 176 202" svg:d="M163 109c6 0 13 0 13-7 0-8-7-8-13-8-50 0-99 0-149 0 5-46 45-80 94-80 18 0 37 0 55 0 6 0 13 0 13-7s-7-7-13-7c-18 0-37 0-55 0-60 0-108 45-108 102 0 56 48 100 108 100 18 0 37 0 55 0 6 0 13 0 13-7 0-6-7-6-13-6-18 0-37 0-55 0-49 0-89-34-94-80 50 0 99 0 149 0z">
              <text:p/>
            </draw:path>
            <draw:path draw:style-name="gr5" draw:text-style-name="P3" draw:layer="layout" svg:width="0.124cm" svg:height="0.349cm" svg:x="5.939cm" svg:y="7.152cm" svg:viewBox="0 0 125 350" svg:d="M74 47c0-14 9-37 47-39 2 0 4-2 4-4 0-4-3-4-7-4-35 0-67 18-68 44 0 26 0 53 0 80 0 14 0 25-14 36-12 11-25 11-33 12-2 0-3 1-3 4s2 3 5 3c24 2 41 13 44 31 1 3 1 4 1 17 0 23 0 46 0 69 0 15 0 26 17 39 14 11 37 15 51 15 4 0 7 0 7-4s-3-4-6-4c-22-1-39-13-44-30-1-4-1-4-1-17 0-24 0-49 0-74 0-16-3-22-14-32-7-7-18-11-27-13 28-9 41-25 41-45 0-28 0-56 0-84z">
              <text:p/>
            </draw:path>
            <draw:path draw:style-name="gr5" draw:text-style-name="P3" draw:layer="layout" svg:width="0.147cm" svg:height="0.239cm" svg:x="6.103cm" svg:y="7.182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5" draw:text-style-name="P3" draw:layer="layout" svg:width="0.04cm" svg:height="0.104cm" svg:x="6.295cm" svg:y="7.377cm" svg:viewBox="0 0 41 105" svg:d="M41 37c0-23-9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115cm" svg:height="0.231cm" svg:x="6.452cm" svg:y="7.18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5" draw:text-style-name="P3" draw:layer="layout" svg:width="0.124cm" svg:height="0.349cm" svg:x="6.622cm" svg:y="7.152cm" svg:viewBox="0 0 125 350" svg:d="M51 303c0 14-9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custom-shape draw:style-name="gr24" draw:text-style-name="P6" draw:layer="layout" svg:width="0.2cm" svg:height="0.2cm" svg:x="10.1cm" svg:y="7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2cm" svg:height="0.2cm" svg:x="11.7cm" svg:y="7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2cm" svg:height="0.2cm" svg:x="13.3cm" svg:y="7.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2cm" svg:height="0.2cm" svg:x="10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0.2cm" svg:height="0.2cm" svg:x="12.5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0.2cm" svg:height="0.2cm" svg:x="11.702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0.2cm" svg:height="0.2cm" svg:x="10.103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0.2cm" svg:height="0.2cm" svg:x="13.304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0.3cm" svg:y1="7.4cm" svg:x2="10.9cm" svg:y2="7.4cm">
          <text:p/>
        </draw:line>
        <draw:line draw:style-name="gr26" draw:text-style-name="P4" draw:layer="layout" svg:x1="11.1cm" svg:y1="7.4cm" svg:x2="11.7cm" svg:y2="7.4cm">
          <text:p/>
        </draw:line>
        <draw:line draw:style-name="gr26" draw:text-style-name="P4" draw:layer="layout" svg:x1="11.9cm" svg:y1="7.4cm" svg:x2="12.5cm" svg:y2="7.4cm">
          <text:p/>
        </draw:line>
        <draw:line draw:style-name="gr26" draw:text-style-name="P4" draw:layer="layout" svg:x1="12.7cm" svg:y1="7.4cm" svg:x2="13.3cm" svg:y2="7.4cm">
          <text:p/>
        </draw:line>
        <draw:line draw:style-name="gr26" draw:text-style-name="P4" draw:layer="layout" svg:x1="9.5cm" svg:y1="7.4cm" svg:x2="10.1cm" svg:y2="7.4cm">
          <text:p/>
        </draw:line>
        <draw:line draw:style-name="gr26" draw:text-style-name="P4" draw:layer="layout" svg:x1="13.5cm" svg:y1="7.4cm" svg:x2="14.1cm" svg:y2="7.4cm">
          <text:p/>
        </draw:line>
        <draw:line draw:style-name="gr26" draw:text-style-name="P4" draw:layer="layout" svg:x1="10.2cm" svg:y1="7.5cm" svg:x2="10.2cm" svg:y2="8.1cm">
          <text:p/>
        </draw:line>
        <draw:line draw:style-name="gr26" draw:text-style-name="P4" draw:layer="layout" svg:x1="11.8cm" svg:y1="7.5cm" svg:x2="11.8cm" svg:y2="8.1cm">
          <text:p/>
        </draw:line>
        <draw:line draw:style-name="gr26" draw:text-style-name="P4" draw:layer="layout" svg:x1="13.4cm" svg:y1="7.5cm" svg:x2="13.4cm" svg:y2="8.1cm">
          <text:p/>
        </draw:line>
        <draw:g draw:style-name="gr4">
          <svg:title>TexMaths</svg:title>
          <svg:desc>10§latex§\begin{align*}
&amp; s_{i} = (\bm{q}_{i}, d_i)
\end{align*} §svg§600§TRUE§</svg:desc>
          <draw:g>
            <draw:path draw:style-name="gr5" draw:text-style-name="P3" draw:layer="layout" svg:width="0.128cm" svg:height="0.158cm" svg:x="9.999cm" svg:y="5.863cm" svg:viewBox="0 0 129 159" svg:d="M119 24c-10 0-17 8-17 16 0 5 3 10 11 10 7 0 16-6 16-20 0-15-15-30-41-30-47 0-60 36-60 51 0 28 26 33 36 35 19 4 37 7 37 27 0 9-8 38-50 38-5 0-32 0-40-18 13 1 22-9 22-19 0-8-6-12-13-12-9 0-20 7-20 23 0 20 20 34 50 34 57 0 71-42 71-58 0-13-7-22-11-26-9-10-20-11-35-15-13-2-27-5-27-21 0-10 9-31 40-31 8 0 26 2 31 16z">
              <text:p/>
            </draw:path>
            <draw:path draw:style-name="gr5" draw:text-style-name="P3" draw:layer="layout" svg:width="0.074cm" svg:height="0.164cm" svg:x="10.157cm" svg:y="5.908cm" svg:viewBox="0 0 75 165" svg:d="M68 9c0-4-3-9-10-9-6 0-13 6-13 14 0 4 3 9 9 9 8 0 14-7 14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5" draw:text-style-name="P3" draw:layer="layout" svg:width="0.232cm" svg:height="0.082cm" svg:x="10.38cm" svg:y="5.889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5" draw:text-style-name="P3" draw:layer="layout" svg:width="0.081cm" svg:height="0.349cm" svg:x="10.765cm" svg:y="5.755cm" svg:viewBox="0 0 82 350" svg:d="M82 346c0-1 0-1-6-7-44-45-55-111-55-163 0-62 13-123 56-166 5-5 5-5 5-6 0-3-1-4-4-4s-35 24-55 69c-18 38-23 77-23 107 0 26 4 68 24 108 21 43 51 66 54 66s4-1 4-4z">
              <text:p/>
            </draw:path>
            <draw:path draw:style-name="gr5" draw:text-style-name="P3" draw:layer="layout" svg:width="0.174cm" svg:height="0.224cm" svg:x="10.882cm" svg:y="5.86cm" svg:viewBox="0 0 175 225" svg:d="M175 6c0-2-1-6-6-6-1 0-21 5-32 15-5-6-17-15-38-15-61 0-99 55-99 103 0 43 32 58 62 58 16 0 30-7 38-11-5 17-9 35-14 52-1 5-1 6-4 6-4 1-9 1-13 1-6 0-8 0-10 2s-2 6-3 8c0 2 2 6 7 6 12 0 25-1 37-1 13 0 27 1 39 1 3 0 10 0 10-10 0-6-6-6-10-6s-10 0-15-1c17-67 34-135 51-202zM107 121c-2 6-2 6-5 10-12 11-26 17-39 17-22 0-23-19-23-26 0-19 12-62 17-75 11-26 28-35 43-35 21 0 29 17 29 21 0 1 0 3-1 5-7 27-14 55-21 83z">
              <text:p/>
            </draw:path>
            <draw:path draw:style-name="gr5" draw:text-style-name="P3" draw:layer="layout" svg:width="0.074cm" svg:height="0.164cm" svg:x="11.068cm" svg:y="5.908cm" svg:viewBox="0 0 75 165" svg:d="M68 9c0-4-3-9-10-9-6 0-13 6-13 14 0 4 3 9 10 9s13-7 13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5" draw:text-style-name="P3" draw:layer="layout" svg:width="0.04cm" svg:height="0.104cm" svg:x="11.204cm" svg:y="5.98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3" draw:layer="layout" svg:width="0.166cm" svg:height="0.245cm" svg:x="11.344cm" svg:y="5.775cm" svg:viewBox="0 0 167 246" svg:d="M167 4c0-1 0-4-5-4s-38 3-44 4c-3 0-5 2-5 6 0 5 3 5 8 5 17 0 18 2 18 6 0 2-1 5-1 7-7 28-14 55-21 83-7-13-17-23-33-23-41 0-84 52-84 102 0 33 19 56 46 56 7 0 25-1 46-26 3 14 15 26 32 26 12 0 20-8 26-19 6-13 10-34 10-35 0-3-3-3-4-3-3 0-4 1-5 6-6 23-12 43-26 43-10 0-11-9-11-16 0-8 1-11 2-17 17-67 34-134 51-201zM94 200c-2 7-2 7-7 13-16 20-30 25-40 25-17 0-22-19-22-33 0-17 11-59 19-75 11-21 27-34 41-34 22 0 27 29 27 31s0 4-1 6c-6 22-11 45-17 67z">
              <text:p/>
            </draw:path>
            <draw:path draw:style-name="gr5" draw:text-style-name="P3" draw:layer="layout" svg:width="0.073cm" svg:height="0.164cm" svg:x="11.524cm" svg:y="5.908cm" svg:viewBox="0 0 74 165" svg:d="M68 9c0-4-3-9-10-9-6 0-14 6-14 14 0 4 4 9 10 9 7 0 14-7 14-14zM18 134c-1 3-2 6-2 10 0 12 10 21 23 21 25 0 35-34 35-37 0-4-3-4-4-4-3 0-3 2-4 5-6 19-17 29-26 29-5 0-6-3-6-8 0-6 1-11 4-16 2-7 5-13 7-20 3-5 11-28 12-31 1-2 2-5 2-8 0-11-10-20-23-20-25 0-36 33-36 37 0 3 3 3 4 3 4 0 4-1 5-4 6-21 17-30 26-30 4 0 6 2 6 9 0 6-1 9-8 25-5 13-10 26-15 39z">
              <text:p/>
            </draw:path>
            <draw:path draw:style-name="gr5" draw:text-style-name="P3" draw:layer="layout" svg:width="0.081cm" svg:height="0.349cm" svg:x="11.649cm" svg:y="5.755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 draw:style-name="gr4">
          <svg:title>TexMaths</svg:title>
          <svg:desc>10§display§s_i§svg§600§TRUE§</svg:desc>
          <draw:g>
            <draw:path draw:style-name="gr5" draw:text-style-name="P3" draw:layer="layout" svg:width="0.127cm" svg:height="0.157cm" svg:x="10.851cm" svg:y="7.023cm" svg:viewBox="0 0 128 158" svg:d="M118 24c-9 0-16 8-16 16 0 5 3 10 11 10 7 0 15-6 15-20 0-16-14-30-41-30-46 0-59 36-59 51 0 28 26 33 36 35 18 3 37 7 37 26 0 9-8 38-51 38-4 0-31 0-39-18 13 1 22-9 22-19 0-8-6-11-13-11-9 0-20 6-20 22 0 20 20 34 50 34 57 0 70-43 70-57 0-13-6-22-10-26-10-10-20-12-35-15-13-3-27-5-27-21 0-10 8-31 39-31 9 0 27 2 31 16z">
              <text:p/>
            </draw:path>
            <draw:path draw:style-name="gr5" draw:text-style-name="P3" draw:layer="layout" svg:width="0.073cm" svg:height="0.163cm" svg:x="11.008cm" svg:y="7.068cm" svg:viewBox="0 0 74 164" svg:d="M68 9c0-4-3-9-10-9s-14 6-14 13c0 5 3 10 10 10s14-7 14-14zM18 133c-1 3-3 6-3 10 0 12 10 21 24 21 24 0 35-34 35-38 0-3-3-3-4-3-3 0-4 2-5 4-5 20-16 30-26 30-5 0-6-3-6-8 0-6 2-11 4-16 3-7 5-13 8-20 2-6 11-27 12-30 1-2 2-5 2-8 0-11-10-21-24-21-24 0-35 34-35 38 0 3 3 3 4 3 3 0 3-1 4-4 7-21 17-30 26-30 4 0 7 2 7 9 0 5-2 9-8 24-5 13-10 26-15 39z">
              <text:p/>
            </draw:path>
          </draw:g>
        </draw:g>
        <draw:g draw:style-name="gr4">
          <svg:title>TexMaths</svg:title>
          <svg:desc>10§display§s_{i+1}§svg§600§TRUE§</svg:desc>
          <draw:g>
            <draw:path draw:style-name="gr5" draw:text-style-name="P3" draw:layer="layout" svg:width="0.128cm" svg:height="0.157cm" svg:x="12.452cm" svg:y="7.024cm" svg:viewBox="0 0 129 158" svg:d="M119 24c-10 0-17 8-17 16 0 5 3 10 11 10s16-6 16-20c0-15-15-30-42-30-46 0-59 36-59 51 0 28 26 33 36 35 19 4 37 7 37 27 0 9-8 37-50 37-5 0-32 0-40-18 13 2 22-8 22-18 0-8-6-12-13-12-9 0-20 7-20 23 0 19 20 33 50 33 57 0 71-41 71-57 0-13-7-22-11-26-10-10-20-11-35-14-13-3-27-6-27-22 0-10 9-31 39-31 9 0 27 2 32 16z">
              <text:p/>
            </draw:path>
            <draw:path draw:style-name="gr5" draw:text-style-name="P3" draw:layer="layout" svg:width="0.073cm" svg:height="0.163cm" svg:x="12.61cm" svg:y="7.069cm" svg:viewBox="0 0 74 164" svg:d="M68 9c0-4-3-9-10-9s-14 6-14 14c0 4 3 9 10 9s14-7 14-14zM18 133c-1 3-2 6-2 10 0 12 9 21 23 21 24 0 35-33 35-36s-3-3-4-3c-3 0-3 1-4 4-6 18-17 28-26 28-5 0-7-3-7-8 0-6 2-10 4-16 3-6 6-12 8-19 2-5 11-28 12-31 1-2 2-5 2-8 0-11-10-20-24-20-24 0-35 33-35 37 0 3 3 3 4 3 3 0 4-1 4-4 7-21 18-30 27-30 4 0 6 2 6 9 0 6-2 9-8 25-5 13-10 26-15 38z">
              <text:p/>
            </draw:path>
            <draw:path draw:style-name="gr5" draw:text-style-name="P3" draw:layer="layout" svg:width="0.179cm" svg:height="0.179cm" svg:x="12.715cm" svg:y="7.08cm" svg:viewBox="0 0 180 180" svg:d="M96 96c25 0 50 0 75 0 3 0 9 0 9-6s-5-6-9-6c-25 0-50 0-75 0 0-25 0-50 0-75 0-3 0-9-6-9s-6 6-6 9c0 25 0 50 0 75-25 0-50 0-75 0-3 0-9 0-9 6s5 6 9 6c25 0 50 0 75 0 0 25 0 50 0 75 0 3 0 9 6 9s6-6 6-9c0-25 0-50 0-75z">
              <text:p/>
            </draw:path>
            <draw:path draw:style-name="gr5" draw:text-style-name="P3" draw:layer="layout" svg:width="0.089cm" svg:height="0.161cm" svg:x="12.938cm" svg:y="7.069cm" svg:viewBox="0 0 90 162" svg:d="M56 7c0-7-1-7-7-7-16 15-38 16-49 16 0 3 0 5 0 8 6 0 23 0 36-7 0 42 0 84 0 125 0 8 0 11-24 11-3 0-7 0-10 0 0 3 0 6 0 9 5 0 35-1 44-1 7 0 38 1 44 1 0-3 0-6 0-9-3 0-7 0-10 0-24 0-24-3-24-11 0-45 0-90 0-135z">
              <text:p/>
            </draw:path>
          </draw:g>
        </draw:g>
        <draw:custom-shape draw:style-name="gr24" draw:text-style-name="P6" draw:layer="layout" svg:width="0.2cm" svg:height="0.2cm" svg:x="9.7cm" svg:y="8.1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9.9cm" svg:y1="8.2cm" svg:x2="10.1cm" svg:y2="8.2cm">
          <text:p/>
        </draw:line>
        <draw:custom-shape draw:style-name="gr24" draw:text-style-name="P6" draw:layer="layout" svg:width="0.2cm" svg:height="0.2cm" svg:x="11.301cm" svg:y="8.1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501cm" svg:y1="8.2cm" svg:x2="11.701cm" svg:y2="8.2cm">
          <text:p/>
        </draw:line>
        <draw:custom-shape draw:style-name="gr24" draw:text-style-name="P6" draw:layer="layout" svg:width="0.2cm" svg:height="0.2cm" svg:x="12.902cm" svg:y="8.1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3.102cm" svg:y1="8.2cm" svg:x2="13.302cm" svg:y2="8.2cm">
          <text:p/>
        </draw:line>
        <draw:g draw:style-name="gr4">
          <svg:title>TexMaths</svg:title>
          <svg:desc>10§display§x_i = (x^0_i, x^1_i)
\in \mathbb{B}^2§svg§600§TRUE§</svg:desc>
          <draw:g>
            <draw:path draw:style-name="gr5" draw:text-style-name="P3" draw:layer="layout" svg:width="0.174cm" svg:height="0.158cm" svg:x="9.999cm" svg:y="6.358cm" svg:viewBox="0 0 175 159" svg:d="M107 49c2-9 10-41 35-41 2 0 10 0 18 4-10 2-17 11-17 19 0 6 4 12 13 12 8 0 19-6 19-20 0-18-21-23-33-23-20 0-32 18-37 26-8-23-27-26-38-26-36 0-56 45-56 54 0 3 3 3 4 3 3 0 4 0 5-4 12-37 35-45 47-45 6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5" draw:text-style-name="P3" draw:layer="layout" svg:width="0.074cm" svg:height="0.164cm" svg:x="10.201cm" svg:y="6.403cm" svg:viewBox="0 0 75 165" svg:d="M68 9c0-4-3-9-10-9-6 0-13 6-13 13 0 4 3 10 10 10s13-7 13-14zM18 134c-1 3-2 6-2 10 0 12 10 21 23 21 25 0 36-34 36-38 0-3-3-2-4-3-4 0-4 2-5 4-6 20-16 30-26 30-5 0-6-3-6-9 0-5 2-10 4-15 2-7 5-14 8-20 2-6 11-28 12-31 0-3 1-6 1-8 0-11-10-21-23-21-25 0-36 34-36 38 0 3 3 2 4 3 4 0 4-1 5-4 6-21 17-30 26-30 4 0 6 2 6 9 0 5-1 9-7 24-5 13-11 26-16 40z">
              <text:p/>
            </draw:path>
            <draw:path draw:style-name="gr5" draw:text-style-name="P3" draw:layer="layout" svg:width="0.232cm" svg:height="0.081cm" svg:x="10.424cm" svg:y="6.384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5" draw:text-style-name="P3" draw:layer="layout" svg:width="0.08cm" svg:height="0.349cm" svg:x="10.81cm" svg:y="6.25cm" svg:viewBox="0 0 81 350" svg:d="M81 346c0-1 0-2-6-8-44-44-55-110-55-163 0-61 14-122 57-166 4-4 4-5 4-6 0-2-1-3-3-3-4 0-35 24-56 68-18 39-22 78-22 107 0 27 4 69 23 109 21 43 51 66 55 66 2 0 3-2 3-4z">
              <text:p/>
            </draw:path>
            <draw:path draw:style-name="gr5" draw:text-style-name="P3" draw:layer="layout" svg:width="0.174cm" svg:height="0.158cm" svg:x="10.922cm" svg:y="6.358cm" svg:viewBox="0 0 175 159" svg:d="M107 49c2-9 10-41 35-41 2 0 10 0 17 4-10 2-17 11-17 19 0 6 4 12 14 12 8 0 19-6 19-20 0-18-21-23-33-23-20 0-33 18-37 26-9-23-28-26-38-26-36 0-56 45-56 54 0 3 3 3 4 3 3 0 4 0 4-4 12-37 36-45 48-45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5" draw:text-style-name="P3" draw:layer="layout" svg:width="0.113cm" svg:height="0.167cm" svg:x="11.125cm" svg:y="6.205cm" svg:viewBox="0 0 114 168" svg:d="M114 85c0-27-3-47-14-64-8-11-23-21-43-21-57 0-57 67-57 85 0 17 0 83 57 83s57-66 57-83zM57 161c-11 0-26-7-31-27-3-14-3-34-3-52s0-37 3-51c5-19 21-24 31-24 14 0 26 8 31 22 4 13 4 31 4 53 0 18 0 36-3 51-5 23-22 28-32 28z">
              <text:p/>
            </draw:path>
            <draw:path draw:style-name="gr5" draw:text-style-name="P3" draw:layer="layout" svg:width="0.073cm" svg:height="0.164cm" svg:x="11.124cm" svg:y="6.436cm" svg:viewBox="0 0 74 165" svg:d="M68 9c0-4-3-9-10-9-6 0-14 6-14 13 0 4 4 10 10 10 7 0 14-7 14-14zM18 134c-1 3-2 6-2 10 0 12 10 21 23 21 25 0 35-34 35-38 0-3-2-2-3-3-4 0-4 2-5 4-6 20-17 30-26 30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5" draw:text-style-name="P3" draw:layer="layout" svg:width="0.04cm" svg:height="0.104cm" svg:x="11.3cm" svg:y="6.475cm" svg:viewBox="0 0 41 105" svg:d="M41 36c0-23-8-36-22-36-12 0-19 8-19 18s7 19 19 19c4 0 9-2 12-5 1 0 1-1 2-1 0 2 1 1 1 5 0 26-13 47-24 59-4 4-4 5-4 6 0 2 2 4 3 4 4 0 32-27 32-69z">
              <text:p/>
            </draw:path>
            <draw:path draw:style-name="gr5" draw:text-style-name="P3" draw:layer="layout" svg:width="0.174cm" svg:height="0.158cm" svg:x="11.435cm" svg:y="6.358cm" svg:viewBox="0 0 175 159" svg:d="M108 49c2-9 10-41 34-41 2 0 10 0 18 4-10 2-17 11-17 19 0 6 4 12 13 12 8 0 19-6 19-20 0-18-20-23-32-23-21 0-33 18-37 26-9-23-28-26-38-26-37 0-57 45-57 54 0 3 3 2 4 3 3 0 4 0 5-4 12-37 35-45 47-45 7 0 19 3 19 23 0 11-6 34-19 84-6 21-18 36-33 36-2 0-10 0-18-5 9-1 17-9 17-19 0-9-8-12-13-12-11 0-20 9-20 21 0 16 18 23 33 23 24 0 36-25 37-27 4 13 17 27 38 27 36 0 56-46 56-54 0-4-3-4-4-4-3 0-4 2-4 4-12 38-36 46-47 46-14 0-19-11-19-23 0-8 2-16 6-31 4-16 8-32 12-48z">
              <text:p/>
            </draw:path>
            <draw:path draw:style-name="gr5" draw:text-style-name="P3" draw:layer="layout" svg:width="0.088cm" svg:height="0.162cm" svg:x="11.653cm" svg:y="6.20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073cm" svg:height="0.164cm" svg:x="11.638cm" svg:y="6.436cm" svg:viewBox="0 0 74 165" svg:d="M68 9c0-4-3-9-10-9s-14 6-14 13c0 4 3 10 10 10s14-7 14-14zM17 134c-1 3-2 6-2 10 0 12 10 21 24 21 24 0 35-34 35-38 0-3-3-3-4-3-3 0-4 2-5 4-5 20-16 30-26 30-5 0-6-3-6-8 0-6 2-11 4-16 3-7 5-13 8-20 2-6 11-28 12-31 1-2 2-5 2-8 0-11-10-21-24-21-24 0-35 34-35 38 0 3 3 3 4 3 3 0 3-1 4-4 7-21 17-30 26-30 4 0 7 2 7 9 0 5-2 9-8 24-5 13-11 26-16 40z">
              <text:p/>
            </draw:path>
            <draw:path draw:style-name="gr5" draw:text-style-name="P3" draw:layer="layout" svg:width="0.08cm" svg:height="0.349cm" svg:x="11.804cm" svg:y="6.25cm" svg:viewBox="0 0 81 350" svg:d="M81 175c0-27-4-70-23-109-21-43-51-66-55-66-2 0-3 1-3 3 0 1 0 2 6 8 35 35 55 91 55 164 0 59-13 121-57 165-4 4-4 5-4 6 0 2 1 4 3 4 4 0 35-24 56-69 18-38 22-77 22-106z">
              <text:p/>
            </draw:path>
            <draw:path draw:style-name="gr5" draw:text-style-name="P3" draw:layer="layout" svg:width="0.175cm" svg:height="0.202cm" svg:x="12.047cm" svg:y="6.323cm" svg:viewBox="0 0 176 203" svg:d="M163 109c6 0 13 0 13-7s-7-7-13-7c-50 0-99 0-149 0 5-47 45-81 95-81 18 0 36 0 54 0 6 0 13 0 13-7s-7-7-13-7c-18 0-37 0-55 0-60 0-108 46-108 102s48 101 108 101c18 0 37 0 55 0 6 0 13 0 13-6 0-7-7-7-13-7-18 0-36 0-54 0-50 0-90-34-95-81 50 0 99 0 149 0z">
              <text:p/>
            </draw:path>
            <draw:path draw:style-name="gr5" draw:text-style-name="P3" draw:layer="layout" svg:width="0.214cm" svg:height="0.238cm" svg:x="12.353cm" svg:y="6.273cm" svg:viewBox="0 0 215 239" svg:d="M46 32c0-5 0-14-3-20 13 0 25 0 38 0-5 5-5 12-5 18 0 60 0 120 0 179 0 5 0 12 5 18-13 0-25 0-38 0 3-7 3-16 3-20 0-58 0-117 0-175zM141 105c12-11 15-29 15-44 0-24-8-39-16-48 24 3 49 12 49 47 0 22-24 40-48 45zM89 31c0-7 0-11 5-15 1-1 6-4 15-4 15 0 34 12 34 49 0 39-20 48-54 48 0-26 0-52 0-78zM162 111c20-10 39-28 39-51 0-49-40-60-83-60-35 0-71 0-106 0-7 0-12 0-12 6s6 6 11 6c21 0 22 3 22 20 0 58 0 116 0 174 0 18-1 21-23 21-4 0-10 0-10 6s5 6 12 6c35 0 69 0 104 0 43 0 99-17 99-65 0-36-27-56-53-63zM89 208c0-28 0-57 0-86 28 0 40 0 51 8 13 10 14 33 14 44 0 14-1 53-45 53-20 0-20-13-20-19zM151 222c13-14 16-32 16-48 0-24-6-42-20-54 33 5 55 24 55 54 0 26-21 41-51 48z">
              <text:p/>
            </draw:path>
            <draw:path draw:style-name="gr5" draw:text-style-name="P3" draw:layer="layout" svg:width="0.108cm" svg:height="0.162cm" svg:x="12.599cm" svg:y="6.205cm" svg:viewBox="0 0 109 163" svg:d="M109 118c-3 0-5 0-8 0-1 6-4 20-7 23-2 1-21 1-24 1-15 0-30 0-45 0 25-23 34-30 49-41 18-15 35-30 35-53 0-30-26-48-58-48-30 0-51 21-51 44 0 12 11 14 13 14 6 0 13-4 13-13 0-5-1-13-14-13 7-18 24-23 36-23 24 0 37 19 37 39 0 21-15 38-23 47-20 19-39 38-59 58-3 3-3 3-3 10 34 0 68 0 102 0 2-15 5-30 7-45z">
              <text:p/>
            </draw:path>
          </draw:g>
        </draw:g>
        <draw:g draw:style-name="gr4">
          <svg:title>TexMaths</svg:title>
          <svg:desc>10§display§x_i§svg§600§TRUE§</svg:desc>
          <draw:g>
            <draw:path draw:style-name="gr5" draw:text-style-name="P3" draw:layer="layout" svg:width="0.173cm" svg:height="0.157cm" svg:x="11.953cm" svg:y="8.125cm" svg:viewBox="0 0 174 158" svg:d="M107 49c2-9 10-41 34-41 1 0 10 0 17 4-10 2-17 11-17 19 0 6 4 12 14 12 7 0 19-6 19-20 0-18-21-23-33-23-19 0-32 19-36 27-9-23-28-27-38-27-36 0-56 45-56 54 0 3 3 3 4 3 3 0 4 0 5-3 12-38 35-46 47-46 6 0 19 3 19 23 0 11-6 35-19 83-6 21-18 36-34 36-2 0-10 0-17-4 9-2 16-10 16-19 0-10-7-13-13-13-10 0-19 9-19 21 0 16 18 23 33 23 23 0 36-25 37-27 4 13 17 27 38 27 35 0 55-45 55-53 0-4-3-4-5-4-3 0-3 2-4 4-12 37-34 45-46 45-13 0-19-11-19-23 0-8 2-15 6-30 4-16 8-32 12-48z">
              <text:p/>
            </draw:path>
            <draw:path draw:style-name="gr5" draw:text-style-name="P3" draw:layer="layout" svg:width="0.073cm" svg:height="0.163cm" svg:x="12.154cm" svg:y="8.17cm" svg:viewBox="0 0 74 164" svg:d="M68 9c0-4-3-9-10-9s-14 6-14 13c0 5 3 10 10 10s14-7 14-14zM18 133c-1 3-3 6-3 10 0 12 10 21 24 21 24 0 35-34 35-38 0-3-3-3-4-3-3 0-4 2-5 4-5 20-16 30-26 30-4 0-6-3-6-8 0-6 2-11 4-16 3-7 5-13 8-20 2-6 11-27 12-30 1-2 2-5 2-8 0-11-10-21-24-21-24 0-35 34-35 38 0 3 3 3 4 3 3 0 4-1 4-4 7-21 17-30 27-30 3 0 6 2 6 9 0 5-2 9-8 24-5 13-10 26-15 39z">
              <text:p/>
            </draw:path>
          </draw:g>
        </draw:g>
        <draw:g draw:style-name="gr4">
          <svg:title>TexMaths</svg:title>
          <svg:desc>10§display§x_{i-1}§svg§600§TRUE§</svg:desc>
          <draw:g>
            <draw:path draw:style-name="gr5" draw:text-style-name="P3" draw:layer="layout" svg:width="0.174cm" svg:height="0.157cm" svg:x="10.355cm" svg:y="8.127cm" svg:viewBox="0 0 175 158" svg:d="M107 49c2-9 10-41 35-41 1 0 10 0 17 4-10 2-17 11-17 19 0 6 4 12 14 12 7 0 19-6 19-20 0-18-21-23-33-23-20 0-33 19-37 27-9-23-27-27-38-27-36 0-56 45-56 54 0 3 3 3 4 3 3 0 4 0 5-3 12-38 35-46 47-46 6 0 19 3 19 23 0 11-6 35-19 83-6 21-18 36-34 36-2 0-10 0-17-4 9-2 16-10 16-19 0-10-7-13-13-13-10 0-19 9-19 21 0 16 18 23 33 23 23 0 36-25 37-27 4 13 17 27 38 27 36 0 56-45 56-53 0-4-3-4-4-4-4 0-4 2-5 4-12 37-35 45-47 45-13 0-19-11-19-23 0-8 2-15 6-30 4-16 8-32 12-48z">
              <text:p/>
            </draw:path>
            <draw:path draw:style-name="gr5" draw:text-style-name="P3" draw:layer="layout" svg:width="0.073cm" svg:height="0.163cm" svg:x="10.557cm" svg:y="8.172cm" svg:viewBox="0 0 74 164" svg:d="M68 9c0-4-3-9-10-9s-14 6-14 13c0 5 4 10 10 10 7 0 14-7 14-14zM18 133c-1 3-2 6-2 10 0 12 9 21 23 21 24 0 35-34 35-38 0-3-3-3-4-3-3 0-3 2-4 4-6 20-17 30-26 30-5 0-6-3-6-8 0-6 1-11 3-16 3-7 6-13 8-20 3-6 11-27 12-30 1-2 2-5 2-8 0-11-10-21-24-21-24 0-35 34-35 38 0 3 3 3 4 3 3 0 4-1 4-4 7-21 18-30 27-30 4 0 6 2 6 9 0 5-2 9-8 24-5 13-10 26-15 39z">
              <text:p/>
            </draw:path>
            <draw:path draw:style-name="gr5" draw:text-style-name="P3" draw:layer="layout" svg:width="0.165cm" svg:height="0.011cm" svg:x="10.67cm" svg:y="8.266cm" svg:viewBox="0 0 166 12" svg:d="M156 12c4 0 10 0 10-6s-6-6-10-6c-49 0-97 0-146 0-4 0-10 0-10 6s6 6 10 6c49 0 97 0 146 0z">
              <text:p/>
            </draw:path>
            <draw:path draw:style-name="gr5" draw:text-style-name="P3" draw:layer="layout" svg:width="0.088cm" svg:height="0.161cm" svg:x="10.89cm" svg:y="8.172cm" svg:viewBox="0 0 89 162" svg:d="M55 6c0-6 0-6-7-6-16 15-38 15-48 15 0 3 0 6 0 9 6 0 22 0 35-7 0 41 0 83 0 124 0 9 0 12-24 12-3 0-7 0-10 0 0 3 0 6 0 9 5-1 35-1 44-1 8 0 39 0 44 1 0-3 0-6 0-9-3 0-6 0-9 0-25 0-25-3-25-12 0-45 0-90 0-135z">
              <text:p/>
            </draw:path>
          </draw:g>
        </draw:g>
        <draw:g draw:style-name="gr4">
          <svg:title>TexMaths</svg:title>
          <svg:desc>10§display§x_{i+1}§svg§600§TRUE§</svg:desc>
          <draw:g>
            <draw:path draw:style-name="gr5" draw:text-style-name="P3" draw:layer="layout" svg:width="0.174cm" svg:height="0.156cm" svg:x="13.557cm" svg:y="8.129cm" svg:viewBox="0 0 175 157" svg:d="M107 49c2-9 10-41 35-41 1 0 10 0 17 4-10 2-17 11-17 19 0 6 4 12 14 12 7 0 19-6 19-20 0-18-21-23-33-23-20 0-33 19-37 27-9-24-27-27-38-27-36 0-56 45-56 54 0 3 3 3 4 3 3 0 4 0 5-3 12-38 35-46 47-46 6 0 19 3 19 23 0 11-6 34-19 83-6 21-18 36-34 36-2 0-10 0-17-5 9-2 16-9 16-19 0-8-7-11-13-11-10 0-19 8-19 19 0 16 18 23 33 23 23 0 36-24 37-26 4 13 17 26 38 26 36 0 56-44 56-52 0-4-3-4-4-4-4 0-4 2-5 4-12 36-35 45-47 45-13 0-19-11-19-23 0-8 2-15 6-30 4-16 8-32 12-48z">
              <text:p/>
            </draw:path>
            <draw:path draw:style-name="gr5" draw:text-style-name="P3" draw:layer="layout" svg:width="0.073cm" svg:height="0.163cm" svg:x="13.759cm" svg:y="8.174cm" svg:viewBox="0 0 74 164" svg:d="M68 9c0-4-3-9-10-9s-14 6-14 13c0 4 3 10 10 10s14-7 14-14zM18 132c-1 4-2 7-2 11 0 11 9 21 23 21 24 0 35-34 35-38 0-3-3-3-4-3-3 0-3 1-4 4-6 20-17 30-26 30-5 0-7-3-7-9s2-10 4-16c3-6 6-13 8-18 2-6 11-28 12-31s2-6 2-8c0-12-10-21-24-21-24 0-35 33-35 38 0 3 3 3 4 3 3 0 4-1 4-4 7-21 18-30 27-30 4 0 6 2 6 9 0 5-2 9-8 24-5 13-10 25-15 38z">
              <text:p/>
            </draw:path>
            <draw:path draw:style-name="gr5" draw:text-style-name="P3" draw:layer="layout" svg:width="0.179cm" svg:height="0.178cm" svg:x="13.864cm" svg:y="8.185cm" svg:viewBox="0 0 180 179" svg:d="M96 96c25 0 50 0 75 0 4 0 9 0 9-6s-5-6-9-6c-25 0-50 0-75 0 0-25 0-50 0-75 0-4 0-9-6-9s-6 5-6 9c0 25 0 50 0 75-25 0-50 0-75 0-3 0-9 0-9 6s5 6 9 6c25 0 50 0 75 0 0 24 0 49 0 74 0 3 0 9 6 9s6-6 6-9c0-25 0-50 0-74z">
              <text:p/>
            </draw:path>
            <draw:path draw:style-name="gr5" draw:text-style-name="P3" draw:layer="layout" svg:width="0.088cm" svg:height="0.161cm" svg:x="14.088cm" svg:y="8.173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line draw:style-name="gr26" draw:text-style-name="P4" draw:layer="layout" svg:x1="10.2cm" svg:y1="8.3cm" svg:x2="10.2cm" svg:y2="8.6cm">
          <text:p/>
        </draw:line>
        <draw:line draw:style-name="gr26" draw:text-style-name="P4" draw:layer="layout" svg:x1="11.8cm" svg:y1="8.3cm" svg:x2="11.8cm" svg:y2="8.6cm">
          <text:p/>
        </draw:line>
        <draw:line draw:style-name="gr26" draw:text-style-name="P4" draw:layer="layout" svg:x1="13.4cm" svg:y1="8.3cm" svg:x2="13.4cm" svg:y2="8.6cm">
          <text:p/>
        </draw:line>
      </draw:page>
      <draw:page draw:name="page2" draw:style-name="dp1" draw:master-page-name="Default">
        <draw:frame draw:style-name="gr1" draw:text-style-name="P1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42" draw:text-style-name="P2" draw:layer="layout" svg:width="3.118cm" svg:height="0.395cm" svg:x="16.608cm" svg:y="7.007cm">
          <draw:text-box>
            <text:p><text:span text:style-name="T2">info mapping: rate-1</text:span></text:p>
          </draw:text-box>
        </draw:frame>
        <draw:custom-shape draw:style-name="gr24" draw:text-style-name="P6" draw:layer="layout" svg:width="0.2cm" svg:height="0.2cm" svg:x="16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5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6cm" svg:y="8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7.101cm" svg:y1="7.6cm" svg:x2="17.701cm" svg:y2="7.6cm">
          <text:p/>
        </draw:line>
        <draw:frame draw:style-name="gr43" draw:text-style-name="P1" draw:layer="layout" svg:width="0.315cm" svg:height="0.319cm" svg:x="18.002cm" svg:y="7.401cm">
          <draw:text-box>
            <text:p><text:span text:style-name="T1">00</text:span></text:p>
          </draw:text-box>
        </draw:frame>
        <draw:frame draw:style-name="gr43" draw:text-style-name="P1" draw:layer="layout" svg:width="0.315cm" svg:height="0.319cm" svg:x="18.003cm" svg:y="7.702cm">
          <draw:text-box>
            <text:p><text:span text:style-name="T1">01</text:span></text:p>
          </draw:text-box>
        </draw:frame>
        <draw:frame draw:style-name="gr43" draw:text-style-name="P1" draw:layer="layout" svg:width="0.315cm" svg:height="0.319cm" svg:x="18.004cm" svg:y="8.003cm">
          <draw:text-box>
            <text:p><text:span text:style-name="T1">10</text:span></text:p>
          </draw:text-box>
        </draw:frame>
        <draw:frame draw:style-name="gr44" draw:text-style-name="P1" draw:layer="layout" svg:width="0.294cm" svg:height="0.319cm" svg:x="18.005cm" svg:y="8.304cm">
          <draw:text-box>
            <text:p><text:span text:style-name="T1">11</text:span></text:p>
          </draw:text-box>
        </draw:frame>
        <draw:line draw:style-name="gr26" draw:text-style-name="P4" draw:layer="layout" svg:x1="17.101cm" svg:y1="7.6cm" svg:x2="17.701cm" svg:y2="7.9cm">
          <text:p/>
        </draw:line>
        <draw:line draw:style-name="gr26" draw:text-style-name="P4" draw:layer="layout" svg:x1="17.101cm" svg:y1="7.6cm" svg:x2="17.701cm" svg:y2="8.2cm">
          <text:p/>
        </draw:line>
        <draw:line draw:style-name="gr26" draw:text-style-name="P4" draw:layer="layout" svg:x1="17.101cm" svg:y1="7.6cm" svg:x2="17.701cm" svg:y2="8.5cm">
          <text:p/>
        </draw:line>
        <draw:custom-shape draw:style-name="gr24" draw:text-style-name="P6" draw:layer="layout" svg:width="0.2cm" svg:height="0.2cm" svg:x="16.903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3cm" svg:y="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4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5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7.101cm" svg:y1="8.901cm" svg:x2="17.701cm" svg:y2="8.901cm">
          <text:p/>
        </draw:line>
        <draw:line draw:style-name="gr26" draw:text-style-name="P4" draw:layer="layout" svg:x1="17.101cm" svg:y1="8.901cm" svg:x2="17.701cm" svg:y2="9.201cm">
          <text:p/>
        </draw:line>
        <draw:line draw:style-name="gr26" draw:text-style-name="P4" draw:layer="layout" svg:x1="17.101cm" svg:y1="8.901cm" svg:x2="17.701cm" svg:y2="9.501cm">
          <text:p/>
        </draw:line>
        <draw:frame draw:style-name="gr43" draw:text-style-name="P1" draw:layer="layout" svg:width="0.315cm" svg:height="0.319cm" svg:x="18.003cm" svg:y="8.702cm">
          <draw:text-box>
            <text:p><text:span text:style-name="T1">00</text:span></text:p>
          </draw:text-box>
        </draw:frame>
        <draw:frame draw:style-name="gr43" draw:text-style-name="P1" draw:layer="layout" svg:width="0.315cm" svg:height="0.319cm" svg:x="18.004cm" svg:y="9.003cm">
          <draw:text-box>
            <text:p><text:span text:style-name="T1">01</text:span></text:p>
          </draw:text-box>
        </draw:frame>
        <draw:frame draw:style-name="gr45" draw:text-style-name="P1" draw:layer="layout" svg:width="0.269cm" svg:height="0.319cm" svg:x="18.005cm" svg:y="9.304cm">
          <draw:text-box>
            <text:p><text:span text:style-name="T1">1*</text:span></text:p>
          </draw:text-box>
        </draw:frame>
        <draw:custom-shape draw:style-name="gr24" draw:text-style-name="P6" draw:layer="layout" svg:width="0.2cm" svg:height="0.2cm" svg:x="16.903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3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4cm" svg:y="10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7.101cm" svg:y1="9.901cm" svg:x2="17.701cm" svg:y2="9.901cm">
          <text:p/>
        </draw:line>
        <draw:line draw:style-name="gr26" draw:text-style-name="P4" draw:layer="layout" svg:x1="17.101cm" svg:y1="9.901cm" svg:x2="17.701cm" svg:y2="10.201cm">
          <text:p/>
        </draw:line>
        <draw:frame draw:style-name="gr45" draw:text-style-name="P1" draw:layer="layout" svg:width="0.269cm" svg:height="0.319cm" svg:x="18.003cm" svg:y="9.702cm">
          <draw:text-box>
            <text:p><text:span text:style-name="T1">0*</text:span></text:p>
          </draw:text-box>
        </draw:frame>
        <draw:frame draw:style-name="gr45" draw:text-style-name="P1" draw:layer="layout" svg:width="0.269cm" svg:height="0.319cm" svg:x="18.004cm" svg:y="10.003cm">
          <draw:text-box>
            <text:p><text:span text:style-name="T1">1*</text:span></text:p>
          </draw:text-box>
        </draw:frame>
        <draw:custom-shape draw:style-name="gr24" draw:text-style-name="P6" draw:layer="layout" svg:width="0.2cm" svg:height="0.2cm" svg:x="16.904cm" svg:y="10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2cm" svg:height="0.2cm" svg:x="17.704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7.102cm" svg:y1="10.602cm" svg:x2="17.702cm" svg:y2="10.602cm">
          <text:p/>
        </draw:line>
        <draw:frame draw:style-name="gr46" draw:text-style-name="P1" draw:layer="layout" svg:width="0.222cm" svg:height="0.319cm" svg:x="18.004cm" svg:y="10.403cm">
          <draw:text-box>
            <text:p><text:span text:style-name="T1">**</text:span></text:p>
          </draw:text-box>
        </draw:frame>
        <draw:frame draw:style-name="gr47" draw:text-style-name="P1" draw:layer="layout" svg:width="1.416cm" svg:height="0.319cm" svg:x="17.307cm" svg:y="11.206cm">
          <draw:text-box>
            <text:p><text:span text:style-name="T1">(*: erasure)</text:span></text:p>
          </draw:text-box>
        </draw:frame>
        <draw:custom-shape draw:style-name="gr24" draw:text-style-name="P6" draw:layer="layout" svg:width="0.2cm" svg:height="0.2cm" svg:x="16.9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4" draw:layer="layout" svg:x1="17.101cm" svg:y1="11cm" svg:x2="17.301cm" svg:y2="10.9cm">
          <text:p/>
        </draw:line>
        <draw:line draw:style-name="gr27" draw:text-style-name="P4" draw:layer="layout" svg:x1="17.101cm" svg:y1="11cm" svg:x2="17.301cm" svg:y2="11cm">
          <text:p/>
        </draw:line>
        <draw:line draw:style-name="gr27" draw:text-style-name="P4" draw:layer="layout" svg:x1="17.101cm" svg:y1="11cm" svg:x2="17.301cm" svg:y2="11.1cm">
          <text:p/>
        </draw:line>
        <draw:frame draw:style-name="gr48" draw:text-style-name="P1" draw:layer="layout" svg:width="1.386cm" svg:height="0.319cm" svg:x="17.408cm" svg:y="10.807cm">
          <draw:text-box>
            <text:p><text:span text:style-name="T1">(invalidate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20:47.100785586</meta:creation-date>
    <dc:date>2024-07-01T07:28:25.970352594</dc:date>
    <meta:editing-duration>PT18H55M33S</meta:editing-duration>
    <meta:editing-cycles>111</meta:editing-cycles>
    <meta:generator>LibreOffice/7.5.3.2$MacOSX_X86_64 LibreOffice_project/9f56dff12ba03b9acd7730a5a481eea045e468f3</meta:generator>
    <meta:document-statistic meta:object-count="683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